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settings.xml" manifest:media-type="text/xml"/>
  <manifest:file-entry manifest:full-path="styles.xml" manifest:media-type="text/xml"/>
  <manifest:file-entry manifest:full-path="media/image2.jpg" manifest:media-type="image/jpe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80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0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2795in" svg:stroke-color="#385d8a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56">
      <style:graphic-properties draw:fill="solid" draw:fill-color="#5b9bd5" draw:opacity="100%" draw:stroke="solid" svg:stroke-width="0.01378in" svg:stroke-color="#41719c" svg:stroke-opacity="100%" draw:stroke-linejoin="miter" svg:stroke-linecap="butt" style:protect=""/>
    </style:style>
    <style:style style:family="text" style:name="a820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Arial Narrow" style:font-family-asian="Microsoft YaHei" style:font-family-complex="Lucida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8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1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Arial Narrow" style:font-family-asian="Microsoft YaHei" style:font-family-complex="Lucida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2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Arial Narrow" style:font-family-asian="Microsoft YaHei" style:font-family-complex="Lucida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4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Arial Narrow" style:font-family-asian="Microsoft YaHei" style:font-family-complex="Lucida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25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Arial Narrow" style:font-family-asian="Microsoft YaHei" style:font-family-complex="Lucida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26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Arial Narrow" style:font-family-asian="Microsoft YaHei" style:font-family-complex="Lucida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8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Arial Narrow" style:font-family-asian="Microsoft YaHei" style:font-family-complex="Lucida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29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Arial Narrow" style:font-family-asian="Microsoft YaHei" style:font-family-complex="Lucida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2">
      <style:graphic-properties fo:wrap-option="wrap" fo:padding-top="0.05in" fo:padding-bottom="0.05in" fo:padding-left="0.1in" fo:padding-right="0.1in" draw:textarea-vertical-align="middle" draw:textarea-horizontal-align="center" draw:fill="none" draw:stroke="dash" draw:stroke-dash="a841" svg:stroke-width="0.00354in" svg:stroke-color="#385d8a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843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Arial Narrow" style:font-family-asian="Microsoft YaHei" style:font-family-complex="Lucida Sans" style:font-family-generic="swiss" style:font-pitch="variable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8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5">
      <style:graphic-properties fo:wrap-option="wrap" fo:padding-top="0.05in" fo:padding-bottom="0.05in" fo:padding-left="0.1in" fo:padding-right="0.1in" draw:textarea-vertical-align="middle" draw:textarea-horizontal-align="left" draw:fill="solid" draw:fill-color="#ffffff" draw:opacity="100%" draw:stroke="solid" svg:stroke-width="0.02795in" svg:stroke-color="#00206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846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Arial Narrow" style:font-family-asian="Microsoft YaHei" style:font-family-complex="Calibri" style:font-family-generic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0">
      <style:text-properties fo:font-variant="normal" fo:text-transform="none" fo:color="#003399" style:text-line-through-type="none" style:text-line-through-style="none" style:text-line-through-width="auto" style:text-line-through-color="font-color" style:text-position="0% 100%" fo:font-family="Arial Narrow" style:font-family-asian="MS PGothic" style:font-family-complex="ＭＳ Ｐゴシック" style:font-family-generic="swiss" style:font-family-generic-asian="swiss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4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8">
      <style:graphic-properties fo:wrap-option="wrap" fo:padding-top="0.05in" fo:padding-bottom="0.05in" fo:padding-left="0.1in" fo:padding-right="0.1in" draw:textarea-vertical-align="middle" draw:textarea-horizontal-align="center" draw:fill="solid" draw:fill-color="#d9d9d9" draw:opacity="100%" draw:stroke="none" draw:auto-grow-width="false" draw:auto-grow-height="false"/>
      <style:paragraph-properties style:font-independent-line-spacing="false" style:writing-mode="lr-tb"/>
    </style:style>
    <style:style style:family="presentation" style:name="a8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asian="Microsoft YaHei" style:font-family-complex="Lucida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5">
      <style:graphic-properties fo:wrap-option="wrap" fo:padding-top="0.05in" fo:padding-bottom="0.05in" fo:padding-left="0.1in" fo:padding-right="0.1in" draw:textarea-vertical-align="middle" draw:textarea-horizontal-align="center" draw:fill="solid" draw:fill-color="#00b050" draw:opacity="100%" draw:stroke="solid" svg:stroke-width="0.02795in" svg:stroke-color="#1f497d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816" style:parent-style-name="Graphics">
      <style:graphic-properties draw:fill="none" fo:clip="rect(0in, 0in, 0in, 0in)" draw:stroke="none"/>
    </style:style>
    <style:style style:family="graphic" style:name="a8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817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Arial Narrow" style:font-family-asian="Microsoft YaHei" style:font-family-complex="Lucida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8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8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Arial Narrow" style:font-family-asian="Microsoft YaHei" style:font-family-complex="Lucida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1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Arial Narrow" style:font-family-asian="Microsoft YaHei" style:font-family-complex="Lucida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32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Arial Narrow" style:font-family-asian="Microsoft YaHei" style:font-family-complex="Lucida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4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Arial Narrow" style:font-family-asian="Microsoft YaHei" style:font-family-complex="Lucida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6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Arial Narrow" style:font-family-asian="Microsoft YaHei" style:font-family-complex="Lucida Sans" style:font-family-generic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number:date-style xmlns:number="urn:oasis:names:tc:opendocument:xmlns:datastyle:1.0" style:name="a85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body>
    <office:presentation>
      <draw:page draw:name="Slide23" draw:style-name="a806" draw:master-page-name="Master1-Layout2-obj-Titre-et-contenu" presentation:presentation-page-layout-name="Master1-PPL2" draw:id="Slide-256">
        <draw:custom-shape svg:x="0.2752in" svg:y="1.0248in" svg:width="9.40236in" svg:height="5.7311in" draw:id="id130" draw:style-name="a809" draw:name="Rectangle 1">
          <svg:title/>
          <svg:desc/>
          <text:p text:style-name="a808" text:class-names="" text:cond-style-name=""><text:span text:style-name="a80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31" presentation:style-name="a812" draw:name="Titre 1" svg:x="0.23425in" svg:y="-0.07795in" svg:width="9.76575in" svg:height="0.70315in" presentation:class="title" presentation:placeholder="false">
          <draw:text-box>
            <text:p text:style-name="a811" text:class-names="" text:cond-style-name=""><text:span text:style-name="a810" text:class-names="">Catalog</text:span></text:p>
          </draw:text-box>
          <svg:title/>
          <svg:desc/>
        </draw:frame>
        <draw:custom-shape svg:x="0.2752in" svg:y="0.71063in" svg:width="9.40236in" svg:height="0.35157in" draw:id="id132" draw:style-name="a815" draw:name="Rectangle 34">
          <svg:title/>
          <svg:desc/>
          <text:p text:style-name="a814" text:class-names="" text:cond-style-name=""><text:span text:style-name="a813" text:class-names="">[ProductName]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33" draw:style-name="a816" draw:name="Picture 2" svg:x="0.87756in" svg:y="3.32598in" svg:width="3.20472in" svg:height="3.20472in" style:rel-width="scale" style:rel-height="scale">
          <draw:image xlink:href="media/image1.png" xlink:type="simple" xlink:show="embed" xlink:actuate="onLoad"/>
          <svg:title>sheet_image</svg:title>
          <svg:desc/>
        </draw:frame>
        <draw:custom-shape svg:x="4.68504in" svg:y="3.18425in" svg:width="4.3311in" svg:height="1.73189in" draw:id="id134" draw:style-name="a838" draw:name="Rectangle 19">
          <svg:title/>
          <svg:desc/>
          <text:p text:style-name="a819" text:class-names="" text:cond-style-name=""><text:span text:style-name="a817" text:class-names="">GLN :<text:s text:c="1"/></text:span><text:span text:style-name="a818" text:class-names="">[GLN]</text:span></text:p>
          <text:p text:style-name="a823" text:class-names="" text:cond-style-name=""><text:span text:style-name="a820" text:class-names="">Product Suplier</text:span><text:span text:style-name="a821" text:class-names="">:<text:s text:c="1"/></text:span><text:span text:style-name="a822" text:class-names="">[ProductSupplier]</text:span></text:p>
          <text:p text:style-name="a827" text:class-names="" text:cond-style-name=""><text:span text:style-name="a824" text:class-names="">GTIN<text:s text:c="1"/></text:span><text:span text:style-name="a825" text:class-names="">:<text:s text:c="1"/></text:span><text:span text:style-name="a826" text:class-names="">[GTIN]</text:span></text:p>
          <text:p text:style-name="a830" text:class-names="" text:cond-style-name=""><text:span text:style-name="a828" text:class-names="">Weight:<text:s text:c="1"/></text:span><text:span text:style-name="a829" text:class-names="">[ProductNetContent]</text:span></text:p>
          <text:p text:style-name="a833" text:class-names="" text:cond-style-name=""><text:span text:style-name="a831" text:class-names="">Region Constraints:<text:s text:c="1"/></text:span><text:span text:style-name="a832" text:class-names="">[RegionConstraints]</text:span></text:p>
          <text:p text:style-name="a835" text:class-names="" text:cond-style-name=""><text:span text:style-name="a834" text:class-names=""/></text:p>
          <text:p text:style-name="a837" text:class-names="" text:cond-style-name=""><text:span text:style-name="a83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44213in" svg:y="3.18465in" svg:width="4.08543in" svg:height="3.48031in" draw:id="id135" draw:style-name="a842" draw:name="Rectangle 33">
          <svg:title/>
          <svg:desc/>
          <text:p text:style-name="a840" text:class-names="" text:cond-style-name=""><text:span text:style-name="a83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44213in" svg:y="1.63583in" svg:width="9.04646in" svg:height="1.44606in" draw:id="id136" draw:style-name="a845" draw:name="Rectangle à coins arrondis 35">
          <svg:title/>
          <svg:desc/>
          <text:p text:style-name="a844" text:class-names="" text:cond-style-name=""><text:span text:style-name="a843" text:class-names="">[Description]</text:span></text:p>
          <draw:enhanced-geometry xmlns:dr3d="urn:oasis:names:tc:opendocument:xmlns:dr3d:1.0" draw:path-stretchpoint-x="21600" draw:path-stretchpoint-y="21600" draw:type="non-primitive" svg:viewBox="0 0 21600 21600" draw:enhanced-path="M ?f15 ?f11 A ?f131 ?f132 ?f133 ?f134 ?f15 ?f11 ?f128 ?f130  W ?f135 ?f136 ?f137 ?f138 ?f15 ?f11 ?f128 ?f130 L ?f11 ?f44 A ?f178 ?f179 ?f180 ?f181 ?f11 ?f44 ?f175 ?f177  W ?f182 ?f183 ?f184 ?f185 ?f11 ?f44 ?f175 ?f177 L ?f45 ?f35 A ?f225 ?f226 ?f227 ?f228 ?f45 ?f35 ?f222 ?f224  W ?f229 ?f230 ?f231 ?f232 ?f45 ?f35 ?f222 ?f224 L ?f34 ?f15 A ?f272 ?f273 ?f274 ?f275 ?f34 ?f15 ?f269 ?f271  W ?f276 ?f277 ?f278 ?f279 ?f34 ?f15 ?f269 ?f271 Z N" draw:text-areas="?f89 ?f89 ?f90 ?f91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0 - ?f2"/>
            <draw:equation draw:name="f15" draw:formula="?f11 + ?f11"/>
            <draw:equation draw:name="f16" draw:formula="abs(?f11)"/>
            <draw:equation draw:name="f17" draw:formula="?f12 * ?f13"/>
            <draw:equation draw:name="f18" draw:formula="?f11 - ?f15"/>
            <draw:equation draw:name="f19" draw:formula="if(?f11, ?f14, ?f2)"/>
            <draw:equation draw:name="f20" draw:formula="if(?f11, ?f2, ?f14)"/>
            <draw:equation draw:name="f21" draw:formula="?f8 / 21600"/>
            <draw:equation draw:name="f22" draw:formula="?f7 / 21600"/>
            <draw:equation draw:name="f23" draw:formula="21600 * ?f8"/>
            <draw:equation draw:name="f24" draw:formula="21600 * ?f7"/>
            <draw:equation draw:name="f25" draw:formula="0 - ?f17"/>
            <draw:equation draw:name="f26" draw:formula="abs(?f18)"/>
            <draw:equation draw:name="f27" draw:formula="if(?f18, ?f14, ?f2)"/>
            <draw:equation draw:name="f28" draw:formula="if(?f18, ?f2, ?f14)"/>
            <draw:equation draw:name="f29" draw:formula="if(?f18, ?f0, ?f2)"/>
            <draw:equation draw:name="f30" draw:formula="if(?f18, ?f2, ?f0)"/>
            <draw:equation draw:name="f31" draw:formula="if(?f18, 0, ?f1)"/>
            <draw:equation draw:name="f32" draw:formula="if(?f18, ?f1, 0)"/>
            <draw:equation draw:name="f33" draw:formula="min(?f22, ?f21)"/>
            <draw:equation draw:name="f34" draw:formula="?f23 / ?f9"/>
            <draw:equation draw:name="f35" draw:formula="?f24 / ?f9"/>
            <draw:equation draw:name="f36" draw:formula="?f25 * ?f1"/>
            <draw:equation draw:name="f37" draw:formula="if(?f18, ?f30, ?f29)"/>
            <draw:equation draw:name="f38" draw:formula="if(?f18, ?f29, ?f30)"/>
            <draw:equation draw:name="f39" draw:formula="if(?f11, ?f28, ?f27)"/>
            <draw:equation draw:name="f40" draw:formula="?f36 / ?f10"/>
            <draw:equation draw:name="f41" draw:formula="if(?f11, ?f38, ?f37)"/>
            <draw:equation draw:name="f42" draw:formula="?f26 * ?f33"/>
            <draw:equation draw:name="f43" draw:formula="?f16 * ?f33"/>
            <draw:equation draw:name="f44" draw:formula="?f35 - ?f11"/>
            <draw:equation draw:name="f45" draw:formula="?f34 - ?f11"/>
            <draw:equation draw:name="f46" draw:formula="?f40 - ?f2"/>
            <draw:equation draw:name="f47" draw:formula="?f35 - ?f44"/>
            <draw:equation draw:name="f48" draw:formula="?f34 - ?f45"/>
            <draw:equation draw:name="f49" draw:formula="?f44 - ?f35"/>
            <draw:equation draw:name="f50" draw:formula="?f45 - ?f34"/>
            <draw:equation draw:name="f51" draw:formula="abs(?f47)"/>
            <draw:equation draw:name="f52" draw:formula="if(?f47, 0, ?f1)"/>
            <draw:equation draw:name="f53" draw:formula="if(?f47, ?f1, 0)"/>
            <draw:equation draw:name="f54" draw:formula="if(?f47, ?f19, ?f20)"/>
            <draw:equation draw:name="f55" draw:formula="abs(?f48)"/>
            <draw:equation draw:name="f56" draw:formula="abs(?f49)"/>
            <draw:equation draw:name="f57" draw:formula="if(?f48, ?f14, ?f2)"/>
            <draw:equation draw:name="f58" draw:formula="if(?f48, ?f2, ?f14)"/>
            <draw:equation draw:name="f59" draw:formula="if(?f48, ?f0, ?f2)"/>
            <draw:equation draw:name="f60" draw:formula="if(?f48, ?f2, ?f0)"/>
            <draw:equation draw:name="f61" draw:formula="abs(?f50)"/>
            <draw:equation draw:name="f62" draw:formula="if(?f50, ?f14, ?f2)"/>
            <draw:equation draw:name="f63" draw:formula="if(?f50, ?f2, ?f14)"/>
            <draw:equation draw:name="f64" draw:formula="if(?f50, ?f32, ?f31)"/>
            <draw:equation draw:name="f65" draw:formula="if(?f50, ?f31, ?f32)"/>
            <draw:equation draw:name="f66" draw:formula="if(?f11, ?f53, ?f52)"/>
            <draw:equation draw:name="f67" draw:formula="if(?f11, ?f52, ?f53)"/>
            <draw:equation draw:name="f68" draw:formula="if(?f48, ?f60, ?f59)"/>
            <draw:equation draw:name="f69" draw:formula="if(?f48, ?f59, ?f60)"/>
            <draw:equation draw:name="f70" draw:formula="if(?f49, ?f58, ?f57)"/>
            <draw:equation draw:name="f71" draw:formula="if(?f18, ?f64, ?f65)"/>
            <draw:equation draw:name="f72" draw:formula="if(?f18, ?f62, ?f63)"/>
            <draw:equation draw:name="f73" draw:formula="?f51 * ?f33"/>
            <draw:equation draw:name="f74" draw:formula="?f55 * ?f33"/>
            <draw:equation draw:name="f75" draw:formula="?f56 * ?f33"/>
            <draw:equation draw:name="f76" draw:formula="?f61 * ?f33"/>
            <draw:equation draw:name="f77" draw:formula="if(?f47, ?f66, ?f67)"/>
            <draw:equation draw:name="f78" draw:formula="if(?f49, ?f69, ?f68)"/>
            <draw:equation draw:name="f79" draw:formula="?f46 + ?f2"/>
            <draw:equation draw:name="f80" draw:formula="?f79 * ?f10 / ?f1"/>
            <draw:equation draw:name="f81" draw:formula="0 - ?f80"/>
            <draw:equation draw:name="f82" draw:formula="sin(?f81)"/>
            <draw:equation draw:name="f83" draw:formula="0 - ?f82"/>
            <draw:equation draw:name="f84" draw:formula="?f83"/>
            <draw:equation draw:name="f85" draw:formula="0 - ?f84"/>
            <draw:equation draw:name="f86" draw:formula="?f11 * ?f85"/>
            <draw:equation draw:name="f87" draw:formula="?f86 * 3163"/>
            <draw:equation draw:name="f88" draw:formula="?f87 / 7636"/>
            <draw:equation draw:name="f89" draw:formula="?f11 + ?f88"/>
            <draw:equation draw:name="f90" draw:formula="?f34 - ?f88"/>
            <draw:equation draw:name="f91" draw:formula="?f35 - ?f88"/>
            <draw:equation draw:name="f92" draw:formula="21550000 - ?f39"/>
            <draw:equation draw:name="f93" draw:formula="if(?f92, ?f39, 21550000)"/>
            <draw:equation draw:name="f94" draw:formula="-21550000 - ?f93"/>
            <draw:equation draw:name="f95" draw:formula="if(?f94, -21550000, ?f93)"/>
            <draw:equation draw:name="f96" draw:formula="?f41 + ?f95"/>
            <draw:equation draw:name="f97" draw:formula="?f41 + ?f2"/>
            <draw:equation draw:name="f98" draw:formula="?f97 * ?f10 / ?f1"/>
            <draw:equation draw:name="f99" draw:formula="0 - ?f98"/>
            <draw:equation draw:name="f100" draw:formula="cos(?f99)"/>
            <draw:equation draw:name="f101" draw:formula="0 - ?f100"/>
            <draw:equation draw:name="f102" draw:formula="?f101 * ?f42"/>
            <draw:equation draw:name="f103" draw:formula="sin(?f99)"/>
            <draw:equation draw:name="f104" draw:formula="0 - ?f103"/>
            <draw:equation draw:name="f105" draw:formula="?f104 * ?f43"/>
            <draw:equation draw:name="f106" draw:formula="sqrt(?f102 * ?f102 + ?f105 * ?f105 + 0 * 0)"/>
            <draw:equation draw:name="f107" draw:formula="?f42 * ?f43 / ?f106"/>
            <draw:equation draw:name="f108" draw:formula="?f104 * ?f107"/>
            <draw:equation draw:name="f109" draw:formula="?f15 - ?f108"/>
            <draw:equation draw:name="f110" draw:formula="?f101 * ?f107"/>
            <draw:equation draw:name="f111" draw:formula="?f11 - ?f110"/>
            <draw:equation draw:name="f112" draw:formula="?f109 - ?f42"/>
            <draw:equation draw:name="f113" draw:formula="?f111 - ?f43"/>
            <draw:equation draw:name="f114" draw:formula="?f109 + ?f42"/>
            <draw:equation draw:name="f115" draw:formula="?f111 + ?f43"/>
            <draw:equation draw:name="f116" draw:formula="?f96 + ?f2"/>
            <draw:equation draw:name="f117" draw:formula="?f116 * ?f10 / ?f1"/>
            <draw:equation draw:name="f118" draw:formula="0 - ?f117"/>
            <draw:equation draw:name="f119" draw:formula="cos(?f118)"/>
            <draw:equation draw:name="f120" draw:formula="0 - ?f119"/>
            <draw:equation draw:name="f121" draw:formula="?f120 * ?f42"/>
            <draw:equation draw:name="f122" draw:formula="sin(?f118)"/>
            <draw:equation draw:name="f123" draw:formula="0 - ?f122"/>
            <draw:equation draw:name="f124" draw:formula="?f123 * ?f43"/>
            <draw:equation draw:name="f125" draw:formula="sqrt(?f121 * ?f121 + ?f124 * ?f124 + 0 * 0)"/>
            <draw:equation draw:name="f126" draw:formula="?f42 * ?f43 / ?f125"/>
            <draw:equation draw:name="f127" draw:formula="?f123 * ?f126"/>
            <draw:equation draw:name="f128" draw:formula="?f109 + ?f127"/>
            <draw:equation draw:name="f129" draw:formula="?f120 * ?f126"/>
            <draw:equation draw:name="f130" draw:formula="?f111 + ?f129"/>
            <draw:equation draw:name="f131" draw:formula="if(?f95, ?f15, ?f112)"/>
            <draw:equation draw:name="f132" draw:formula="if(?f95, ?f11, ?f113)"/>
            <draw:equation draw:name="f133" draw:formula="if(?f95, ?f15, ?f114)"/>
            <draw:equation draw:name="f134" draw:formula="if(?f95, ?f11, ?f115)"/>
            <draw:equation draw:name="f135" draw:formula="if(?f95, ?f112, ?f128)"/>
            <draw:equation draw:name="f136" draw:formula="if(?f95, ?f113, ?f130)"/>
            <draw:equation draw:name="f137" draw:formula="if(?f95, ?f114, ?f128)"/>
            <draw:equation draw:name="f138" draw:formula="if(?f95, ?f115, ?f130)"/>
            <draw:equation draw:name="f139" draw:formula="21550000 - ?f54"/>
            <draw:equation draw:name="f140" draw:formula="if(?f139, ?f54, 21550000)"/>
            <draw:equation draw:name="f141" draw:formula="-21550000 - ?f140"/>
            <draw:equation draw:name="f142" draw:formula="if(?f141, -21550000, ?f140)"/>
            <draw:equation draw:name="f143" draw:formula="?f77 + ?f142"/>
            <draw:equation draw:name="f144" draw:formula="?f77 + ?f2"/>
            <draw:equation draw:name="f145" draw:formula="?f144 * ?f10 / ?f1"/>
            <draw:equation draw:name="f146" draw:formula="0 - ?f145"/>
            <draw:equation draw:name="f147" draw:formula="cos(?f146)"/>
            <draw:equation draw:name="f148" draw:formula="0 - ?f147"/>
            <draw:equation draw:name="f149" draw:formula="?f148 * ?f43"/>
            <draw:equation draw:name="f150" draw:formula="sin(?f146)"/>
            <draw:equation draw:name="f151" draw:formula="0 - ?f150"/>
            <draw:equation draw:name="f152" draw:formula="?f151 * ?f73"/>
            <draw:equation draw:name="f153" draw:formula="sqrt(?f149 * ?f149 + ?f152 * ?f152 + 0 * 0)"/>
            <draw:equation draw:name="f154" draw:formula="?f43 * ?f73 / ?f153"/>
            <draw:equation draw:name="f155" draw:formula="?f151 * ?f154"/>
            <draw:equation draw:name="f156" draw:formula="?f11 - ?f155"/>
            <draw:equation draw:name="f157" draw:formula="?f148 * ?f154"/>
            <draw:equation draw:name="f158" draw:formula="?f44 - ?f157"/>
            <draw:equation draw:name="f159" draw:formula="?f156 - ?f43"/>
            <draw:equation draw:name="f160" draw:formula="?f158 - ?f73"/>
            <draw:equation draw:name="f161" draw:formula="?f156 + ?f43"/>
            <draw:equation draw:name="f162" draw:formula="?f158 + ?f73"/>
            <draw:equation draw:name="f163" draw:formula="?f143 + ?f2"/>
            <draw:equation draw:name="f164" draw:formula="?f163 * ?f10 / ?f1"/>
            <draw:equation draw:name="f165" draw:formula="0 - ?f164"/>
            <draw:equation draw:name="f166" draw:formula="cos(?f165)"/>
            <draw:equation draw:name="f167" draw:formula="0 - ?f166"/>
            <draw:equation draw:name="f168" draw:formula="?f167 * ?f43"/>
            <draw:equation draw:name="f169" draw:formula="sin(?f165)"/>
            <draw:equation draw:name="f170" draw:formula="0 - ?f169"/>
            <draw:equation draw:name="f171" draw:formula="?f170 * ?f73"/>
            <draw:equation draw:name="f172" draw:formula="sqrt(?f168 * ?f168 + ?f171 * ?f171 + 0 * 0)"/>
            <draw:equation draw:name="f173" draw:formula="?f43 * ?f73 / ?f172"/>
            <draw:equation draw:name="f174" draw:formula="?f170 * ?f173"/>
            <draw:equation draw:name="f175" draw:formula="?f156 + ?f174"/>
            <draw:equation draw:name="f176" draw:formula="?f167 * ?f173"/>
            <draw:equation draw:name="f177" draw:formula="?f158 + ?f176"/>
            <draw:equation draw:name="f178" draw:formula="if(?f142, ?f11, ?f159)"/>
            <draw:equation draw:name="f179" draw:formula="if(?f142, ?f44, ?f160)"/>
            <draw:equation draw:name="f180" draw:formula="if(?f142, ?f11, ?f161)"/>
            <draw:equation draw:name="f181" draw:formula="if(?f142, ?f44, ?f162)"/>
            <draw:equation draw:name="f182" draw:formula="if(?f142, ?f159, ?f175)"/>
            <draw:equation draw:name="f183" draw:formula="if(?f142, ?f160, ?f177)"/>
            <draw:equation draw:name="f184" draw:formula="if(?f142, ?f161, ?f175)"/>
            <draw:equation draw:name="f185" draw:formula="if(?f142, ?f162, ?f177)"/>
            <draw:equation draw:name="f186" draw:formula="21550000 - ?f70"/>
            <draw:equation draw:name="f187" draw:formula="if(?f186, ?f70, 21550000)"/>
            <draw:equation draw:name="f188" draw:formula="-21550000 - ?f187"/>
            <draw:equation draw:name="f189" draw:formula="if(?f188, -21550000, ?f187)"/>
            <draw:equation draw:name="f190" draw:formula="?f78 + ?f189"/>
            <draw:equation draw:name="f191" draw:formula="?f78 + ?f2"/>
            <draw:equation draw:name="f192" draw:formula="?f191 * ?f10 / ?f1"/>
            <draw:equation draw:name="f193" draw:formula="0 - ?f192"/>
            <draw:equation draw:name="f194" draw:formula="cos(?f193)"/>
            <draw:equation draw:name="f195" draw:formula="0 - ?f194"/>
            <draw:equation draw:name="f196" draw:formula="?f195 * ?f74"/>
            <draw:equation draw:name="f197" draw:formula="sin(?f193)"/>
            <draw:equation draw:name="f198" draw:formula="0 - ?f197"/>
            <draw:equation draw:name="f199" draw:formula="?f198 * ?f75"/>
            <draw:equation draw:name="f200" draw:formula="sqrt(?f196 * ?f196 + ?f199 * ?f199 + 0 * 0)"/>
            <draw:equation draw:name="f201" draw:formula="?f74 * ?f75 / ?f200"/>
            <draw:equation draw:name="f202" draw:formula="?f198 * ?f201"/>
            <draw:equation draw:name="f203" draw:formula="?f45 - ?f202"/>
            <draw:equation draw:name="f204" draw:formula="?f195 * ?f201"/>
            <draw:equation draw:name="f205" draw:formula="?f35 - ?f204"/>
            <draw:equation draw:name="f206" draw:formula="?f203 - ?f74"/>
            <draw:equation draw:name="f207" draw:formula="?f205 - ?f75"/>
            <draw:equation draw:name="f208" draw:formula="?f203 + ?f74"/>
            <draw:equation draw:name="f209" draw:formula="?f205 + ?f75"/>
            <draw:equation draw:name="f210" draw:formula="?f190 + ?f2"/>
            <draw:equation draw:name="f211" draw:formula="?f210 * ?f10 / ?f1"/>
            <draw:equation draw:name="f212" draw:formula="0 - ?f211"/>
            <draw:equation draw:name="f213" draw:formula="cos(?f212)"/>
            <draw:equation draw:name="f214" draw:formula="0 - ?f213"/>
            <draw:equation draw:name="f215" draw:formula="?f214 * ?f74"/>
            <draw:equation draw:name="f216" draw:formula="sin(?f212)"/>
            <draw:equation draw:name="f217" draw:formula="0 - ?f216"/>
            <draw:equation draw:name="f218" draw:formula="?f217 * ?f75"/>
            <draw:equation draw:name="f219" draw:formula="sqrt(?f215 * ?f215 + ?f218 * ?f218 + 0 * 0)"/>
            <draw:equation draw:name="f220" draw:formula="?f74 * ?f75 / ?f219"/>
            <draw:equation draw:name="f221" draw:formula="?f217 * ?f220"/>
            <draw:equation draw:name="f222" draw:formula="?f203 + ?f221"/>
            <draw:equation draw:name="f223" draw:formula="?f214 * ?f220"/>
            <draw:equation draw:name="f224" draw:formula="?f205 + ?f223"/>
            <draw:equation draw:name="f225" draw:formula="if(?f189, ?f45, ?f206)"/>
            <draw:equation draw:name="f226" draw:formula="if(?f189, ?f35, ?f207)"/>
            <draw:equation draw:name="f227" draw:formula="if(?f189, ?f45, ?f208)"/>
            <draw:equation draw:name="f228" draw:formula="if(?f189, ?f35, ?f209)"/>
            <draw:equation draw:name="f229" draw:formula="if(?f189, ?f206, ?f222)"/>
            <draw:equation draw:name="f230" draw:formula="if(?f189, ?f207, ?f224)"/>
            <draw:equation draw:name="f231" draw:formula="if(?f189, ?f208, ?f222)"/>
            <draw:equation draw:name="f232" draw:formula="if(?f189, ?f209, ?f224)"/>
            <draw:equation draw:name="f233" draw:formula="21550000 - ?f72"/>
            <draw:equation draw:name="f234" draw:formula="if(?f233, ?f72, 21550000)"/>
            <draw:equation draw:name="f235" draw:formula="-21550000 - ?f234"/>
            <draw:equation draw:name="f236" draw:formula="if(?f235, -21550000, ?f234)"/>
            <draw:equation draw:name="f237" draw:formula="?f71 + ?f236"/>
            <draw:equation draw:name="f238" draw:formula="?f71 + ?f2"/>
            <draw:equation draw:name="f239" draw:formula="?f238 * ?f10 / ?f1"/>
            <draw:equation draw:name="f240" draw:formula="0 - ?f239"/>
            <draw:equation draw:name="f241" draw:formula="cos(?f240)"/>
            <draw:equation draw:name="f242" draw:formula="0 - ?f241"/>
            <draw:equation draw:name="f243" draw:formula="?f242 * ?f76"/>
            <draw:equation draw:name="f244" draw:formula="sin(?f240)"/>
            <draw:equation draw:name="f245" draw:formula="0 - ?f244"/>
            <draw:equation draw:name="f246" draw:formula="?f245 * ?f42"/>
            <draw:equation draw:name="f247" draw:formula="sqrt(?f243 * ?f243 + ?f246 * ?f246 + 0 * 0)"/>
            <draw:equation draw:name="f248" draw:formula="?f76 * ?f42 / ?f247"/>
            <draw:equation draw:name="f249" draw:formula="?f245 * ?f248"/>
            <draw:equation draw:name="f250" draw:formula="?f34 - ?f249"/>
            <draw:equation draw:name="f251" draw:formula="?f242 * ?f248"/>
            <draw:equation draw:name="f252" draw:formula="?f15 - ?f251"/>
            <draw:equation draw:name="f253" draw:formula="?f250 - ?f76"/>
            <draw:equation draw:name="f254" draw:formula="?f252 - ?f42"/>
            <draw:equation draw:name="f255" draw:formula="?f250 + ?f76"/>
            <draw:equation draw:name="f256" draw:formula="?f252 + ?f42"/>
            <draw:equation draw:name="f257" draw:formula="?f237 + ?f2"/>
            <draw:equation draw:name="f258" draw:formula="?f257 * ?f10 / ?f1"/>
            <draw:equation draw:name="f259" draw:formula="0 - ?f258"/>
            <draw:equation draw:name="f260" draw:formula="cos(?f259)"/>
            <draw:equation draw:name="f261" draw:formula="0 - ?f260"/>
            <draw:equation draw:name="f262" draw:formula="?f261 * ?f76"/>
            <draw:equation draw:name="f263" draw:formula="sin(?f259)"/>
            <draw:equation draw:name="f264" draw:formula="0 - ?f263"/>
            <draw:equation draw:name="f265" draw:formula="?f264 * ?f42"/>
            <draw:equation draw:name="f266" draw:formula="sqrt(?f262 * ?f262 + ?f265 * ?f265 + 0 * 0)"/>
            <draw:equation draw:name="f267" draw:formula="?f76 * ?f42 / ?f266"/>
            <draw:equation draw:name="f268" draw:formula="?f264 * ?f267"/>
            <draw:equation draw:name="f269" draw:formula="?f250 + ?f268"/>
            <draw:equation draw:name="f270" draw:formula="?f261 * ?f267"/>
            <draw:equation draw:name="f271" draw:formula="?f252 + ?f270"/>
            <draw:equation draw:name="f272" draw:formula="if(?f236, ?f34, ?f253)"/>
            <draw:equation draw:name="f273" draw:formula="if(?f236, ?f15, ?f254)"/>
            <draw:equation draw:name="f274" draw:formula="if(?f236, ?f34, ?f255)"/>
            <draw:equation draw:name="f275" draw:formula="if(?f236, ?f15, ?f256)"/>
            <draw:equation draw:name="f276" draw:formula="if(?f236, ?f253, ?f269)"/>
            <draw:equation draw:name="f277" draw:formula="if(?f236, ?f254, ?f271)"/>
            <draw:equation draw:name="f278" draw:formula="if(?f236, ?f255, ?f269)"/>
            <draw:equation draw:name="f279" draw:formula="if(?f236, ?f256, ?f271)"/>
          </draw:enhanced-geometry>
        </draw:custom-shape>
        <draw:frame draw:id="id137" draw:style-name="a848" draw:name="Titolo 1" svg:x="0.30039in" svg:y="1.07244in" svg:width="9.34606in" svg:height="0.42126in">
          <draw:text-box>
            <text:p text:style-name="a847" text:class-names="" text:cond-style-name=""><text:span text:style-name="a846" text:class-names="">[BrandName]</text:span></text:p>
          </draw:text-box>
          <svg:title/>
          <svg:desc/>
        </draw:frame>
        <presentation:notes draw:style-name="a861">
          <draw:frame draw:id="id138" draw:style-name="a852" draw:name="Espace réservé de la date 2" svg:x="4.21102in" svg:y="0in" svg:width="3.22126in" svg:height="0.54291in">
            <draw:text-box>
              <text:p text:style-name="a851" text:class-names="" text:cond-style-name=""><text:span text:style-name="a849" text:class-names=""><text:date text:fixed="false" style:data-style-name="a850">2021/10/4</text:date></text:span></text:p>
            </draw:text-box>
            <svg:title/>
            <svg:desc/>
          </draw:frame>
          <draw:frame draw:id="id139" draw:style-name="a855" draw:name="Espace réservé du numéro de diapositive 6" svg:x="4.21102in" svg:y="10.31102in" svg:width="3.22126in" svg:height="0.54291in">
            <draw:text-box>
              <text:p text:style-name="a854" text:class-names="" text:cond-style-name=""><text:span text:style-name="a853" text:class-names=""><text:page-number style:num-format="1" text:fixed="false"/></text:span></text:p>
            </draw:text-box>
            <svg:title/>
            <svg:desc/>
          </draw:frame>
          <draw:page-thumbnail draw:page-number="1" svg:x="1.00347in" svg:y="0.81424in" svg:width="5.42708in" svg:height="4.07118in" presentation:class="page" draw:id="id140" presentation:style-name="a856" draw:name="Espace réservé de l'image des diapositives 1">
            <svg:title/>
            <svg:desc/>
          </draw:page-thumbnail>
          <draw:frame draw:id="id141" presentation:style-name="a857" draw:name="Espace réservé des commentaires 2" svg:x="0.74331in" svg:y="5.15669in" svg:width="5.94724in" svg:height="4.88504in" presentation:class="notes" presentation:placeholder="true">
            <draw:text-box/>
            <svg:title/>
            <svg:desc/>
          </draw:frame>
          <draw:frame draw:id="id142" draw:style-name="a860" draw:name="Espace réservé du numéro de diapositive 3" svg:x="4.21102in" svg:y="10.31102in" svg:width="3.22126in" svg:height="0.54291in">
            <draw:text-box>
              <text:p text:style-name="a859" text:class-names="" text:cond-style-name=""><text:span text:style-name="a858" text:class-names=""><text:page-number style:num-format="1" text:fixed="false"/></text:span></text:p>
            </draw:text-box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e de titre">
      <presentation:placeholder presentation:object="title" svg:x="0.75in" svg:y="2.32992in" svg:width="8.5in" svg:height="1.60748in"/>
      <presentation:placeholder presentation:object="subtitle" svg:x="1.5in" svg:y="4.25in" svg:width="7in" svg:height="1.91653in"/>
    </style:presentation-page-layout>
    <style:presentation-page-layout style:name="Master1-PPL2" style:display-name="Titre et contenu">
      <presentation:placeholder presentation:object="title" svg:x="0.23425in" svg:y="-0.07835in" svg:width="9.76575in" svg:height="0.70315in"/>
      <presentation:placeholder presentation:object="title" svg:x="0.3126in" svg:y="0.7811in" svg:width="9.3752in" svg:height="5.85945in"/>
      <presentation:placeholder presentation:object="object" svg:x="0.5in" svg:y="1.75472in" svg:width="8.99961in" svg:height="4.94961in"/>
    </style:presentation-page-layout>
    <style:presentation-page-layout style:name="Master1-PPL3" style:display-name="Titre de section">
      <presentation:placeholder presentation:object="title" svg:x="0.7811in" svg:y="2.73425in" svg:width="8.5in" svg:height="0.85945in"/>
    </style:presentation-page-layout>
    <style:presentation-page-layout style:name="Master1-PPL4" style:display-name="Deux contenus">
      <presentation:placeholder presentation:object="title" svg:x="0.23425in" svg:y="0in" svg:width="9.6874in" svg:height="0.54685in"/>
      <presentation:placeholder presentation:object="title" svg:x="0.48779in" svg:y="1.79331in" svg:width="4.41653in" svg:height="4.94961in"/>
      <presentation:placeholder presentation:object="title" svg:x="5.08346in" svg:y="1.75in" svg:width="4.41653in" svg:height="4.94961in"/>
    </style:presentation-page-layout>
    <style:presentation-page-layout style:name="Master1-PPL5" style:display-name="Comparaison">
      <presentation:placeholder presentation:object="title" svg:x="0.23425in" svg:y="0in" svg:width="9.6874in" svg:height="0.54685in"/>
      <presentation:placeholder presentation:object="outline" svg:x="0.5in" svg:y="1.67874in" svg:width="4.4185in" svg:height="0.69961in"/>
      <presentation:placeholder presentation:object="title" svg:x="0.5in" svg:y="2.37835in" svg:width="4.4185in" svg:height="4.32126in"/>
      <presentation:placeholder presentation:object="outline" svg:x="5.07992in" svg:y="1.67874in" svg:width="4.42008in" svg:height="0.69961in"/>
      <presentation:placeholder presentation:object="title" svg:x="5.07992in" svg:y="2.37835in" svg:width="4.42008in" svg:height="4.32126in"/>
    </style:presentation-page-layout>
    <style:presentation-page-layout style:name="Master1-PPL6" style:display-name="Titre seul">
      <presentation:placeholder presentation:object="title" svg:x="0.23425in" svg:y="0in" svg:width="9.6874in" svg:height="0.54685in"/>
    </style:presentation-page-layout>
    <style:presentation-page-layout style:name="Master1-PPL7" style:display-name="Vide"/>
    <style:presentation-page-layout style:name="Master1-PPL8" style:display-name="Contenu avec légende">
      <presentation:placeholder presentation:object="title" svg:x="0.5in" svg:y="0.29843in" svg:width="3.28976in" svg:height="1.27087in"/>
      <presentation:placeholder presentation:object="title" svg:x="3.90984in" svg:y="0.29843in" svg:width="5.59016in" svg:height="6.40118in"/>
      <presentation:placeholder presentation:object="outline" svg:x="0.5in" svg:y="1.56929in" svg:width="3.28976in" svg:height="5.13031in"/>
      <presentation:placeholder presentation:object="date-time" svg:x="0.5in" svg:y="6.95157in" svg:width="2.33346in" svg:height="0.39921in"/>
      <presentation:placeholder presentation:object="footer" svg:x="3.41653in" svg:y="6.95157in" svg:width="3.16653in" svg:height="0.39921in"/>
      <presentation:placeholder presentation:object="page-number" svg:x="7.16654in" svg:y="6.95157in" svg:width="2.33346in" svg:height="0.39921in"/>
    </style:presentation-page-layout>
    <style:presentation-page-layout style:name="Master1-PPL9" style:display-name="Image avec légende">
      <presentation:placeholder presentation:object="title" svg:x="1.96024in" svg:y="5.25in" svg:width="6in" svg:height="0.61969in"/>
      <presentation:placeholder presentation:object="title" svg:x="1.96024in" svg:y="0.67008in" svg:width="6in" svg:height="4.5in"/>
      <presentation:placeholder presentation:object="outline" svg:x="1.96024in" svg:y="5.86969in" svg:width="6in" svg:height="0.88031in"/>
      <presentation:placeholder presentation:object="date-time" svg:x="0.5in" svg:y="6.95157in" svg:width="2.33346in" svg:height="0.39921in"/>
      <presentation:placeholder presentation:object="footer" svg:x="3.41653in" svg:y="6.95157in" svg:width="3.16653in" svg:height="0.39921in"/>
      <presentation:placeholder presentation:object="page-number" svg:x="7.19606in" svg:y="7.10079in" svg:width="2.33346in" svg:height="0.39921in"/>
    </style:presentation-page-layout>
    <style:presentation-page-layout style:name="Master1-PPL10" style:display-name="Titre et texte vertical">
      <presentation:placeholder presentation:object="title" svg:x="0.23425in" svg:y="0in" svg:width="9.6874in" svg:height="0.54685in"/>
      <presentation:placeholder presentation:object="outline" svg:x="0.2189in" svg:y="0.70315in" svg:width="9in" svg:height="4.94961in"/>
      <presentation:placeholder presentation:object="date-time" svg:x="0.5in" svg:y="6.95157in" svg:width="2.33346in" svg:height="0.39921in"/>
      <presentation:placeholder presentation:object="footer" svg:x="3.41653in" svg:y="6.95157in" svg:width="3.16653in" svg:height="0.39921in"/>
      <presentation:placeholder presentation:object="page-number" svg:x="7.16654in" svg:y="6.95157in" svg:width="2.33346in" svg:height="0.39921in"/>
    </style:presentation-page-layout>
    <style:presentation-page-layout style:name="Master1-PPL11" style:display-name="Titre vertical et texte">
      <presentation:placeholder presentation:object="title" svg:x="7.25in" svg:y="0.30039in" svg:width="2.25in" svg:height="6.39921in"/>
      <presentation:placeholder presentation:object="outline" svg:x="0.5in" svg:y="0.30039in" svg:width="6.58346in" svg:height="6.39921in"/>
      <presentation:placeholder presentation:object="date-time" svg:x="0.5in" svg:y="6.95157in" svg:width="2.33346in" svg:height="0.39921in"/>
      <presentation:placeholder presentation:object="footer" svg:x="3.41653in" svg:y="6.95157in" svg:width="3.16653in" svg:height="0.39921in"/>
      <presentation:placeholder presentation:object="page-number" svg:x="7.16654in" svg:y="6.95157in" svg:width="2.33346in" svg:height="0.39921in"/>
    </style:presentation-page-layout>
    <style:presentation-page-layout style:name="Master1-PPL12" style:display-name="Titre et graphique ou organigramme hiérarchique">
      <presentation:placeholder presentation:object="title" svg:x="0.33346in" svg:y="0.33346in" svg:width="9.33346in" svg:height="1.08346in"/>
      <presentation:placeholder presentation:object="title" svg:x="0.33346in" svg:y="1.41654in" svg:width="9.33346in" svg:height="5.16654in"/>
      <presentation:placeholder presentation:object="page-number" svg:x="7.16654in" svg:y="6.95157in" svg:width="2.33346in" svg:height="0.39921in"/>
    </style:presentation-page-layout>
    <style:presentation-page-layout style:name="Master1-PPL13" style:display-name="Titre et tableau">
      <presentation:placeholder presentation:object="title" svg:x="0.19803in" svg:y="0.65276in" svg:width="9.61614in" svg:height="0.31614in"/>
      <presentation:placeholder presentation:object="title" svg:x="0.13386in" svg:y="1.84567in" svg:width="9.61614in" svg:height="1.33858in"/>
      <presentation:placeholder presentation:object="page-number" svg:x="9.54685in" svg:y="7.16496in" svg:width="0.20315in" svg:height="0.19961in"/>
    </style:presentation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stroke-dash draw:name="a841" draw:style="rect" draw:dots1="1" draw:dots1-length="0.00354in" draw:distance="0.00354in"/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2">
      <style:page-layout-properties fo:page-width="7.43403in" fo:page-height="10.8559in" style:print-orientation="portrait" style:register-truth-ref-style-name=""/>
    </style:page-layout>
    <style:page-layout style:name="pageLayout3">
      <style:page-layout-properties fo:page-width="7.43403in" fo:page-height="10.8559in" style:print-orientation="portrait" style:register-truth-ref-style-name=""/>
    </style:page-layout>
    <style:style style:family="paragraph" style:name="a21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1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4">
      <style:graphic-properties fo:wrap-option="wrap" fo:padding-top="0.05in" fo:padding-bottom="0.05in" fo:padding-left="0.1in" fo:padding-right="0.1in" draw:textarea-vertical-align="middle" draw:textarea-horizontal-align="center" draw:fill="solid" draw:fill-color="#1f497d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75">
      <style:graphic-properties draw:fill="none" draw:stroke="solid" svg:stroke-width="0.05551in" svg:stroke-color="#1f497d" svg:stroke-opacity="100%" draw:stroke-linejoin="miter" svg:stroke-linecap="butt"/>
    </style:style>
    <style:style style:family="paragraph" style:name="a440">
      <style:paragraph-properties fo:line-height="100%" fo:text-align="left" style:tab-stop-distance="1in" fo:margin-left="0.3752in" fo:margin-right="0in" fo:text-indent="-0.3752in" fo:margin-top="0.1111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asian="MS PGothic" style:font-family-complex="Lucida Sans" style:font-family-generic="swiss" style:font-family-generic-asian="swiss" style:font-pitch="variable" style:font-pitch-asian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44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 Narrow" style:font-family-asian="MS PGothic" style:font-family-complex="ＭＳ Ｐゴシック" style:font-family-generic="swiss" style:font-family-generic-asian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asian="Microsoft YaHei" style:font-family-complex="Lucida Sans" style:font-family-generic="swiss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100%" fo:text-align="left" style:tab-stop-distance="1in" fo:margin-left="0in" fo:margin-right="0in" fo:text-indent="0in" fo:margin-top="0.041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Tahoma" style:font-family-generic="swiss" style:font-family-generic-asian="swiss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22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82" style:parent-style-name="Graphics">
      <style:graphic-properties draw:fill="none" fo:clip="rect(0in, 0in, 0in, 0in)" draw:stroke="none"/>
    </style:style>
    <style:style style:family="drawing-page" style:name="a22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">
      <style:graphic-properties fo:wrap-option="wrap" fo:padding-top="0.05in" fo:padding-bottom="0.05in" fo:padding-left="0.1in" fo:padding-right="0.1in" draw:textarea-vertical-align="middle" draw:textarea-horizontal-align="center" draw:fill="solid" draw:fill-color="#1f497d" draw:opacity="100%" draw:stroke="none" draw:auto-grow-width="false" draw:auto-grow-height="false"/>
      <style:paragraph-properties style:font-independent-line-spacing="false" style:writing-mode="lr-tb"/>
    </style:style>
    <style:style style:family="presentation" style:name="a4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26">
      <style:graphic-properties fo:wrap-option="wrap" fo:padding-top="0.05in" fo:padding-bottom="0.05in" fo:padding-left="0.1in" fo:padding-right="0.1in" draw:textarea-vertical-align="middle" draw:textarea-horizontal-align="center" draw:fill="solid" draw:fill-color="#1f497d" draw:opacity="100%" draw:stroke="none" draw:auto-grow-width="false" draw:auto-grow-height="false"/>
      <style:paragraph-properties style:font-independent-line-spacing="false" style:writing-mode="lr-tb"/>
    </style:style>
    <style:style style:family="text" style:name="a86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Arial Narrow" style:font-family-asian="MS PGothic" style:font-family-complex="ＭＳ Ｐゴシック" style:font-family-generic="swiss" style:font-family-generic-asian="swiss" style:font-pitch="variable" style:font-pitch-asian="variable" style:font-pitch-complex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7">
      <style:graphic-properties draw:fill="none" draw:stroke="solid" svg:stroke-width="0.05551in" svg:stroke-color="#1f497d" svg:stroke-opacity="100%" draw:stroke-linejoin="miter" svg:stroke-linecap="butt"/>
    </style:style>
    <style:style style:family="paragraph" style:name="a8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asian="MS PGothic" style:font-family-complex="Lucida Sans" style:font-family-generic="swiss" style:font-family-generic-asian="swiss" style:font-pitch="variable" style:font-pitch-asian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 Narrow" style:font-family-asian="MS PGothic" style:font-family-complex="ＭＳ Ｐゴシック" style:font-family-generic="swiss" style:font-family-generic-asian="swiss" style:font-pitch="variable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Tahoma" style:font-family-generic="swiss" style:font-family-generic-asian="swiss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90">
      <style:paragraph-properties fo:line-height="100%" fo:text-align="center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asian="Microsoft YaHei" style:font-family-complex="Lucida Sans" style:font-family-generic="swiss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4" style:parent-style-name="Graphics">
      <style:graphic-properties draw:fill="none" fo:clip="rect(0in, 0in, 0in, 0in)" draw:stroke="none"/>
    </style:style>
    <style:style style:family="presentation" style:name="a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5">
      <style:text-properties fo:font-variant="normal" fo:text-transform="none" fo:color="#003399" style:text-line-through-type="none" style:text-line-through-style="none" style:text-line-through-width="auto" style:text-line-through-color="font-color" style:text-position="0% 100%" fo:font-family="Arial Narrow" style:font-family-asian="MS PGothic" style:font-family-complex="ＭＳ Ｐゴシック" style:font-family-generic="swiss" style:font-family-generic-asian="swiss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 Narrow" style:font-family-asian="MS PGothic" style:font-family-complex="ＭＳ Ｐゴシック" style:font-family-generic="swiss" style:font-family-generic-asian="swis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9">
      <style:paragraph-properties fo:line-height="100%" fo:text-align="left" style:tab-stop-distance="1in" fo:margin-left="0.3752in" fo:margin-right="0in" fo:text-indent="-0.3752in" fo:margin-top="0.09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">
      <style:graphic-properties draw:fill="none" draw:stroke="none"/>
    </style:style>
    <style:style style:family="presentation" style:name="a464">
      <style:graphic-properties draw:fill="none" draw:stroke="non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9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9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6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4">
      <style:graphic-properties fo:wrap-option="wrap" fo:padding-top="0.05in" fo:padding-bottom="0.05in" fo:padding-left="0.1in" fo:padding-right="0.1in" draw:textarea-vertical-align="middle" draw:textarea-horizontal-align="center" draw:fill="solid" draw:fill-color="#1f497d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695">
      <style:graphic-properties draw:fill="none" draw:stroke="solid" svg:stroke-width="0.05551in" svg:stroke-color="#1f497d" svg:stroke-opacity="100%" draw:stroke-linejoin="miter" svg:stroke-linecap="butt"/>
    </style:style>
    <style:style style:family="text" style:name="a6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asian="MS PGothic" style:font-family-complex="Lucida Sans" style:font-family-generic="swiss" style:font-family-generic-asian="swiss" style:font-pitch="variable" style:font-pitch-asian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6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asian="Microsoft YaHei" style:font-family-complex="Lucida Sans" style:font-family-generic="swiss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 Narrow" style:font-family-asian="MS PGothic" style:font-family-complex="ＭＳ Ｐゴシック" style:font-family-generic="swiss" style:font-family-generic-asian="swis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left" style:tab-stop-distance="1in" fo:margin-left="0.3752in" fo:margin-right="0in" fo:text-indent="-0.3752in" fo:margin-top="0.09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702" style:parent-style-name="Graphics">
      <style:graphic-properties draw:fill="none" fo:clip="rect(0in, 0in, 0in, 0in)" draw:stroke="none"/>
    </style:style>
    <style:style style:family="text" style:name="a703">
      <style:text-properties fo:font-variant="normal" fo:text-transform="none" fo:color="#003399" style:text-line-through-type="none" style:text-line-through-style="none" style:text-line-through-width="auto" style:text-line-through-color="font-color" style:text-position="0% 100%" fo:font-family="Arial Narrow" style:font-family-asian="MS PGothic" style:font-family-complex="ＭＳ Ｐゴシック" style:font-family-generic="swiss" style:font-family-generic-asian="swiss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6">
      <style:text-properties fo:font-variant="normal" fo:text-transform="none" fo:color="#003399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Tahoma" style:font-family-generic="swiss" style:font-family-generic-asian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3">
      <style:graphic-properties draw:fill="none" draw:stroke="none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8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8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19">
      <style:graphic-properties draw:fill="none" draw:stroke="none"/>
    </style:style>
    <style:style style:family="paragraph" style:name="a26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0">
      <style:graphic-properties fo:wrap-option="wrap" fo:padding-top="0.05in" fo:padding-bottom="0.05in" fo:padding-left="0.1in" fo:padding-right="0.1in" draw:textarea-vertical-align="middle" draw:textarea-horizontal-align="center" draw:fill="solid" draw:fill-color="#1f497d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491">
      <style:graphic-properties draw:fill="none" draw:stroke="solid" svg:stroke-width="0.05551in" svg:stroke-color="#1f497d" svg:stroke-opacity="100%" draw:stroke-linejoin="miter" svg:stroke-linecap="butt"/>
    </style:style>
    <style:style style:family="presentation" style:name="a2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asian="MS PGothic" style:font-family-complex="Lucida Sans" style:font-family-generic="swiss" style:font-family-generic-asian="swiss" style:font-pitch="variable" style:font-pitch-asian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4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asian="Microsoft YaHei" style:font-family-complex="Lucida Sans" style:font-family-generic="swiss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498" style:parent-style-name="Graphics">
      <style:graphic-properties draw:fill="none" fo:clip="rect(0in, 0in, 0in, 0in)" draw:stroke="non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003399" style:text-line-through-type="none" style:text-line-through-style="none" style:text-line-through-width="auto" style:text-line-through-color="font-color" style:text-position="0% 100%" fo:font-family="Arial Narrow" style:font-family-asian="MS PGothic" style:font-family-complex="ＭＳ Ｐゴシック" style:font-family-generic="swiss" style:font-family-generic-asian="swiss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7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9">
      <style:graphic-properties fo:wrap-option="wrap" fo:padding-top="0.05in" fo:padding-bottom="0.05in" fo:padding-left="0.1in" fo:padding-right="0.1in" draw:textarea-vertical-align="middle" draw:textarea-horizontal-align="center" draw:fill="solid" draw:fill-color="#1f497d" draw:opacity="100%" draw:stroke="none" draw:auto-grow-width="false" draw:auto-grow-height="false"/>
      <style:paragraph-properties style:font-independent-line-spacing="false" style:writing-mode="lr-tb"/>
    </style:style>
    <style:style style:family="presentation" style:name="a5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2">
      <style:text-properties fo:font-variant="normal" fo:text-transform="none" fo:color="#003399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0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 Narrow" style:font-family-asian="MS PGothic" style:font-family-complex="ＭＳ Ｐゴシック" style:font-family-generic="swiss" style:font-family-generic-asian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00%" fo:text-align="left" style:tab-stop-distance="1in" fo:margin-left="0in" fo:margin-right="0in" fo:text-indent="0in" fo:margin-top="0.041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Tahoma" style:font-family-generic="swiss" style:font-family-generic-asian="swiss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">
      <style:text-properties fo:font-variant="normal" fo:text-transform="none" fo:color="#003399" style:text-line-through-type="none" style:text-line-through-style="none" style:text-line-through-width="auto" style:text-line-through-color="font-color" style:text-position="0% 100%" fo:font-family="Arial Narrow" style:font-family-asian="MS PGothic" style:font-family-complex="ＭＳ Ｐゴシック" style:font-family-generic="swiss" style:font-family-generic-asian="swiss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 Narrow" style:font-family-asian="MS PGothic" style:font-family-complex="ＭＳ Ｐゴシック" style:font-family-generic="swiss" style:font-family-generic-asian="swiss" style:font-pitch="variable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fo:text-align="left" style:tab-stop-distance="1in" fo:margin-left="0.3752in" fo:margin-right="0in" fo:text-indent="-0.3752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 Narrow" style:font-family-asian="MS PGothic" style:font-family-complex="Lucida Sans" style:font-family-generic="swiss" style:font-family-generic-asian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100%" fo:text-align="left" style:tab-stop-distance="1in" fo:margin-left="0.8126in" fo:margin-right="0in" fo:text-indent="-0.3126in" fo:margin-top="0.041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0">
      <style:graphic-properties draw:fill="none" draw:stroke="solid" svg:stroke-width="0.05551in" svg:stroke-color="#1f497d" svg:stroke-opacity="100%" draw:stroke-linejoin="miter" svg:stroke-linecap="butt"/>
    </style:style>
    <style:style style:family="text" style:name="a2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asian="MS PGothic" style:font-family-complex="Lucida Sans" style:font-family-generic="swiss" style:font-family-generic-asian="swiss" style:font-pitch="variable" style:font-pitch-asian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asian="Microsoft YaHei" style:font-family-complex="Lucida Sans" style:font-family-generic="swiss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87" style:parent-style-name="Graphics">
      <style:graphic-properties draw:fill="none" fo:clip="rect(0in, 0in, 0in, 0in)" draw:stroke="none"/>
    </style:style>
    <style:style style:family="text" style:name="a288">
      <style:text-properties fo:font-variant="normal" fo:text-transform="none" fo:color="#003399" style:text-line-through-type="none" style:text-line-through-style="none" style:text-line-through-width="auto" style:text-line-through-color="font-color" style:text-position="0% 100%" fo:font-family="Arial Narrow" style:font-family-asian="MS PGothic" style:font-family-complex="ＭＳ Ｐゴシック" style:font-family-generic="swiss" style:font-family-generic-asian="swiss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Tahoma" style:font-family-generic="swiss" style:font-family-generic-asian="swiss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4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5">
      <style:graphic-properties fo:wrap-option="wrap" fo:padding-top="0.05in" fo:padding-bottom="0.05in" fo:padding-left="0.1in" fo:padding-right="0.1in" draw:textarea-vertical-align="middle" draw:textarea-horizontal-align="center" draw:fill="solid" draw:fill-color="#1f497d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746">
      <style:graphic-properties draw:fill="none" draw:stroke="solid" svg:stroke-width="0.05551in" svg:stroke-color="#1f497d" svg:stroke-opacity="100%" draw:stroke-linejoin="miter" svg:stroke-linecap="butt"/>
    </style:style>
    <style:style style:family="text" style:name="a7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asian="MS PGothic" style:font-family-complex="Lucida Sans" style:font-family-generic="swiss" style:font-family-generic-asian="swiss" style:font-pitch="variable" style:font-pitch-asian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 Narrow" style:font-family-asian="MS PGothic" style:font-family-complex="ＭＳ Ｐゴシック" style:font-family-generic="swiss" style:font-family-generic-asian="swiss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92">
      <style:paragraph-properties fo:line-height="100%" fo:text-align="left" style:tab-stop-distance="1in" fo:margin-left="0in" fo:margin-right="0in" fo:text-indent="0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 Narrow" style:font-family-asian="MS PGothic" style:font-family-complex="ＭＳ Ｐゴシック" style:font-family-generic="swiss" style:font-family-generic-asian="swiss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left" style:tab-stop-distance="1in" fo:margin-left="0.3752in" fo:margin-right="0in" fo:text-indent="-0.3752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 Narrow" style:font-family-asian="MS PGothic" style:font-family-complex="ＭＳ Ｐゴシック" style:font-family-generic="swiss" style:font-family-generic-asian="swiss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6">
      <style:graphic-properties draw:fill="none" draw:stroke="none"/>
    </style:style>
    <style:style style:family="text" style:name="a7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asian="Microsoft YaHei" style:font-family-complex="Lucida Sans" style:font-family-generic="swiss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53" style:parent-style-name="Graphics">
      <style:graphic-properties draw:fill="none" fo:clip="rect(0in, 0in, 0in, 0in)" draw:stroke="none"/>
    </style:style>
    <style:style style:family="text" style:name="a754">
      <style:text-properties fo:font-variant="normal" fo:text-transform="none" fo:color="#003399" style:text-line-through-type="none" style:text-line-through-style="none" style:text-line-through-width="auto" style:text-line-through-color="font-color" style:text-position="0% 100%" fo:font-family="Arial Narrow" style:font-family-asian="MS PGothic" style:font-family-complex="ＭＳ Ｐゴシック" style:font-family-generic="swiss" style:font-family-generic-asian="swiss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7">
      <style:text-properties fo:font-variant="normal" fo:text-transform="none" fo:color="#003399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0">
      <style:paragraph-properties fo:line-height="100%" fo:text-align="left" style:tab-stop-distance="1in" fo:margin-left="0in" fo:margin-right="0in" fo:text-indent="0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 Narrow" style:font-family-asian="MS PGothic" style:font-family-complex="ＭＳ Ｐゴシック" style:font-family-generic="swiss" style:font-family-generic-asian="swiss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left" style:tab-stop-distance="1in" fo:margin-left="0.3752in" fo:margin-right="0in" fo:text-indent="-0.3752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Arial" style:font-family-generic="swiss" style:font-family-generic-asian="swiss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4">
      <style:graphic-properties draw:fill="none" draw:stroke="non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1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0">
      <style:graphic-properties draw:fill="none" draw:stroke="none"/>
    </style:style>
    <style:style style:family="presentation" style:name="a5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4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2">
      <style:graphic-properties fo:wrap-option="wrap" fo:padding-top="0.05in" fo:padding-bottom="0.05in" fo:padding-left="0.1in" fo:padding-right="0.1in" draw:textarea-vertical-align="middle" draw:textarea-horizontal-align="center" draw:fill="solid" draw:fill-color="#1f497d" draw:opacity="100%" draw:stroke="none" draw:auto-grow-width="false" draw:auto-grow-height="false"/>
      <style:paragraph-properties style:font-independent-line-spacing="false" style:writing-mode="lr-tb"/>
    </style:style>
    <style:style style:family="presentation" style:name="a3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53">
      <style:graphic-properties draw:fill="none" draw:stroke="solid" svg:stroke-width="0.05551in" svg:stroke-color="#1f497d" svg:stroke-opacity="100%" draw:stroke-linejoin="miter" svg:stroke-linecap="butt"/>
    </style:style>
    <style:style style:family="text" style:name="a5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asian="MS PGothic" style:font-family-complex="Lucida Sans" style:font-family-generic="swiss" style:font-family-generic-asian="swiss" style:font-pitch="variable" style:font-pitch-asian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78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asian="Microsoft YaHei" style:font-family-complex="Lucida Sans" style:font-family-generic="swiss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78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3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560" style:parent-style-name="Graphics">
      <style:graphic-properties draw:fill="none" fo:clip="rect(0in, 0in, 0in, 0in)" draw:stroke="none"/>
    </style:style>
    <style:style style:family="drawing-page" style:name="a33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1">
      <style:text-properties fo:font-variant="normal" fo:text-transform="none" fo:color="#003399" style:text-line-through-type="none" style:text-line-through-style="none" style:text-line-through-width="auto" style:text-line-through-color="font-color" style:text-position="0% 100%" fo:font-family="Arial Narrow" style:font-family-asian="MS PGothic" style:font-family-complex="ＭＳ Ｐゴシック" style:font-family-generic="swiss" style:font-family-generic-asian="swiss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 Narrow" style:font-family-asian="MS PGothic" style:font-family-complex="ＭＳ Ｐゴシック" style:font-family-generic="swiss" style:font-family-generic-asian="swiss" style:font-pitch="variable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fo:text-align="left" style:tab-stop-distance="1in" fo:margin-left="0.3752in" fo:margin-right="0in" fo:text-indent="-0.3752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 Narrow" style:font-family-asian="MS PGothic" style:font-family-complex="Lucida Sans" style:font-family-generic="swiss" style:font-family-generic-asian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8">
      <style:paragraph-properties fo:line-height="100%" fo:text-align="left" style:tab-stop-distance="1in" fo:margin-left="0.8126in" fo:margin-right="0in" fo:text-indent="-0.3126in" fo:margin-top="0.041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9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93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6">
      <style:graphic-properties fo:wrap-option="wrap" fo:padding-top="0.04509in" fo:padding-bottom="0.04509in" fo:padding-left="0.09019in" fo:padding-right="0.09019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9">
      <style:graphic-properties fo:wrap-option="wrap" fo:padding-top="0.04509in" fo:padding-bottom="0.04509in" fo:padding-left="0.09019in" fo:padding-right="0.09019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0">
      <style:graphic-properties fo:wrap-option="wrap" fo:padding-top="0.05in" fo:padding-bottom="0.05in" fo:padding-left="0.1in" fo:padding-right="0.1in" draw:textarea-vertical-align="middle" draw:textarea-horizontal-align="center" draw:fill="solid" draw:fill-color="#1f497d" draw:opacity="100%" draw:stroke="none" draw:auto-grow-width="false" draw:auto-grow-height="false"/>
      <style:paragraph-properties style:font-independent-line-spacing="false" style:writing-mode="lr-tb"/>
    </style:style>
    <style:style style:family="presentation" style:name="a1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41">
      <style:graphic-properties draw:fill="none" draw:stroke="solid" svg:stroke-width="0.05551in" svg:stroke-color="#1f497d" svg:stroke-opacity="100%" draw:stroke-linejoin="miter" svg:stroke-linecap="butt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asian="MS PGothic" style:font-family-complex="Lucida Sans" style:font-family-generic="swiss" style:font-family-generic-asian="swiss" style:font-pitch="variable" style:font-pitch-asian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3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asian="Microsoft YaHei" style:font-family-complex="Lucida Sans" style:font-family-generic="swiss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 Narrow" style:font-family-asian="MS PGothic" style:font-family-complex="Lucida Sans" style:font-family-generic="swiss" style:font-family-generic-asian="swiss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571">
      <style:paragraph-properties fo:line-height="100%" fo:text-align="left" style:tab-stop-distance="1in" fo:margin-left="1.25in" fo:margin-right="0in" fo:text-indent="-0.25in" fo:margin-top="0.041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8" style:parent-style-name="Graphics">
      <style:graphic-properties draw:fill="none" fo:clip="rect(0in, 0in, 0in, 0in)" draw:stroke="none"/>
    </style:style>
    <style:style style:family="text" style:name="a349">
      <style:text-properties fo:font-variant="normal" fo:text-transform="none" fo:color="#003399" style:text-line-through-type="none" style:text-line-through-style="none" style:text-line-through-width="auto" style:text-line-through-color="font-color" style:text-position="0% 100%" fo:font-family="Arial Narrow" style:font-family-asian="MS PGothic" style:font-family-complex="ＭＳ Ｐゴシック" style:font-family-generic="swiss" style:font-family-generic-asian="swiss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7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 Narrow" style:font-family-asian="MS PGothic" style:font-family-complex="Lucida Sans" style:font-family-generic="swiss" style:font-family-generic-asian="swiss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100%" fo:text-align="left" style:tab-stop-distance="1in" fo:margin-left="1.75in" fo:margin-right="0in" fo:text-indent="-0.25in" fo:margin-top="0.041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 Narrow" style:font-family-asian="MS PGothic" style:font-family-complex="Lucida Sans" style:font-family-generic="swiss" style:font-family-generic-asian="swiss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100%" fo:text-align="left" style:tab-stop-distance="1in" fo:margin-left="2.25in" fo:margin-right="0in" fo:text-indent="-0.25in" fo:margin-top="0.041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9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aragraph" style:name="a8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2">
      <style:graphic-properties fo:wrap-option="wrap" fo:padding-top="0.04509in" fo:padding-bottom="0.04509in" fo:padding-left="0.09019in" fo:padding-right="0.09019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5">
      <style:graphic-properties fo:wrap-option="wrap" fo:padding-top="0.04509in" fo:padding-bottom="0.04509in" fo:padding-left="0.09019in" fo:padding-right="0.09019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">
      <style:graphic-properties fo:wrap-option="wrap" fo:padding-top="0.05in" fo:padding-bottom="0.05in" fo:padding-left="0.1in" fo:padding-right="0.1in" draw:textarea-vertical-align="middle" draw:textarea-horizontal-align="center" draw:fill="solid" draw:fill-color="#1f497d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126">
      <style:graphic-properties draw:fill="none" draw:stroke="solid" svg:stroke-width="0.05551in" svg:stroke-color="#1f497d" svg:stroke-opacity="100%" draw:stroke-linejoin="miter" svg:stroke-linecap="butt"/>
    </style:style>
    <style:style style:family="paragraph" style:name="a3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asian="MS PGothic" style:font-family-complex="Lucida Sans" style:font-family-generic="swiss" style:font-family-generic-asian="swiss" style:font-pitch="variable" style:font-pitch-asian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3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Tahoma" style:font-family-generic="swiss" style:font-family-generic-asian="swiss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draw:fill="none" draw:stroke="none"/>
    </style:style>
    <style:style style:family="presentation" style:name="a5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Tahoma" style:font-family-generic="swiss" style:font-family-generic-asian="swiss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asian="Microsoft YaHei" style:font-family-complex="Lucida Sans" style:font-family-generic="swiss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33" style:parent-style-name="Graphics">
      <style:graphic-properties draw:fill="none" fo:clip="rect(0in, 0in, 0in, 0in)" draw:stroke="none"/>
    </style:style>
    <style:style style:family="text" style:name="a134">
      <style:text-properties fo:font-variant="normal" fo:text-transform="none" fo:color="#003399" style:text-line-through-type="none" style:text-line-through-style="none" style:text-line-through-width="auto" style:text-line-through-color="font-color" style:text-position="0% 100%" fo:font-family="Arial Narrow" style:font-family-asian="MS PGothic" style:font-family-complex="ＭＳ Ｐゴシック" style:font-family-generic="swiss" style:font-family-generic-asian="swiss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 Narrow" style:font-family-asian="MS PGothic" style:font-family-complex="ＭＳ Ｐゴシック" style:font-family-generic="swiss" style:font-family-generic-asian="swiss" style:font-pitch="variable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">
      <style:paragraph-properties fo:line-height="100%" fo:text-align="left" style:tab-stop-distance="1in" fo:margin-left="0.3752in" fo:margin-right="0in" fo:text-indent="-0.3752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7">
      <style:graphic-properties draw:fill="none" draw:stroke="non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Microsoft YaHei" style:font-family-complex="ＭＳ Ｐゴシック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left" style:tab-stop-distance="1in" fo:margin-left="0.3752in" fo:margin-right="0in" fo:text-indent="-0.3752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2">
      <style:graphic-properties draw:fill="none" draw:stroke="non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 Narrow" style:font-family-asian="MS PGothic" style:font-family-complex="Lucida Sans" style:font-family-generic="swiss" style:font-family-generic-asian="swiss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">
      <style:paragraph-properties fo:line-height="100%" fo:text-align="left" style:tab-stop-distance="1in" fo:margin-left="1.25in" fo:margin-right="0in" fo:text-indent="-0.25in" fo:margin-top="0.041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 Narrow" style:font-family-asian="MS PGothic" style:font-family-complex="Lucida Sans" style:font-family-generic="swiss" style:font-family-generic-asian="swiss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4">
      <style:paragraph-properties fo:line-height="100%" fo:text-align="left" style:tab-stop-distance="1in" fo:margin-left="1.75in" fo:margin-right="0in" fo:text-indent="-0.25in" fo:margin-top="0.041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8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5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 Narrow" style:font-family-asian="MS PGothic" style:font-family-complex="Lucida Sans" style:font-family-generic="swiss" style:font-family-generic-asian="swiss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">
      <style:paragraph-properties fo:line-height="100%" fo:text-align="left" style:tab-stop-distance="1in" fo:margin-left="2.25in" fo:margin-right="0in" fo:text-indent="-0.25in" fo:margin-top="0.041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5">
      <style:graphic-properties fo:wrap-option="wrap" fo:padding-top="0.05in" fo:padding-bottom="0.05in" fo:padding-left="0.1in" fo:padding-right="0.1in" draw:textarea-vertical-align="middle" draw:textarea-horizontal-align="center" draw:fill="solid" draw:fill-color="#1f497d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386">
      <style:graphic-properties draw:fill="none" draw:stroke="solid" svg:stroke-width="0.05551in" svg:stroke-color="#1f497d" svg:stroke-opacity="100%" draw:stroke-linejoin="miter" svg:stroke-linecap="butt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asian="MS PGothic" style:font-family-complex="Lucida Sans" style:font-family-generic="swiss" style:font-family-generic-asian="swiss" style:font-pitch="variable" style:font-pitch-asian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6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1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Tahoma" style:font-family-generic="swiss" style:font-family-generic-asian="swiss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asian="Microsoft YaHei" style:font-family-complex="Lucida Sans" style:font-family-generic="swiss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393" style:parent-style-name="Graphics">
      <style:graphic-properties draw:fill="none" fo:clip="rect(0in, 0in, 0in, 0in)" draw:stroke="non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Tahoma" style:font-family-generic="swiss" style:font-family-generic-asian="swiss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3">
      <style:graphic-properties fo:wrap-option="wrap" fo:padding-top="0.05in" fo:padding-bottom="0.05in" fo:padding-left="0.1in" fo:padding-right="0.1in" draw:textarea-vertical-align="middle" draw:textarea-horizontal-align="center" draw:fill="solid" draw:fill-color="#1f497d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624">
      <style:graphic-properties draw:fill="none" draw:stroke="solid" svg:stroke-width="0.05551in" svg:stroke-color="#1f497d" svg:stroke-opacity="100%" draw:stroke-linejoin="miter" svg:stroke-linecap="butt"/>
    </style:style>
    <style:style style:family="text" style:name="a6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asian="MS PGothic" style:font-family-complex="Lucida Sans" style:font-family-generic="swiss" style:font-family-generic-asian="swiss" style:font-pitch="variable" style:font-pitch-asian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6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asian="Microsoft YaHei" style:font-family-complex="Lucida Sans" style:font-family-generic="swiss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">
      <style:graphic-properties fo:wrap-option="wrap" fo:padding-top="0.05in" fo:padding-bottom="0.05in" fo:padding-left="0.1in" fo:padding-right="0.1in" draw:textarea-vertical-align="middle" draw:textarea-horizontal-align="center" draw:fill="solid" draw:fill-color="#1f497d" draw:opacity="100%" draw:stroke="none" draw:auto-grow-width="false" draw:auto-grow-height="false"/>
      <style:paragraph-properties style:font-independent-line-spacing="false" style:writing-mode="lr-tb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3">
      <style:graphic-properties draw:fill="none" draw:stroke="solid" svg:stroke-width="0.05551in" svg:stroke-color="#1f497d" svg:stroke-opacity="100%" draw:stroke-linejoin="miter" svg:stroke-linecap="butt"/>
    </style:style>
    <style:style style:family="paragraph" style:name="a1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asian="MS PGothic" style:font-family-complex="Lucida Sans" style:font-family-generic="swiss" style:font-family-generic-asian="swiss" style:font-pitch="variable" style:font-pitch-asian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8">
      <style:graphic-properties fo:wrap-option="wrap" fo:padding-top="0.05in" fo:padding-bottom="0.05in" fo:padding-left="0.1in" fo:padding-right="0.1in" draw:textarea-vertical-align="middle" draw:textarea-horizontal-align="center" draw:fill="solid" draw:fill-color="#1f497d" draw:opacity="100%" draw:stroke="none" draw:auto-grow-width="false" draw:auto-grow-height="false"/>
      <style:paragraph-properties style:font-independent-line-spacing="false" style:writing-mode="lr-tb"/>
    </style:style>
    <style:style style:family="presentation" style:name="a4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9">
      <style:graphic-properties draw:fill="none" draw:stroke="solid" svg:stroke-width="0.05551in" svg:stroke-color="#1f497d" svg:stroke-opacity="100%" draw:stroke-linejoin="miter" svg:stroke-linecap="butt"/>
    </style:style>
    <style:style style:family="presentation" style:name="a401">
      <style:graphic-properties draw:fill="none" draw:stroke="none"/>
    </style:style>
    <style:style style:family="graphic" style:name="a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asian="Microsoft YaHei" style:font-family-complex="Lucida Sans" style:font-family-generic="swiss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631" style:parent-style-name="Graphics">
      <style:graphic-properties draw:fill="none" fo:clip="rect(0in, 0in, 0in, 0in)" draw:stroke="non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003399" style:text-line-through-type="none" style:text-line-through-style="none" style:text-line-through-width="auto" style:text-line-through-color="font-color" style:text-position="0% 100%" fo:font-family="Arial Narrow" style:font-family-asian="MS PGothic" style:font-family-complex="ＭＳ Ｐゴシック" style:font-family-generic="swiss" style:font-family-generic-asian="swiss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0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4">
      <style:graphic-properties fo:wrap-option="wrap" fo:padding-top="0.05in" fo:padding-bottom="0.05in" fo:padding-left="0.1in" fo:padding-right="0.1in" draw:textarea-vertical-align="middle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63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 Narrow" style:font-family-asian="MS PGothic" style:font-family-complex="ＭＳ Ｐゴシック" style:font-family-generic="swiss" style:font-family-generic-asian="swiss" style:font-pitch="variable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100%" fo:text-align="left" style:tab-stop-distance="1in" fo:margin-left="0.3752in" fo:margin-right="0in" fo:text-indent="-0.3752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 Narrow" style:font-family-asian="MS PGothic" style:font-family-complex="Lucida Sans" style:font-family-generic="swiss" style:font-family-generic-asian="swis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100%" fo:text-align="left" style:tab-stop-distance="1in" fo:margin-left="0.8126in" fo:margin-right="0in" fo:text-indent="-0.3126in" fo:margin-top="0.041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asian="MS PGothic" style:font-family-complex="Lucida Sans" style:font-family-generic="swiss" style:font-family-generic-asian="swiss" style:font-pitch="variable" style:font-pitch-asian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asian="Microsoft YaHei" style:font-family-complex="Lucida Sans" style:font-family-generic="swiss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" style:parent-style-name="Graphics">
      <style:graphic-properties draw:fill="none" fo:clip="rect(0in, 0in, 0in, 0in)" draw:stroke="none"/>
    </style:style>
    <style:style style:family="paragraph" style:name="a1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6" style:parent-style-name="Graphics">
      <style:graphic-properties draw:fill="none" fo:clip="rect(0in, 0in, 0in, 0in)" draw:stroke="non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9">
      <style:graphic-properties fo:wrap-option="wrap" fo:padding-top="0.05in" fo:padding-bottom="0.05in" fo:padding-left="0.1in" fo:padding-right="0.1in" draw:textarea-vertical-align="middle" draw:textarea-horizontal-align="center" draw:fill="solid" draw:fill-color="#1f497d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41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">
      <style:graphic-properties draw:fill="none" draw:stroke="non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 Narrow" style:font-family-asian="MS PGothic" style:font-family-complex="Lucida Sans" style:font-family-generic="swiss" style:font-family-generic-asian="swiss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2">
      <style:paragraph-properties fo:line-height="100%" fo:text-align="left" style:tab-stop-distance="1in" fo:margin-left="1.25in" fo:margin-right="0in" fo:text-indent="-0.25in" fo:margin-top="0.041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 Narrow" style:font-family-asian="MS PGothic" style:font-family-complex="Lucida Sans" style:font-family-generic="swiss" style:font-family-generic-asian="swiss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100%" fo:text-align="left" style:tab-stop-distance="1in" fo:margin-left="1.75in" fo:margin-right="0in" fo:text-indent="-0.25in" fo:margin-top="0.041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 Narrow" style:font-family-asian="MS PGothic" style:font-family-complex="Lucida Sans" style:font-family-generic="swiss" style:font-family-generic-asian="swiss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left" style:tab-stop-distance="1in" fo:margin-left="2.25in" fo:margin-right="0in" fo:text-indent="-0.25in" fo:margin-top="0.041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">
      <style:text-properties fo:font-variant="normal" fo:text-transform="none" fo:color="#003399" style:text-line-through-type="none" style:text-line-through-style="none" style:text-line-through-width="auto" style:text-line-through-color="font-color" style:text-position="0% 100%" fo:font-family="Arial Narrow" style:font-family-asian="MS PGothic" style:font-family-complex="ＭＳ Ｐゴシック" style:font-family-generic="swiss" style:font-family-generic-asian="swiss" style:font-pitch="variable" style:font-pitch-asian="variable" style:font-pitch-complex="variable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0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graphic" style:name="a427">
      <style:graphic-properties fo:wrap-option="wrap" fo:padding-top="0.05in" fo:padding-bottom="0.05in" fo:padding-left="0.1in" fo:padding-right="0.1in" draw:textarea-vertical-align="middle" draw:textarea-horizontal-align="center" draw:fill="solid" draw:fill-color="#1f497d" draw:opacity="100%" draw:stroke="none" draw:auto-grow-width="false" draw:auto-grow-height="false"/>
      <style:paragraph-properties style:font-independent-line-spacing="false" style:writing-mode="lr-tb"/>
    </style:style>
    <style:style style:family="text" style:name="a6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Tahoma" style:font-family-generic="swiss" style:font-family-generic-asian="swiss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8">
      <style:graphic-properties draw:fill="none" draw:stroke="solid" svg:stroke-width="0.05551in" svg:stroke-color="#1f497d" svg:stroke-opacity="100%" draw:stroke-linejoin="miter" svg:stroke-linecap="butt"/>
    </style:style>
    <style:style style:family="text" style:name="a4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asian="MS PGothic" style:font-family-complex="Lucida Sans" style:font-family-generic="swiss" style:font-family-generic-asian="swiss" style:font-pitch="variable" style:font-pitch-asian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Tahoma" style:font-family-generic="swiss" style:font-family-generic-asian="swiss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0">
      <style:graphic-properties draw:fill="none" draw:stroke="none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 Narrow" style:font-family-asian="Microsoft YaHei" style:font-family-complex="Lucida Sans" style:font-family-generic="swiss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35" style:parent-style-name="Graphics">
      <style:graphic-properties draw:fill="none" fo:clip="rect(0in, 0in, 0in, 0in)" draw:stroke="none"/>
    </style:style>
    <style:style style:family="text" style:name="a436">
      <style:text-properties fo:font-variant="normal" fo:text-transform="none" fo:color="#003399" style:text-line-through-type="none" style:text-line-through-style="none" style:text-line-through-width="auto" style:text-line-through-color="font-color" style:text-position="0% 100%" fo:font-family="Arial Narrow" style:font-family-asian="MS PGothic" style:font-family-complex="ＭＳ Ｐゴシック" style:font-family-generic="swiss" style:font-family-generic-asian="swiss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6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 Narrow" style:font-family-asian="MS PGothic" style:font-family-complex="ＭＳ Ｐゴシック" style:font-family-generic="swiss" style:font-family-generic-asian="swiss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8">
      <style:graphic-properties draw:fill="none" draw:stroke="non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Lucida 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5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9">
      <text:list-level-style-bullet text:level="1" text:bullet-char="§">
        <style:list-level-properties text:space-before="0.0626in" text:min-label-width="0.3126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3126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0.9374in" text:min-label-width="0.3126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4374in" text:min-label-width="0.3126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1.9374in" text:min-label-width="0.3126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4374in" text:min-label-width="0.3126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2.9374in" text:min-label-width="0.3126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4374in" text:min-label-width="0.3126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3.9374in" text:min-label-width="0.3126in"/>
        <style:text-properties fo:font-family="Wingdings" style:font-pitch="variable" fo:font-size="100%"/>
      </text:list-level-style-bullet>
    </text:list-style>
    <text:list-style style:name="a5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6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41">
      <text:list-level-style-bullet text:level="1" text:bullet-char="Ø">
        <style:list-level-properties text:space-before="0in" text:min-label-width="0.3752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1248in" text:min-label-width="0.3752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0.6248in" text:min-label-width="0.3752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1248in" text:min-label-width="0.3752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1.6248in" text:min-label-width="0.3752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1248in" text:min-label-width="0.3752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2.6248in" text:min-label-width="0.3752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1248in" text:min-label-width="0.3752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3.6248in" text:min-label-width="0.3752in"/>
        <style:text-properties fo:font-family="Wingding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6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7">
      <text:list-level-style-bullet text:level="1" text:bullet-char="Ø">
        <style:list-level-properties text:space-before="0in" text:min-label-width="0.3752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4374in" text:min-label-width="0.3752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0.8748in" text:min-label-width="0.3752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3748in" text:min-label-width="0.3752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1.8748in" text:min-label-width="0.3752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3748in" text:min-label-width="0.3752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2.8748in" text:min-label-width="0.3752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3748in" text:min-label-width="0.3752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3.8748in" text:min-label-width="0.3752in"/>
        <style:text-properties fo:font-family="Wingdings" style:font-pitch="variable" fo:font-size="100%"/>
      </text:list-level-style-bullet>
    </text:list-style>
    <text:list-style style:name="a4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2">
      <text:list-level-style-bullet text:level="1" text:bullet-char="o">
        <style:list-level-properties text:space-before="0.1252in" text:min-label-width="0.25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5626in" text:min-label-width="0.2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1in" text:min-label-width="0.25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5in" text:min-label-width="0.2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2in" text:min-label-width="0.25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in" text:min-label-width="0.2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in" text:min-label-width="0.25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in" text:min-label-width="0.2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in" text:min-label-width="0.25in"/>
        <style:text-properties fo:font-family="Courier New" style:font-family-generic="modern" style:font-pitch="fixed" fo:font-size="100%"/>
      </text:list-level-style-bullet>
    </text:list-style>
    <text:list-style style:name="a6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5">
      <text:list-level-style-bullet text:level="1" text:bullet-char="•">
        <style:list-level-properties text:space-before="0.1252in" text:min-label-width="0.25in"/>
        <style:text-properties fo:font-family="Arial" style:font-family-generic="swiss" fo:font-size="100%"/>
      </text:list-level-style-bullet>
      <text:list-level-style-bullet text:level="2" text:bullet-char="•">
        <style:list-level-properties text:space-before="0.5626in" text:min-label-width="0.25in"/>
        <style:text-properties fo:font-family="Arial" style:font-family-generic="swiss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fo:font-size="100%"/>
      </text:list-level-style-bullet>
    </text:list-style>
    <text:list-style style:name="a6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8">
      <text:list-level-style-bullet text:level="1" text:bullet-char="•">
        <style:list-level-properties text:space-before="0.1252in" text:min-label-width="0.25in"/>
        <style:text-properties fo:font-family="Arial" style:font-family-generic="swiss" fo:font-size="100%"/>
      </text:list-level-style-bullet>
      <text:list-level-style-bullet text:level="2" text:bullet-char="•">
        <style:list-level-properties text:space-before="0.5626in" text:min-label-width="0.25in"/>
        <style:text-properties fo:font-family="Arial" style:font-family-generic="swiss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fo:font-size="100%"/>
      </text:list-level-style-bullet>
    </text:list-style>
    <text:list-style style:name="a5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6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9">
      <text:list-level-style-bullet text:level="1" text:bullet-char="Ø">
        <style:list-level-properties text:space-before="0in" text:min-label-width="0.3752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1248in" text:min-label-width="0.3752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0.6248in" text:min-label-width="0.3752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1248in" text:min-label-width="0.3752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1.6248in" text:min-label-width="0.3752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1248in" text:min-label-width="0.3752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2.6248in" text:min-label-width="0.3752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1248in" text:min-label-width="0.3752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3.6248in" text:min-label-width="0.3752in"/>
        <style:text-properties fo:font-family="Wingdings" style:font-pitch="variable" fo:font-size="100%"/>
      </text:list-level-style-bullet>
    </text:list-style>
    <text:list-style style:name="a297">
      <text:list-level-style-bullet text:level="1" text:bullet-char="Ø">
        <style:list-level-properties text:space-before="0in" text:min-label-width="0.3752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1248in" text:min-label-width="0.3752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0.6248in" text:min-label-width="0.3752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1248in" text:min-label-width="0.3752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1.6248in" text:min-label-width="0.3752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1248in" text:min-label-width="0.3752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2.6248in" text:min-label-width="0.3752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1248in" text:min-label-width="0.3752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3.6248in" text:min-label-width="0.3752in"/>
        <style:text-properties fo:font-family="Wingdings" style:font-pitch="variable" fo:font-size="100%"/>
      </text:list-level-style-bullet>
    </text:list-style>
    <text:list-style style:name="a7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">
      <text:list-level-style-bullet text:level="1" text:bullet-char="Ø">
        <style:list-level-properties text:space-before="0in" text:min-label-width="0.3752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4374in" text:min-label-width="0.3752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0.8748in" text:min-label-width="0.3752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3748in" text:min-label-width="0.3752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1.8748in" text:min-label-width="0.3752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3748in" text:min-label-width="0.3752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2.8748in" text:min-label-width="0.3752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3748in" text:min-label-width="0.3752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3.8748in" text:min-label-width="0.3752in"/>
        <style:text-properties fo:font-family="Wingdings" style:font-pitch="variable" fo:font-size="100%"/>
      </text:list-level-style-bullet>
    </text:list-style>
    <text:list-style style:name="a2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">
      <text:list-level-style-bullet text:level="1" text:bullet-char="§">
        <style:list-level-properties text:space-before="0.0626in" text:min-label-width="0.3126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3126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0.9374in" text:min-label-width="0.3126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4374in" text:min-label-width="0.3126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1.9374in" text:min-label-width="0.3126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4374in" text:min-label-width="0.3126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2.9374in" text:min-label-width="0.3126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4374in" text:min-label-width="0.3126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3.9374in" text:min-label-width="0.3126in"/>
        <style:text-properties fo:font-family="Wingdings" style:font-pitch="variable" fo:font-size="100%"/>
      </text:list-level-style-bullet>
    </text:list-style>
    <text:list-style style:name="a6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0">
      <text:list-level-style-bullet text:level="1" text:bullet-char="§">
        <style:list-level-properties text:space-before="0.0626in" text:min-label-width="0.3126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3126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0.9374in" text:min-label-width="0.3126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4374in" text:min-label-width="0.3126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1.9374in" text:min-label-width="0.3126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4374in" text:min-label-width="0.3126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2.9374in" text:min-label-width="0.3126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4374in" text:min-label-width="0.3126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3.9374in" text:min-label-width="0.3126in"/>
        <style:text-properties fo:font-family="Wingdings" style:font-pitch="variable" fo:font-size="100%"/>
      </text:list-level-style-bullet>
    </text:list-style>
    <text:list-style style:name="a6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3">
      <text:list-level-style-bullet text:level="1" text:bullet-char="o">
        <style:list-level-properties text:space-before="0.1252in" text:min-label-width="0.25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5626in" text:min-label-width="0.2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1in" text:min-label-width="0.25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5in" text:min-label-width="0.2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2in" text:min-label-width="0.25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in" text:min-label-width="0.2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in" text:min-label-width="0.25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in" text:min-label-width="0.2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in" text:min-label-width="0.25in"/>
        <style:text-properties fo:font-family="Courier New" style:font-family-generic="modern" style:font-pitch="fixed" fo:font-size="100%"/>
      </text:list-level-style-bullet>
    </text:list-style>
    <text:list-style style:name="a646">
      <text:list-level-style-bullet text:level="1" text:bullet-char="•">
        <style:list-level-properties text:space-before="0.1252in" text:min-label-width="0.25in"/>
        <style:text-properties fo:font-family="Arial" style:font-family-generic="swiss" fo:font-size="100%"/>
      </text:list-level-style-bullet>
      <text:list-level-style-bullet text:level="2" text:bullet-char="•">
        <style:list-level-properties text:space-before="0.5626in" text:min-label-width="0.25in"/>
        <style:text-properties fo:font-family="Arial" style:font-family-generic="swiss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fo:font-size="100%"/>
      </text:list-level-style-bullet>
    </text:list-style>
    <text:list-style style:name="a6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9">
      <text:list-level-style-bullet text:level="1" text:bullet-char="•">
        <style:list-level-properties text:space-before="0.1252in" text:min-label-width="0.25in"/>
        <style:text-properties fo:font-family="Arial" style:font-family-generic="swiss" fo:font-size="100%"/>
      </text:list-level-style-bullet>
      <text:list-level-style-bullet text:level="2" text:bullet-char="•">
        <style:list-level-properties text:space-before="0.5626in" text:min-label-width="0.25in"/>
        <style:text-properties fo:font-family="Arial" style:font-family-generic="swiss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fo:font-size="100%"/>
      </text:list-level-style-bullet>
    </text:list-style>
    <text:list-style style:name="a2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3">
      <text:list-level-style-bullet text:level="1" text:bullet-char="Ø">
        <style:list-level-properties text:space-before="0in" text:min-label-width="0.3752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4374in" text:min-label-width="0.3752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0.8748in" text:min-label-width="0.3752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3748in" text:min-label-width="0.3752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1.8748in" text:min-label-width="0.3752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3748in" text:min-label-width="0.3752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2.8748in" text:min-label-width="0.3752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3748in" text:min-label-width="0.3752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3.8748in" text:min-label-width="0.3752in"/>
        <style:text-properties fo:font-family="Wingdings" style:font-pitch="variable" fo:font-size="100%"/>
      </text:list-level-style-bullet>
    </text:list-style>
    <text:list-style style:name="a3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6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5">
      <text:list-level-style-bullet text:level="1" text:bullet-char="Ø">
        <style:list-level-properties text:space-before="0in" text:min-label-width="0.3752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1248in" text:min-label-width="0.3752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0.6248in" text:min-label-width="0.3752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1248in" text:min-label-width="0.3752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1.6248in" text:min-label-width="0.3752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1248in" text:min-label-width="0.3752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2.6248in" text:min-label-width="0.3752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1248in" text:min-label-width="0.3752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3.6248in" text:min-label-width="0.3752in"/>
        <style:text-properties fo:font-family="Wingdings" style:font-pitch="variable" fo:font-size="100%"/>
      </text:list-level-style-bullet>
    </text:list-style>
    <text:list-style style:name="a240">
      <text:list-level-style-bullet text:level="1" text:bullet-char="Ø">
        <style:list-level-properties text:space-before="0in" text:min-label-width="0.3752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1248in" text:min-label-width="0.3752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0.6248in" text:min-label-width="0.3752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1248in" text:min-label-width="0.3752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1.6248in" text:min-label-width="0.3752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1248in" text:min-label-width="0.3752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2.6248in" text:min-label-width="0.3752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1248in" text:min-label-width="0.3752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3.6248in" text:min-label-width="0.3752in"/>
        <style:text-properties fo:font-family="Wingdings" style:font-pitch="variable" fo:font-size="100%"/>
      </text:list-level-style-bullet>
    </text:list-style>
    <text:list-style style:name="a12">
      <text:list-level-style-bullet text:level="1" text:bullet-char="o">
        <style:list-level-properties text:space-before="0.1252in" text:min-label-width="0.25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5626in" text:min-label-width="0.2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1in" text:min-label-width="0.25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5in" text:min-label-width="0.2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2in" text:min-label-width="0.25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in" text:min-label-width="0.2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in" text:min-label-width="0.25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in" text:min-label-width="0.2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in" text:min-label-width="0.25in"/>
        <style:text-properties fo:font-family="Courier New" style:font-family-generic="modern" style:font-pitch="fixed" fo:font-size="100%"/>
      </text:list-level-style-bullet>
    </text:list-style>
    <text:list-style style:name="a244">
      <text:list-level-style-bullet text:level="1" text:bullet-char="Ø">
        <style:list-level-properties text:space-before="0in" text:min-label-width="0.3752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1248in" text:min-label-width="0.3752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0.6248in" text:min-label-width="0.3752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1248in" text:min-label-width="0.3752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1.6248in" text:min-label-width="0.3752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1248in" text:min-label-width="0.3752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2.6248in" text:min-label-width="0.3752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1248in" text:min-label-width="0.3752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3.6248in" text:min-label-width="0.3752in"/>
        <style:text-properties fo:font-family="Wingdings" style:font-pitch="variable" fo:font-size="100%"/>
      </text:list-level-style-bullet>
    </text:list-style>
    <text:list-style style:name="a4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">
      <text:list-level-style-bullet text:level="1" text:bullet-char="•">
        <style:list-level-properties text:space-before="0.1252in" text:min-label-width="0.25in"/>
        <style:text-properties fo:font-family="Arial" style:font-family-generic="swiss" fo:font-size="100%"/>
      </text:list-level-style-bullet>
      <text:list-level-style-bullet text:level="2" text:bullet-char="•">
        <style:list-level-properties text:space-before="0.5626in" text:min-label-width="0.25in"/>
        <style:text-properties fo:font-family="Arial" style:font-family-generic="swiss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fo:font-size="100%"/>
      </text:list-level-style-bullet>
    </text:list-style>
    <text:list-style style:name="a2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">
      <text:list-level-style-bullet text:level="1" text:bullet-char="•">
        <style:list-level-properties text:space-before="0.1252in" text:min-label-width="0.25in"/>
        <style:text-properties fo:font-family="Arial" style:font-family-generic="swiss" fo:font-size="100%"/>
      </text:list-level-style-bullet>
      <text:list-level-style-bullet text:level="2" text:bullet-char="•">
        <style:list-level-properties text:space-before="0.5626in" text:min-label-width="0.25in"/>
        <style:text-properties fo:font-family="Arial" style:font-family-generic="swiss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fo:font-size="100%"/>
      </text:list-level-style-bullet>
    </text:list-style>
    <text:list-style style:name="a3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6">
      <text:list-level-style-bullet text:level="1" text:bullet-char="Ø">
        <style:list-level-properties text:space-before="0in" text:min-label-width="0.3752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4374in" text:min-label-width="0.3752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0.8748in" text:min-label-width="0.3752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3748in" text:min-label-width="0.3752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1.8748in" text:min-label-width="0.3752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3748in" text:min-label-width="0.3752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2.8748in" text:min-label-width="0.3752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3748in" text:min-label-width="0.3752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3.8748in" text:min-label-width="0.3752in"/>
        <style:text-properties fo:font-family="Wingdings" style:font-pitch="variable" fo:font-size="100%"/>
      </text:list-level-style-bullet>
    </text:list-style>
    <number:date-style xmlns:number="urn:oasis:names:tc:opendocument:xmlns:datastyle:1.0" style:name="a5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1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9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5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9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6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5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6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6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9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Master1-2_Thème-Office" style:page-layout-name="pageLayout1" draw:style-name="a0">
      <draw:frame draw:id="id0" presentation:style-name="a3" draw:name="Espace réservé du titre 1" svg:x="0.23425in" svg:y="0in" svg:width="9.6874in" svg:height="0.54685in" presentation:class="title" presentation:placeholder="false">
        <draw:text-box>
          <text:p text:style-name="a2" text:class-names="" text:cond-style-name=""><text:span text:style-name="a1" text:class-names="">Cliquez pour modifier le style du titre</text:span></text:p>
        </draw:text-box>
        <svg:title/>
        <svg:desc/>
      </draw:frame>
      <draw:frame draw:id="id1" presentation:style-name="a19" draw:name="Espace réservé du texte 2" svg:x="0.2189in" svg:y="0.70315in" svg:width="9in" svg:height="4.94961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quez pour modifier les styles du texte du masque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Deuxième niveau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Espace réservé de la date 3" svg:x="0.5in" svg:y="6.95157in" svg:width="2.33346in" svg:height="0.3992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2021/10/4</text:date></text:span></text:p>
        </draw:text-box>
        <svg:title/>
        <svg:desc/>
      </draw:frame>
      <draw:frame draw:id="id3" presentation:style-name="a26" draw:name="Espace réservé du pied de page 4" svg:x="3.41653in" svg:y="6.95157in" svg:width="3.16653in" svg:height="0.3992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Espace réservé du numéro de diapositive 5" svg:x="7.16654in" svg:y="6.95157in" svg:width="2.33346in" svg:height="0.3992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draw:custom-shape svg:x="0in" svg:y="6.95315in" svg:width="10in" svg:height="0.54685in" draw:id="id5" draw:style-name="a32" draw:name="Rectangle 6">
        <svg:title/>
        <svg:desc/>
        <text:p text:style-name="a31" text:class-names="" text:cond-style-name=""><text:span text:style-name="a3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.3126in" svg:y1="0.54685in" svg:x2="9.6874in" svg:y2="0.54685in" draw:id="id6" draw:style-name="a33" draw:name="Connecteur droit 9">
        <svg:title/>
        <svg:desc/>
      </draw:connector>
      <draw:frame draw:id="id7" draw:style-name="a36" draw:name="Espace réservé du numéro de diapositive 5" svg:x="9.5311in" svg:y="7.10079in" svg:width="0.45827in" svg:height="0.39921in">
        <draw:text-box>
          <text:p text:style-name="a35" text:class-names="" text:cond-style-name=""><text:span text:style-name="a34" text:class-names=""><text:page-number style:num-format="1" text:fixed="false"/></text:span></text:p>
        </draw:text-box>
        <svg:title/>
        <svg:desc/>
      </draw:frame>
      <draw:frame draw:id="id8" draw:style-name="a39" draw:name="Espace réservé du pied de page 4" svg:x="0in" svg:y="7.10079in" svg:width="3.16653in" svg:height="0.39921in">
        <draw:text-box>
          <text:p text:style-name="a38" text:class-names="" text:cond-style-name=""><text:span text:style-name="a37" text:class-names="">Global Strategic Plan</text:span></text:p>
        </draw:text-box>
        <svg:title/>
        <svg:desc/>
      </draw:frame>
      <draw:frame draw:id="id9" draw:style-name="a40" draw:name="Picture 2" svg:x="7.52441in" svg:y="6.75157in" svg:width="2.00709in" svg:height="0.74842in" style:rel-width="scale" style:rel-height="scale">
        <draw:image xlink:href="media/image2.jpg" xlink:type="simple" xlink:show="embed" xlink:actuate="onLoad"/>
        <svg:title/>
        <svg:desc>http://www.jobekia.com/salon/images/stories/salon/logo-lactalis.jpg</svg:desc>
      </draw:frame>
      <presentation:notes style:page-layout-name="pageLayout2" draw:style-name="a70">
        <draw:frame draw:id="id10" presentation:style-name="a43" draw:name="Espace réservé de l'en-tête 1" svg:x="0in" svg:y="0in" svg:width="3.22126in" svg:height="0.54291in" presentation:class="header" presentation:placeholder="false">
          <draw:text-box>
            <text:p text:style-name="a42" text:class-names="" text:cond-style-name=""><text:span text:style-name="a41" text:class-names=""/></text:p>
          </draw:text-box>
          <svg:title/>
          <svg:desc/>
        </draw:frame>
        <draw:frame draw:id="id11" presentation:style-name="a47" draw:name="Espace réservé de la date 2" svg:x="4.21102in" svg:y="0in" svg:width="3.22126in" svg:height="0.54291in" presentation:class="date-time" presentation:placeholder="false">
          <draw:text-box>
            <text:p text:style-name="a46" text:class-names="" text:cond-style-name=""><text:span text:style-name="a44" text:class-names=""><text:date text:fixed="false" style:data-style-name="a45">2021/10/4</text:date></text:span></text:p>
          </draw:text-box>
          <svg:title/>
          <svg:desc/>
        </draw:frame>
        <draw:page-thumbnail svg:x="1.00354in" svg:y="0.81417in" svg:width="5.42717in" svg:height="4.07126in" presentation:class="page" draw:id="id12" presentation:style-name="a48" draw:name="Espace réservé de l'image des diapositives 3">
          <svg:title/>
          <svg:desc/>
        </draw:page-thumbnail>
        <draw:frame draw:id="id13" presentation:style-name="a63" draw:name="Espace réservé des commentaires 4" svg:x="0.74331in" svg:y="5.15669in" svg:width="5.94724in" svg:height="4.88504in" presentation:class="notes" presentation:placeholder="false">
          <draw:text-box>
            <text:p text:style-name="a50" text:class-names="" text:cond-style-name=""><text:span text:style-name="a49" text:class-names="">Modifiez les styles du texte du masque</text:span></text:p>
            <text:list text:style-name="a53">
              <text:list-item>
                <text:list text:style-name="a53">
                  <text:list-item>
                    <text:p text:style-name="a52" text:class-names="" text:cond-style-name=""><text:span text:style-name="a51" text:class-names="">Deuxième niveau</text:span></text:p>
                  </text:list-item>
                </text:list>
              </text:list-item>
            </text:list>
            <text:list text:style-name="a56">
              <text:list-item>
                <text:list text:style-name="a56">
                  <text:list-item>
                    <text:list text:style-name="a56">
                      <text:list-item>
                        <text:p text:style-name="a55" text:class-names="" text:cond-style-name=""><text:span text:style-name="a54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59">
              <text:list-item>
                <text:list text:style-name="a59">
                  <text:list-item>
                    <text:list text:style-name="a59">
                      <text:list-item>
                        <text:list text:style-name="a59">
                          <text:list-item>
                            <text:p text:style-name="a58" text:class-names="" text:cond-style-name=""><text:span text:style-name="a57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2">
              <text:list-item>
                <text:list text:style-name="a62">
                  <text:list-item>
                    <text:list text:style-name="a62">
                      <text:list-item>
                        <text:list text:style-name="a62">
                          <text:list-item>
                            <text:list text:style-name="a62">
                              <text:list-item>
                                <text:p text:style-name="a61" text:class-names="" text:cond-style-name=""><text:span text:style-name="a60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4" presentation:style-name="a66" draw:name="Espace réservé du pied de page 5" svg:x="0in" svg:y="10.31102in" svg:width="3.22126in" svg:height="0.54291in" presentation:class="footer" presentation:placeholder="false">
          <draw:text-box>
            <text:p text:style-name="a65" text:class-names="" text:cond-style-name=""><text:span text:style-name="a64" text:class-names=""/></text:p>
          </draw:text-box>
          <svg:title/>
          <svg:desc/>
        </draw:frame>
        <draw:frame draw:id="id15" presentation:style-name="a69" draw:name="Espace réservé du numéro de diapositive 6" svg:x="4.21102in" svg:y="10.31102in" svg:width="3.22126in" svg:height="0.54291in" presentation:class="page-number" presentation:placeholder="false">
          <draw:text-box>
            <text:p text:style-name="a68" text:class-names="" text:cond-style-name=""><text:span text:style-name="a6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Diapositive-de-titre" style:page-layout-name="pageLayout1" draw:style-name="a71">
      <draw:custom-shape svg:x="0in" svg:y="6.95315in" svg:width="10in" svg:height="0.54685in" draw:id="id16" draw:layer="Master1-bg" draw:style-name="a74" draw:name="Rectangle 4">
        <svg:title/>
        <svg:desc/>
        <text:p text:style-name="a73" text:class-names="" text:cond-style-name=""><text:span text:style-name="a7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.3126in" svg:y1="0.54685in" svg:x2="9.6874in" svg:y2="0.54685in" draw:id="id17" draw:layer="Master1-bg" draw:style-name="a75" draw:name="Connecteur droit 9">
        <svg:title/>
        <svg:desc/>
      </draw:connector>
      <draw:frame draw:id="id18" draw:layer="Master1-bg" draw:style-name="a78" draw:name="Espace réservé du numéro de diapositive 5" svg:x="9.5311in" svg:y="7.10079in" svg:width="0.45827in" svg:height="0.39921in">
        <draw:text-box>
          <text:p text:style-name="a77" text:class-names="" text:cond-style-name=""><text:span text:style-name="a76" text:class-names=""><text:page-number style:num-format="1" text:fixed="false"/></text:span></text:p>
        </draw:text-box>
        <svg:title/>
        <svg:desc/>
      </draw:frame>
      <draw:frame draw:id="id19" draw:layer="Master1-bg" draw:style-name="a81" draw:name="Espace réservé du pied de page 4" svg:x="0in" svg:y="7.10079in" svg:width="3.16653in" svg:height="0.39921in">
        <draw:text-box>
          <text:p text:style-name="a80" text:class-names="" text:cond-style-name=""><text:span text:style-name="a79" text:class-names="">Global Strategic Plan</text:span></text:p>
        </draw:text-box>
        <svg:title/>
        <svg:desc/>
      </draw:frame>
      <draw:frame draw:id="id20" draw:layer="Master1-bg" draw:style-name="a82" draw:name="Picture 2" svg:x="7.52441in" svg:y="6.75157in" svg:width="2.00709in" svg:height="0.74842in" style:rel-width="scale" style:rel-height="scale">
        <draw:image xlink:href="media/image2.jpg" xlink:type="simple" xlink:show="embed" xlink:actuate="onLoad"/>
        <svg:title/>
        <svg:desc>http://www.jobekia.com/salon/images/stories/salon/logo-lactalis.jpg</svg:desc>
      </draw:frame>
      <draw:custom-shape svg:x="0in" svg:y="0in" svg:width="10in" svg:height="0.6252in" draw:id="id21" draw:style-name="a85" draw:name="Rectangle 3">
        <svg:title/>
        <svg:desc/>
        <text:p text:style-name="a84" text:class-names="" text:cond-style-name=""><text:span text:style-name="a8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2" presentation:style-name="a88" draw:name="Titre 1" svg:x="0.75in" svg:y="2.32992in" svg:width="8.5in" svg:height="1.60748in" presentation:class="title" presentation:placeholder="false">
        <draw:text-box>
          <text:p text:style-name="a87" text:class-names="" text:cond-style-name=""><text:span text:style-name="a86" text:class-names="">Cliquez pour modifier le style du titre</text:span></text:p>
        </draw:text-box>
        <svg:title/>
        <svg:desc/>
      </draw:frame>
      <draw:frame draw:id="id23" presentation:style-name="a91" draw:name="Sous-titre 2" svg:x="1.5in" svg:y="4.25in" svg:width="7in" svg:height="1.91653in" presentation:class="subtitle" presentation:placeholder="false">
        <draw:text-box>
          <text:p text:style-name="a90" text:class-names="" text:cond-style-name=""><text:span text:style-name="a89" text:class-names="">Cliquez pour modifier le style des sous-titres du masque</text:span></text:p>
        </draw:text-box>
        <svg:title/>
        <svg:desc/>
      </draw:frame>
      <presentation:notes style:page-layout-name="pageLayout2" draw:style-name="a121">
        <draw:frame draw:id="id10" presentation:style-name="a94" draw:name="Espace réservé de l'en-tête 1" svg:x="0in" svg:y="0in" svg:width="3.22126in" svg:height="0.54291in" presentation:class="header" presentation:placeholder="false">
          <draw:text-box>
            <text:p text:style-name="a93" text:class-names="" text:cond-style-name=""><text:span text:style-name="a92" text:class-names=""/></text:p>
          </draw:text-box>
          <svg:title/>
          <svg:desc/>
        </draw:frame>
        <draw:frame draw:id="id11" presentation:style-name="a98" draw:name="Espace réservé de la date 2" svg:x="4.21102in" svg:y="0in" svg:width="3.22126in" svg:height="0.54291in" presentation:class="date-time" presentation:placeholder="false">
          <draw:text-box>
            <text:p text:style-name="a97" text:class-names="" text:cond-style-name=""><text:span text:style-name="a95" text:class-names=""><text:date text:fixed="false" style:data-style-name="a96">2021/10/4</text:date></text:span></text:p>
          </draw:text-box>
          <svg:title/>
          <svg:desc/>
        </draw:frame>
        <draw:page-thumbnail svg:x="1.00354in" svg:y="0.81417in" svg:width="5.42717in" svg:height="4.07126in" presentation:class="page" draw:id="id12" presentation:style-name="a99" draw:name="Espace réservé de l'image des diapositives 3">
          <svg:title/>
          <svg:desc/>
        </draw:page-thumbnail>
        <draw:frame draw:id="id13" presentation:style-name="a114" draw:name="Espace réservé des commentaires 4" svg:x="0.74331in" svg:y="5.15669in" svg:width="5.94724in" svg:height="4.88504in" presentation:class="notes" presentation:placeholder="false">
          <draw:text-box>
            <text:p text:style-name="a101" text:class-names="" text:cond-style-name=""><text:span text:style-name="a100" text:class-names="">Modifiez les styles du texte du masque</text:span></text:p>
            <text:list text:style-name="a104">
              <text:list-item>
                <text:list text:style-name="a104">
                  <text:list-item>
                    <text:p text:style-name="a103" text:class-names="" text:cond-style-name=""><text:span text:style-name="a102" text:class-names="">Deuxième niveau</text:span></text:p>
                  </text:list-item>
                </text:list>
              </text:list-item>
            </text:list>
            <text:list text:style-name="a107">
              <text:list-item>
                <text:list text:style-name="a107">
                  <text:list-item>
                    <text:list text:style-name="a107">
                      <text:list-item>
                        <text:p text:style-name="a106" text:class-names="" text:cond-style-name=""><text:span text:style-name="a105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10">
              <text:list-item>
                <text:list text:style-name="a110">
                  <text:list-item>
                    <text:list text:style-name="a110">
                      <text:list-item>
                        <text:list text:style-name="a110">
                          <text:list-item>
                            <text:p text:style-name="a109" text:class-names="" text:cond-style-name=""><text:span text:style-name="a108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3">
              <text:list-item>
                <text:list text:style-name="a113">
                  <text:list-item>
                    <text:list text:style-name="a113">
                      <text:list-item>
                        <text:list text:style-name="a113">
                          <text:list-item>
                            <text:list text:style-name="a113">
                              <text:list-item>
                                <text:p text:style-name="a112" text:class-names="" text:cond-style-name=""><text:span text:style-name="a111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4" presentation:style-name="a117" draw:name="Espace réservé du pied de page 5" svg:x="0in" svg:y="10.31102in" svg:width="3.22126in" svg:height="0.54291in" presentation:class="footer" presentation:placeholder="false">
          <draw:text-box>
            <text:p text:style-name="a116" text:class-names="" text:cond-style-name=""><text:span text:style-name="a115" text:class-names=""/></text:p>
          </draw:text-box>
          <svg:title/>
          <svg:desc/>
        </draw:frame>
        <draw:frame draw:id="id15" presentation:style-name="a120" draw:name="Espace réservé du numéro de diapositive 6" svg:x="4.21102in" svg:y="10.31102in" svg:width="3.22126in" svg:height="0.54291in" presentation:class="page-number" presentation:placeholder="false">
          <draw:text-box>
            <text:p text:style-name="a119" text:class-names="" text:cond-style-name=""><text:span text:style-name="a11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re-et-contenu" style:page-layout-name="pageLayout1" draw:style-name="a122">
      <draw:custom-shape svg:x="0in" svg:y="6.95315in" svg:width="10in" svg:height="0.54685in" draw:id="id24" draw:layer="Master1-bg" draw:style-name="a125" draw:name="Rectangle 4">
        <svg:title/>
        <svg:desc/>
        <text:p text:style-name="a124" text:class-names="" text:cond-style-name=""><text:span text:style-name="a12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.3126in" svg:y1="0.54685in" svg:x2="9.6874in" svg:y2="0.54685in" draw:id="id25" draw:layer="Master1-bg" draw:style-name="a126" draw:name="Connecteur droit 9">
        <svg:title/>
        <svg:desc/>
      </draw:connector>
      <draw:frame draw:id="id26" draw:layer="Master1-bg" draw:style-name="a129" draw:name="Espace réservé du numéro de diapositive 5" svg:x="9.5311in" svg:y="7.10079in" svg:width="0.45827in" svg:height="0.39921in">
        <draw:text-box>
          <text:p text:style-name="a128" text:class-names="" text:cond-style-name=""><text:span text:style-name="a127" text:class-names=""><text:page-number style:num-format="1" text:fixed="false"/></text:span></text:p>
        </draw:text-box>
        <svg:title/>
        <svg:desc/>
      </draw:frame>
      <draw:frame draw:id="id27" draw:layer="Master1-bg" draw:style-name="a132" draw:name="Espace réservé du pied de page 4" svg:x="0in" svg:y="7.10079in" svg:width="3.16653in" svg:height="0.39921in">
        <draw:text-box>
          <text:p text:style-name="a131" text:class-names="" text:cond-style-name=""><text:span text:style-name="a130" text:class-names="">Global Strategic Plan</text:span></text:p>
        </draw:text-box>
        <svg:title/>
        <svg:desc/>
      </draw:frame>
      <draw:frame draw:id="id28" draw:layer="Master1-bg" draw:style-name="a133" draw:name="Picture 2" svg:x="7.52441in" svg:y="6.75157in" svg:width="2.00709in" svg:height="0.74842in" style:rel-width="scale" style:rel-height="scale">
        <draw:image xlink:href="media/image2.jpg" xlink:type="simple" xlink:show="embed" xlink:actuate="onLoad"/>
        <svg:title/>
        <svg:desc>http://www.jobekia.com/salon/images/stories/salon/logo-lactalis.jpg</svg:desc>
      </draw:frame>
      <draw:frame draw:id="id29" presentation:style-name="a136" draw:name="Titre 1" svg:x="0.23425in" svg:y="-0.07835in" svg:width="9.76575in" svg:height="0.70315in" presentation:class="title" presentation:placeholder="false">
        <draw:text-box>
          <text:p text:style-name="a135" text:class-names="" text:cond-style-name=""><text:span text:style-name="a134" text:class-names="">Cliquez pour modifier le style du titre</text:span></text:p>
        </draw:text-box>
        <svg:title/>
        <svg:desc/>
      </draw:frame>
      <draw:frame draw:id="id30" presentation:style-name="a140" draw:name="Espace réservé du contenu 2" svg:x="0.3126in" svg:y="0.7811in" svg:width="9.3752in" svg:height="5.85945in" presentation:class="title" presentation:placeholder="false">
        <draw:text-box>
          <text:list text:style-name="a139">
            <text:list-item>
              <text:p text:style-name="a138" text:class-names="" text:cond-style-name=""><text:span text:style-name="a137" text:class-names="">Cliquez pour modifier les styles du texte du masque<text:line-break/>Deuxième niveau<text:line-break/>Troisième niveau<text:line-break/>Quatrième niveau<text:line-break/>Cinquième niveau</text:span></text:p>
            </text:list-item>
          </text:list>
        </draw:text-box>
        <svg:title/>
        <svg:desc/>
      </draw:frame>
      <draw:frame draw:id="id31" presentation:style-name="a144" draw:name="Espace réservé du contenu 3" svg:x="0.5in" svg:y="1.75472in" svg:width="8.99961in" svg:height="4.94961in" presentation:class="object" presentation:placeholder="false">
        <draw:text-box>
          <text:list text:style-name="a143">
            <text:list-item>
              <text:p text:style-name="a142" text:class-names="" text:cond-style-name=""><text:span text:style-name="a141" text:class-names=""/></text:p>
            </text:list-item>
          </text:list>
        </draw:text-box>
        <svg:title/>
        <svg:desc/>
      </draw:frame>
      <presentation:notes style:page-layout-name="pageLayout2" draw:style-name="a174">
        <draw:frame draw:id="id10" presentation:style-name="a147" draw:name="Espace réservé de l'en-tête 1" svg:x="0in" svg:y="0in" svg:width="3.22126in" svg:height="0.54291in" presentation:class="header" presentation:placeholder="false">
          <draw:text-box>
            <text:p text:style-name="a146" text:class-names="" text:cond-style-name=""><text:span text:style-name="a145" text:class-names=""/></text:p>
          </draw:text-box>
          <svg:title/>
          <svg:desc/>
        </draw:frame>
        <draw:frame draw:id="id11" presentation:style-name="a151" draw:name="Espace réservé de la date 2" svg:x="4.21102in" svg:y="0in" svg:width="3.22126in" svg:height="0.54291in" presentation:class="date-time" presentation:placeholder="false">
          <draw:text-box>
            <text:p text:style-name="a150" text:class-names="" text:cond-style-name=""><text:span text:style-name="a148" text:class-names=""><text:date text:fixed="false" style:data-style-name="a149">2021/10/4</text:date></text:span></text:p>
          </draw:text-box>
          <svg:title/>
          <svg:desc/>
        </draw:frame>
        <draw:page-thumbnail svg:x="1.00354in" svg:y="0.81417in" svg:width="5.42717in" svg:height="4.07126in" presentation:class="page" draw:id="id12" presentation:style-name="a152" draw:name="Espace réservé de l'image des diapositives 3">
          <svg:title/>
          <svg:desc/>
        </draw:page-thumbnail>
        <draw:frame draw:id="id13" presentation:style-name="a167" draw:name="Espace réservé des commentaires 4" svg:x="0.74331in" svg:y="5.15669in" svg:width="5.94724in" svg:height="4.88504in" presentation:class="notes" presentation:placeholder="false">
          <draw:text-box>
            <text:p text:style-name="a154" text:class-names="" text:cond-style-name=""><text:span text:style-name="a153" text:class-names="">Modifiez les styles du texte du masque</text:span></text:p>
            <text:list text:style-name="a157">
              <text:list-item>
                <text:list text:style-name="a157">
                  <text:list-item>
                    <text:p text:style-name="a156" text:class-names="" text:cond-style-name=""><text:span text:style-name="a155" text:class-names="">Deuxième niveau</text:span></text:p>
                  </text:list-item>
                </text:list>
              </text:list-item>
            </text:list>
            <text:list text:style-name="a160">
              <text:list-item>
                <text:list text:style-name="a160">
                  <text:list-item>
                    <text:list text:style-name="a160">
                      <text:list-item>
                        <text:p text:style-name="a159" text:class-names="" text:cond-style-name=""><text:span text:style-name="a158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63">
              <text:list-item>
                <text:list text:style-name="a163">
                  <text:list-item>
                    <text:list text:style-name="a163">
                      <text:list-item>
                        <text:list text:style-name="a163">
                          <text:list-item>
                            <text:p text:style-name="a162" text:class-names="" text:cond-style-name=""><text:span text:style-name="a161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66">
              <text:list-item>
                <text:list text:style-name="a166">
                  <text:list-item>
                    <text:list text:style-name="a166">
                      <text:list-item>
                        <text:list text:style-name="a166">
                          <text:list-item>
                            <text:list text:style-name="a166">
                              <text:list-item>
                                <text:p text:style-name="a165" text:class-names="" text:cond-style-name=""><text:span text:style-name="a164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4" presentation:style-name="a170" draw:name="Espace réservé du pied de page 5" svg:x="0in" svg:y="10.31102in" svg:width="3.22126in" svg:height="0.54291in" presentation:class="footer" presentation:placeholder="false">
          <draw:text-box>
            <text:p text:style-name="a169" text:class-names="" text:cond-style-name=""><text:span text:style-name="a168" text:class-names=""/></text:p>
          </draw:text-box>
          <svg:title/>
          <svg:desc/>
        </draw:frame>
        <draw:frame draw:id="id15" presentation:style-name="a173" draw:name="Espace réservé du numéro de diapositive 6" svg:x="4.21102in" svg:y="10.31102in" svg:width="3.22126in" svg:height="0.54291in" presentation:class="page-number" presentation:placeholder="false">
          <draw:text-box>
            <text:p text:style-name="a172" text:class-names="" text:cond-style-name=""><text:span text:style-name="a17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cust-Titre-de-section" style:page-layout-name="pageLayout1" draw:style-name="a175">
      <draw:custom-shape svg:x="0in" svg:y="6.95315in" svg:width="10in" svg:height="0.54685in" draw:id="id32" draw:layer="Master1-bg" draw:style-name="a178" draw:name="Rectangle 3">
        <svg:title/>
        <svg:desc/>
        <text:p text:style-name="a177" text:class-names="" text:cond-style-name=""><text:span text:style-name="a17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.3126in" svg:y1="0.54685in" svg:x2="9.6874in" svg:y2="0.54685in" draw:id="id33" draw:layer="Master1-bg" draw:style-name="a179" draw:name="Connecteur droit 9">
        <svg:title/>
        <svg:desc/>
      </draw:connector>
      <draw:frame draw:id="id34" draw:layer="Master1-bg" draw:style-name="a182" draw:name="Espace réservé du numéro de diapositive 5" svg:x="9.5311in" svg:y="7.10079in" svg:width="0.45827in" svg:height="0.39921in">
        <draw:text-box>
          <text:p text:style-name="a181" text:class-names="" text:cond-style-name=""><text:span text:style-name="a180" text:class-names=""><text:page-number style:num-format="1" text:fixed="false"/></text:span></text:p>
        </draw:text-box>
        <svg:title/>
        <svg:desc/>
      </draw:frame>
      <draw:frame draw:id="id35" draw:layer="Master1-bg" draw:style-name="a185" draw:name="Espace réservé du pied de page 4" svg:x="0in" svg:y="7.10079in" svg:width="3.16653in" svg:height="0.39921in">
        <draw:text-box>
          <text:p text:style-name="a184" text:class-names="" text:cond-style-name=""><text:span text:style-name="a183" text:class-names="">Global Strategic Plan</text:span></text:p>
        </draw:text-box>
        <svg:title/>
        <svg:desc/>
      </draw:frame>
      <draw:frame draw:id="id36" draw:layer="Master1-bg" draw:style-name="a186" draw:name="Picture 2" svg:x="7.52441in" svg:y="6.75157in" svg:width="2.00709in" svg:height="0.74842in" style:rel-width="scale" style:rel-height="scale">
        <draw:image xlink:href="media/image2.jpg" xlink:type="simple" xlink:show="embed" xlink:actuate="onLoad"/>
        <svg:title/>
        <svg:desc>http://www.jobekia.com/salon/images/stories/salon/logo-lactalis.jpg</svg:desc>
      </draw:frame>
      <draw:custom-shape svg:x="0in" svg:y="0in" svg:width="10in" svg:height="0.6252in" draw:id="id37" draw:style-name="a189" draw:name="Rectangle 2">
        <svg:title/>
        <svg:desc/>
        <text:p text:style-name="a188" text:class-names="" text:cond-style-name=""><text:span text:style-name="a18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8" presentation:style-name="a192" draw:name="Titre 1" svg:x="0.7811in" svg:y="2.73425in" svg:width="8.5in" svg:height="0.85945in" presentation:class="title" presentation:placeholder="false">
        <draw:text-box>
          <text:p text:style-name="a191" text:class-names="" text:cond-style-name=""><text:span text:style-name="a190" text:class-names="">Cliquez pour modifier le style du titre</text:span></text:p>
        </draw:text-box>
        <svg:title/>
        <svg:desc/>
      </draw:frame>
      <presentation:notes style:page-layout-name="pageLayout2" draw:style-name="a222">
        <draw:frame draw:id="id10" presentation:style-name="a195" draw:name="Espace réservé de l'en-tête 1" svg:x="0in" svg:y="0in" svg:width="3.22126in" svg:height="0.54291in" presentation:class="header" presentation:placeholder="false">
          <draw:text-box>
            <text:p text:style-name="a194" text:class-names="" text:cond-style-name=""><text:span text:style-name="a193" text:class-names=""/></text:p>
          </draw:text-box>
          <svg:title/>
          <svg:desc/>
        </draw:frame>
        <draw:frame draw:id="id11" presentation:style-name="a199" draw:name="Espace réservé de la date 2" svg:x="4.21102in" svg:y="0in" svg:width="3.22126in" svg:height="0.54291in" presentation:class="date-time" presentation:placeholder="false">
          <draw:text-box>
            <text:p text:style-name="a198" text:class-names="" text:cond-style-name=""><text:span text:style-name="a196" text:class-names=""><text:date text:fixed="false" style:data-style-name="a197">2021/10/4</text:date></text:span></text:p>
          </draw:text-box>
          <svg:title/>
          <svg:desc/>
        </draw:frame>
        <draw:page-thumbnail svg:x="1.00354in" svg:y="0.81417in" svg:width="5.42717in" svg:height="4.07126in" presentation:class="page" draw:id="id12" presentation:style-name="a200" draw:name="Espace réservé de l'image des diapositives 3">
          <svg:title/>
          <svg:desc/>
        </draw:page-thumbnail>
        <draw:frame draw:id="id13" presentation:style-name="a215" draw:name="Espace réservé des commentaires 4" svg:x="0.74331in" svg:y="5.15669in" svg:width="5.94724in" svg:height="4.88504in" presentation:class="notes" presentation:placeholder="false">
          <draw:text-box>
            <text:p text:style-name="a202" text:class-names="" text:cond-style-name=""><text:span text:style-name="a201" text:class-names="">Modifiez les styles du texte du masque</text:span></text:p>
            <text:list text:style-name="a205">
              <text:list-item>
                <text:list text:style-name="a205">
                  <text:list-item>
                    <text:p text:style-name="a204" text:class-names="" text:cond-style-name=""><text:span text:style-name="a203" text:class-names="">Deuxième niveau</text:span></text:p>
                  </text:list-item>
                </text:list>
              </text:list-item>
            </text:list>
            <text:list text:style-name="a208">
              <text:list-item>
                <text:list text:style-name="a208">
                  <text:list-item>
                    <text:list text:style-name="a208">
                      <text:list-item>
                        <text:p text:style-name="a207" text:class-names="" text:cond-style-name=""><text:span text:style-name="a206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211">
              <text:list-item>
                <text:list text:style-name="a211">
                  <text:list-item>
                    <text:list text:style-name="a211">
                      <text:list-item>
                        <text:list text:style-name="a211">
                          <text:list-item>
                            <text:p text:style-name="a210" text:class-names="" text:cond-style-name=""><text:span text:style-name="a209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14">
              <text:list-item>
                <text:list text:style-name="a214">
                  <text:list-item>
                    <text:list text:style-name="a214">
                      <text:list-item>
                        <text:list text:style-name="a214">
                          <text:list-item>
                            <text:list text:style-name="a214">
                              <text:list-item>
                                <text:p text:style-name="a213" text:class-names="" text:cond-style-name=""><text:span text:style-name="a212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4" presentation:style-name="a218" draw:name="Espace réservé du pied de page 5" svg:x="0in" svg:y="10.31102in" svg:width="3.22126in" svg:height="0.54291in" presentation:class="footer" presentation:placeholder="false">
          <draw:text-box>
            <text:p text:style-name="a217" text:class-names="" text:cond-style-name=""><text:span text:style-name="a216" text:class-names=""/></text:p>
          </draw:text-box>
          <svg:title/>
          <svg:desc/>
        </draw:frame>
        <draw:frame draw:id="id15" presentation:style-name="a221" draw:name="Espace réservé du numéro de diapositive 6" svg:x="4.21102in" svg:y="10.31102in" svg:width="3.22126in" svg:height="0.54291in" presentation:class="page-number" presentation:placeholder="false">
          <draw:text-box>
            <text:p text:style-name="a220" text:class-names="" text:cond-style-name=""><text:span text:style-name="a21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Deux-contenus" style:page-layout-name="pageLayout1" draw:style-name="a223">
      <draw:custom-shape svg:x="0in" svg:y="6.95315in" svg:width="10in" svg:height="0.54685in" draw:id="id39" draw:layer="Master1-bg" draw:style-name="a226" draw:name="Rectangle 4">
        <svg:title/>
        <svg:desc/>
        <text:p text:style-name="a225" text:class-names="" text:cond-style-name=""><text:span text:style-name="a22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.3126in" svg:y1="0.54685in" svg:x2="9.6874in" svg:y2="0.54685in" draw:id="id40" draw:layer="Master1-bg" draw:style-name="a227" draw:name="Connecteur droit 9">
        <svg:title/>
        <svg:desc/>
      </draw:connector>
      <draw:frame draw:id="id41" draw:layer="Master1-bg" draw:style-name="a230" draw:name="Espace réservé du numéro de diapositive 5" svg:x="9.5311in" svg:y="7.10079in" svg:width="0.45827in" svg:height="0.39921in">
        <draw:text-box>
          <text:p text:style-name="a229" text:class-names="" text:cond-style-name=""><text:span text:style-name="a228" text:class-names=""><text:page-number style:num-format="1" text:fixed="false"/></text:span></text:p>
        </draw:text-box>
        <svg:title/>
        <svg:desc/>
      </draw:frame>
      <draw:frame draw:id="id42" draw:layer="Master1-bg" draw:style-name="a233" draw:name="Espace réservé du pied de page 4" svg:x="0in" svg:y="7.10079in" svg:width="3.16653in" svg:height="0.39921in">
        <draw:text-box>
          <text:p text:style-name="a232" text:class-names="" text:cond-style-name=""><text:span text:style-name="a231" text:class-names="">Global Strategic Plan</text:span></text:p>
        </draw:text-box>
        <svg:title/>
        <svg:desc/>
      </draw:frame>
      <draw:frame draw:id="id43" draw:layer="Master1-bg" draw:style-name="a234" draw:name="Picture 2" svg:x="7.52441in" svg:y="6.75157in" svg:width="2.00709in" svg:height="0.74842in" style:rel-width="scale" style:rel-height="scale">
        <draw:image xlink:href="media/image2.jpg" xlink:type="simple" xlink:show="embed" xlink:actuate="onLoad"/>
        <svg:title/>
        <svg:desc>http://www.jobekia.com/salon/images/stories/salon/logo-lactalis.jpg</svg:desc>
      </draw:frame>
      <draw:frame draw:id="id44" presentation:style-name="a237" draw:name="Titre 1" svg:x="0.23425in" svg:y="0in" svg:width="9.6874in" svg:height="0.54685in" presentation:class="title" presentation:placeholder="false">
        <draw:text-box>
          <text:p text:style-name="a236" text:class-names="" text:cond-style-name=""><text:span text:style-name="a235" text:class-names="">Cliquez pour modifier le style du titre</text:span></text:p>
        </draw:text-box>
        <svg:title/>
        <svg:desc/>
      </draw:frame>
      <draw:frame draw:id="id45" presentation:style-name="a241" draw:name="Espace réservé du contenu 2" svg:x="0.48779in" svg:y="1.79331in" svg:width="4.41653in" svg:height="4.94961in" presentation:class="title" presentation:placeholder="false">
        <draw:text-box>
          <text:list text:style-name="a240">
            <text:list-item>
              <text:p text:style-name="a239" text:class-names="" text:cond-style-name=""><text:span text:style-name="a238" text:class-names="">Cliquez pour modifier les styles du texte du masque<text:line-break/>Deuxième niveau<text:line-break/>Troisième niveau<text:line-break/>Quatrième niveau<text:line-break/>Cinquième niveau</text:span></text:p>
            </text:list-item>
          </text:list>
        </draw:text-box>
        <svg:title/>
        <svg:desc/>
      </draw:frame>
      <draw:frame draw:id="id46" presentation:style-name="a245" draw:name="Espace réservé du contenu 3" svg:x="5.08346in" svg:y="1.75in" svg:width="4.41653in" svg:height="4.94961in" presentation:class="title" presentation:placeholder="false">
        <draw:text-box>
          <text:list text:style-name="a244">
            <text:list-item>
              <text:p text:style-name="a243" text:class-names="" text:cond-style-name=""><text:span text:style-name="a242" text:class-names="">Cliquez pour modifier les styles du texte du masque<text:line-break/>Deuxième niveau<text:line-break/>Troisième niveau<text:line-break/>Quatrième niveau<text:line-break/>Cinquième niveau</text:span></text:p>
            </text:list-item>
          </text:list>
        </draw:text-box>
        <svg:title/>
        <svg:desc/>
      </draw:frame>
      <presentation:notes style:page-layout-name="pageLayout2" draw:style-name="a275">
        <draw:frame draw:id="id10" presentation:style-name="a248" draw:name="Espace réservé de l'en-tête 1" svg:x="0in" svg:y="0in" svg:width="3.22126in" svg:height="0.54291in" presentation:class="header" presentation:placeholder="false">
          <draw:text-box>
            <text:p text:style-name="a247" text:class-names="" text:cond-style-name=""><text:span text:style-name="a246" text:class-names=""/></text:p>
          </draw:text-box>
          <svg:title/>
          <svg:desc/>
        </draw:frame>
        <draw:frame draw:id="id11" presentation:style-name="a252" draw:name="Espace réservé de la date 2" svg:x="4.21102in" svg:y="0in" svg:width="3.22126in" svg:height="0.54291in" presentation:class="date-time" presentation:placeholder="false">
          <draw:text-box>
            <text:p text:style-name="a251" text:class-names="" text:cond-style-name=""><text:span text:style-name="a249" text:class-names=""><text:date text:fixed="false" style:data-style-name="a250">2021/10/4</text:date></text:span></text:p>
          </draw:text-box>
          <svg:title/>
          <svg:desc/>
        </draw:frame>
        <draw:page-thumbnail svg:x="1.00354in" svg:y="0.81417in" svg:width="5.42717in" svg:height="4.07126in" presentation:class="page" draw:id="id12" presentation:style-name="a253" draw:name="Espace réservé de l'image des diapositives 3">
          <svg:title/>
          <svg:desc/>
        </draw:page-thumbnail>
        <draw:frame draw:id="id13" presentation:style-name="a268" draw:name="Espace réservé des commentaires 4" svg:x="0.74331in" svg:y="5.15669in" svg:width="5.94724in" svg:height="4.88504in" presentation:class="notes" presentation:placeholder="false">
          <draw:text-box>
            <text:p text:style-name="a255" text:class-names="" text:cond-style-name=""><text:span text:style-name="a254" text:class-names="">Modifiez les styles du texte du masque</text:span></text:p>
            <text:list text:style-name="a258">
              <text:list-item>
                <text:list text:style-name="a258">
                  <text:list-item>
                    <text:p text:style-name="a257" text:class-names="" text:cond-style-name=""><text:span text:style-name="a256" text:class-names="">Deuxième niveau</text:span></text:p>
                  </text:list-item>
                </text:list>
              </text:list-item>
            </text:list>
            <text:list text:style-name="a261">
              <text:list-item>
                <text:list text:style-name="a261">
                  <text:list-item>
                    <text:list text:style-name="a261">
                      <text:list-item>
                        <text:p text:style-name="a260" text:class-names="" text:cond-style-name=""><text:span text:style-name="a259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264">
              <text:list-item>
                <text:list text:style-name="a264">
                  <text:list-item>
                    <text:list text:style-name="a264">
                      <text:list-item>
                        <text:list text:style-name="a264">
                          <text:list-item>
                            <text:p text:style-name="a263" text:class-names="" text:cond-style-name=""><text:span text:style-name="a262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67">
              <text:list-item>
                <text:list text:style-name="a267">
                  <text:list-item>
                    <text:list text:style-name="a267">
                      <text:list-item>
                        <text:list text:style-name="a267">
                          <text:list-item>
                            <text:list text:style-name="a267">
                              <text:list-item>
                                <text:p text:style-name="a266" text:class-names="" text:cond-style-name=""><text:span text:style-name="a265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4" presentation:style-name="a271" draw:name="Espace réservé du pied de page 5" svg:x="0in" svg:y="10.31102in" svg:width="3.22126in" svg:height="0.54291in" presentation:class="footer" presentation:placeholder="false">
          <draw:text-box>
            <text:p text:style-name="a270" text:class-names="" text:cond-style-name=""><text:span text:style-name="a269" text:class-names=""/></text:p>
          </draw:text-box>
          <svg:title/>
          <svg:desc/>
        </draw:frame>
        <draw:frame draw:id="id15" presentation:style-name="a274" draw:name="Espace réservé du numéro de diapositive 6" svg:x="4.21102in" svg:y="10.31102in" svg:width="3.22126in" svg:height="0.54291in" presentation:class="page-number" presentation:placeholder="false">
          <draw:text-box>
            <text:p text:style-name="a273" text:class-names="" text:cond-style-name=""><text:span text:style-name="a27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aison" style:page-layout-name="pageLayout1" draw:style-name="a276">
      <draw:custom-shape svg:x="0in" svg:y="6.95315in" svg:width="10in" svg:height="0.54685in" draw:id="id47" draw:layer="Master1-bg" draw:style-name="a279" draw:name="Rectangle 6">
        <svg:title/>
        <svg:desc/>
        <text:p text:style-name="a278" text:class-names="" text:cond-style-name=""><text:span text:style-name="a27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.3126in" svg:y1="0.54685in" svg:x2="9.6874in" svg:y2="0.54685in" draw:id="id48" draw:layer="Master1-bg" draw:style-name="a280" draw:name="Connecteur droit 9">
        <svg:title/>
        <svg:desc/>
      </draw:connector>
      <draw:frame draw:id="id49" draw:layer="Master1-bg" draw:style-name="a283" draw:name="Espace réservé du numéro de diapositive 5" svg:x="9.5311in" svg:y="7.10079in" svg:width="0.45827in" svg:height="0.39921in">
        <draw:text-box>
          <text:p text:style-name="a282" text:class-names="" text:cond-style-name=""><text:span text:style-name="a281" text:class-names=""><text:page-number style:num-format="1" text:fixed="false"/></text:span></text:p>
        </draw:text-box>
        <svg:title/>
        <svg:desc/>
      </draw:frame>
      <draw:frame draw:id="id50" draw:layer="Master1-bg" draw:style-name="a286" draw:name="Espace réservé du pied de page 4" svg:x="0in" svg:y="7.10079in" svg:width="3.16653in" svg:height="0.39921in">
        <draw:text-box>
          <text:p text:style-name="a285" text:class-names="" text:cond-style-name=""><text:span text:style-name="a284" text:class-names="">Global Strategic Plan</text:span></text:p>
        </draw:text-box>
        <svg:title/>
        <svg:desc/>
      </draw:frame>
      <draw:frame draw:id="id51" draw:layer="Master1-bg" draw:style-name="a287" draw:name="Picture 2" svg:x="7.52441in" svg:y="6.75157in" svg:width="2.00709in" svg:height="0.74842in" style:rel-width="scale" style:rel-height="scale">
        <draw:image xlink:href="media/image2.jpg" xlink:type="simple" xlink:show="embed" xlink:actuate="onLoad"/>
        <svg:title/>
        <svg:desc>http://www.jobekia.com/salon/images/stories/salon/logo-lactalis.jpg</svg:desc>
      </draw:frame>
      <draw:frame draw:id="id52" presentation:style-name="a290" draw:name="Titre 1" svg:x="0.23425in" svg:y="0in" svg:width="9.6874in" svg:height="0.54685in" presentation:class="title" presentation:placeholder="false">
        <draw:text-box>
          <text:p text:style-name="a289" text:class-names="" text:cond-style-name=""><text:span text:style-name="a288" text:class-names="">Cliquez pour modifier le style du titre</text:span></text:p>
        </draw:text-box>
        <svg:title/>
        <svg:desc/>
      </draw:frame>
      <draw:frame draw:id="id53" presentation:style-name="a294" draw:name="Espace réservé du texte 2" svg:x="0.5in" svg:y="1.67874in" svg:width="4.4185in" svg:height="0.69961in" presentation:class="outline" presentation:placeholder="false">
        <draw:text-box>
          <text:list text:style-name="a293">
            <text:list-item>
              <text:p text:style-name="a292" text:class-names="" text:cond-style-name=""><text:span text:style-name="a291" text:class-names="">Cliquez pour modifier les styles du texte du masque</text:span></text:p>
            </text:list-item>
          </text:list>
        </draw:text-box>
        <svg:title/>
        <svg:desc/>
      </draw:frame>
      <draw:frame draw:id="id54" presentation:style-name="a298" draw:name="Espace réservé du contenu 3" svg:x="0.5in" svg:y="2.37835in" svg:width="4.4185in" svg:height="4.32126in" presentation:class="title" presentation:placeholder="false">
        <draw:text-box>
          <text:list text:style-name="a297">
            <text:list-item>
              <text:p text:style-name="a296" text:class-names="" text:cond-style-name=""><text:span text:style-name="a295" text:class-names="">Cliquez pour modifier les styles du texte du masque<text:line-break/>Deuxième niveau<text:line-break/>Troisième niveau<text:line-break/>Quatrième niveau<text:line-break/>Cinquième niveau</text:span></text:p>
            </text:list-item>
          </text:list>
        </draw:text-box>
        <svg:title/>
        <svg:desc/>
      </draw:frame>
      <draw:frame draw:id="id55" presentation:style-name="a302" draw:name="Espace réservé du texte 4" svg:x="5.07992in" svg:y="1.67874in" svg:width="4.42008in" svg:height="0.69961in" presentation:class="outline" presentation:placeholder="false">
        <draw:text-box>
          <text:list text:style-name="a301">
            <text:list-item>
              <text:p text:style-name="a300" text:class-names="" text:cond-style-name=""><text:span text:style-name="a299" text:class-names="">Cliquez pour modifier les styles du texte du masque</text:span></text:p>
            </text:list-item>
          </text:list>
        </draw:text-box>
        <svg:title/>
        <svg:desc/>
      </draw:frame>
      <draw:frame draw:id="id56" presentation:style-name="a306" draw:name="Espace réservé du contenu 5" svg:x="5.07992in" svg:y="2.37835in" svg:width="4.42008in" svg:height="4.32126in" presentation:class="title" presentation:placeholder="false">
        <draw:text-box>
          <text:list text:style-name="a305">
            <text:list-item>
              <text:p text:style-name="a304" text:class-names="" text:cond-style-name=""><text:span text:style-name="a303" text:class-names="">Cliquez pour modifier les styles du texte du masque<text:line-break/>Deuxième niveau<text:line-break/>Troisième niveau<text:line-break/>Quatrième niveau<text:line-break/>Cinquième niveau</text:span></text:p>
            </text:list-item>
          </text:list>
        </draw:text-box>
        <svg:title/>
        <svg:desc/>
      </draw:frame>
      <presentation:notes style:page-layout-name="pageLayout2" draw:style-name="a336">
        <draw:frame draw:id="id10" presentation:style-name="a309" draw:name="Espace réservé de l'en-tête 1" svg:x="0in" svg:y="0in" svg:width="3.22126in" svg:height="0.54291in" presentation:class="header" presentation:placeholder="false">
          <draw:text-box>
            <text:p text:style-name="a308" text:class-names="" text:cond-style-name=""><text:span text:style-name="a307" text:class-names=""/></text:p>
          </draw:text-box>
          <svg:title/>
          <svg:desc/>
        </draw:frame>
        <draw:frame draw:id="id11" presentation:style-name="a313" draw:name="Espace réservé de la date 2" svg:x="4.21102in" svg:y="0in" svg:width="3.22126in" svg:height="0.54291in" presentation:class="date-time" presentation:placeholder="false">
          <draw:text-box>
            <text:p text:style-name="a312" text:class-names="" text:cond-style-name=""><text:span text:style-name="a310" text:class-names=""><text:date text:fixed="false" style:data-style-name="a311">2021/10/4</text:date></text:span></text:p>
          </draw:text-box>
          <svg:title/>
          <svg:desc/>
        </draw:frame>
        <draw:page-thumbnail svg:x="1.00354in" svg:y="0.81417in" svg:width="5.42717in" svg:height="4.07126in" presentation:class="page" draw:id="id12" presentation:style-name="a314" draw:name="Espace réservé de l'image des diapositives 3">
          <svg:title/>
          <svg:desc/>
        </draw:page-thumbnail>
        <draw:frame draw:id="id13" presentation:style-name="a329" draw:name="Espace réservé des commentaires 4" svg:x="0.74331in" svg:y="5.15669in" svg:width="5.94724in" svg:height="4.88504in" presentation:class="notes" presentation:placeholder="false">
          <draw:text-box>
            <text:p text:style-name="a316" text:class-names="" text:cond-style-name=""><text:span text:style-name="a315" text:class-names="">Modifiez les styles du texte du masque</text:span></text:p>
            <text:list text:style-name="a319">
              <text:list-item>
                <text:list text:style-name="a319">
                  <text:list-item>
                    <text:p text:style-name="a318" text:class-names="" text:cond-style-name=""><text:span text:style-name="a317" text:class-names="">Deuxième niveau</text:span></text:p>
                  </text:list-item>
                </text:list>
              </text:list-item>
            </text:list>
            <text:list text:style-name="a322">
              <text:list-item>
                <text:list text:style-name="a322">
                  <text:list-item>
                    <text:list text:style-name="a322">
                      <text:list-item>
                        <text:p text:style-name="a321" text:class-names="" text:cond-style-name=""><text:span text:style-name="a320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325">
              <text:list-item>
                <text:list text:style-name="a325">
                  <text:list-item>
                    <text:list text:style-name="a325">
                      <text:list-item>
                        <text:list text:style-name="a325">
                          <text:list-item>
                            <text:p text:style-name="a324" text:class-names="" text:cond-style-name=""><text:span text:style-name="a323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28">
              <text:list-item>
                <text:list text:style-name="a328">
                  <text:list-item>
                    <text:list text:style-name="a328">
                      <text:list-item>
                        <text:list text:style-name="a328">
                          <text:list-item>
                            <text:list text:style-name="a328">
                              <text:list-item>
                                <text:p text:style-name="a327" text:class-names="" text:cond-style-name=""><text:span text:style-name="a326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4" presentation:style-name="a332" draw:name="Espace réservé du pied de page 5" svg:x="0in" svg:y="10.31102in" svg:width="3.22126in" svg:height="0.54291in" presentation:class="footer" presentation:placeholder="false">
          <draw:text-box>
            <text:p text:style-name="a331" text:class-names="" text:cond-style-name=""><text:span text:style-name="a330" text:class-names=""/></text:p>
          </draw:text-box>
          <svg:title/>
          <svg:desc/>
        </draw:frame>
        <draw:frame draw:id="id15" presentation:style-name="a335" draw:name="Espace réservé du numéro de diapositive 6" svg:x="4.21102in" svg:y="10.31102in" svg:width="3.22126in" svg:height="0.54291in" presentation:class="page-number" presentation:placeholder="false">
          <draw:text-box>
            <text:p text:style-name="a334" text:class-names="" text:cond-style-name=""><text:span text:style-name="a33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re-seul" style:page-layout-name="pageLayout1" draw:style-name="a337">
      <draw:custom-shape svg:x="0in" svg:y="6.95315in" svg:width="10in" svg:height="0.54685in" draw:id="id57" draw:layer="Master1-bg" draw:style-name="a340" draw:name="Rectangle 2">
        <svg:title/>
        <svg:desc/>
        <text:p text:style-name="a339" text:class-names="" text:cond-style-name=""><text:span text:style-name="a33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.3126in" svg:y1="0.54685in" svg:x2="9.6874in" svg:y2="0.54685in" draw:id="id58" draw:layer="Master1-bg" draw:style-name="a341" draw:name="Connecteur droit 9">
        <svg:title/>
        <svg:desc/>
      </draw:connector>
      <draw:frame draw:id="id59" draw:layer="Master1-bg" draw:style-name="a344" draw:name="Espace réservé du numéro de diapositive 5" svg:x="9.5311in" svg:y="7.10079in" svg:width="0.45827in" svg:height="0.39921in">
        <draw:text-box>
          <text:p text:style-name="a343" text:class-names="" text:cond-style-name=""><text:span text:style-name="a342" text:class-names=""><text:page-number style:num-format="1" text:fixed="false"/></text:span></text:p>
        </draw:text-box>
        <svg:title/>
        <svg:desc/>
      </draw:frame>
      <draw:frame draw:id="id60" draw:layer="Master1-bg" draw:style-name="a347" draw:name="Espace réservé du pied de page 4" svg:x="0in" svg:y="7.10079in" svg:width="3.16653in" svg:height="0.39921in">
        <draw:text-box>
          <text:p text:style-name="a346" text:class-names="" text:cond-style-name=""><text:span text:style-name="a345" text:class-names="">Global Strategic Plan</text:span></text:p>
        </draw:text-box>
        <svg:title/>
        <svg:desc/>
      </draw:frame>
      <draw:frame draw:id="id61" draw:layer="Master1-bg" draw:style-name="a348" draw:name="Picture 2" svg:x="7.52441in" svg:y="6.75157in" svg:width="2.00709in" svg:height="0.74842in" style:rel-width="scale" style:rel-height="scale">
        <draw:image xlink:href="media/image2.jpg" xlink:type="simple" xlink:show="embed" xlink:actuate="onLoad"/>
        <svg:title/>
        <svg:desc>http://www.jobekia.com/salon/images/stories/salon/logo-lactalis.jpg</svg:desc>
      </draw:frame>
      <draw:frame draw:id="id62" presentation:style-name="a351" draw:name="Titre 1" svg:x="0.23425in" svg:y="0in" svg:width="9.6874in" svg:height="0.54685in" presentation:class="title" presentation:placeholder="false">
        <draw:text-box>
          <text:p text:style-name="a350" text:class-names="" text:cond-style-name=""><text:span text:style-name="a349" text:class-names="">Cliquez pour modifier le style du titre</text:span></text:p>
        </draw:text-box>
        <svg:title/>
        <svg:desc/>
      </draw:frame>
      <presentation:notes style:page-layout-name="pageLayout2" draw:style-name="a381">
        <draw:frame draw:id="id10" presentation:style-name="a354" draw:name="Espace réservé de l'en-tête 1" svg:x="0in" svg:y="0in" svg:width="3.22126in" svg:height="0.54291in" presentation:class="header" presentation:placeholder="false">
          <draw:text-box>
            <text:p text:style-name="a353" text:class-names="" text:cond-style-name=""><text:span text:style-name="a352" text:class-names=""/></text:p>
          </draw:text-box>
          <svg:title/>
          <svg:desc/>
        </draw:frame>
        <draw:frame draw:id="id11" presentation:style-name="a358" draw:name="Espace réservé de la date 2" svg:x="4.21102in" svg:y="0in" svg:width="3.22126in" svg:height="0.54291in" presentation:class="date-time" presentation:placeholder="false">
          <draw:text-box>
            <text:p text:style-name="a357" text:class-names="" text:cond-style-name=""><text:span text:style-name="a355" text:class-names=""><text:date text:fixed="false" style:data-style-name="a356">2021/10/4</text:date></text:span></text:p>
          </draw:text-box>
          <svg:title/>
          <svg:desc/>
        </draw:frame>
        <draw:page-thumbnail svg:x="1.00354in" svg:y="0.81417in" svg:width="5.42717in" svg:height="4.07126in" presentation:class="page" draw:id="id12" presentation:style-name="a359" draw:name="Espace réservé de l'image des diapositives 3">
          <svg:title/>
          <svg:desc/>
        </draw:page-thumbnail>
        <draw:frame draw:id="id13" presentation:style-name="a374" draw:name="Espace réservé des commentaires 4" svg:x="0.74331in" svg:y="5.15669in" svg:width="5.94724in" svg:height="4.88504in" presentation:class="notes" presentation:placeholder="false">
          <draw:text-box>
            <text:p text:style-name="a361" text:class-names="" text:cond-style-name=""><text:span text:style-name="a360" text:class-names="">Modifiez les styles du texte du masque</text:span></text:p>
            <text:list text:style-name="a364">
              <text:list-item>
                <text:list text:style-name="a364">
                  <text:list-item>
                    <text:p text:style-name="a363" text:class-names="" text:cond-style-name=""><text:span text:style-name="a362" text:class-names="">Deuxième niveau</text:span></text:p>
                  </text:list-item>
                </text:list>
              </text:list-item>
            </text:list>
            <text:list text:style-name="a367">
              <text:list-item>
                <text:list text:style-name="a367">
                  <text:list-item>
                    <text:list text:style-name="a367">
                      <text:list-item>
                        <text:p text:style-name="a366" text:class-names="" text:cond-style-name=""><text:span text:style-name="a365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370">
              <text:list-item>
                <text:list text:style-name="a370">
                  <text:list-item>
                    <text:list text:style-name="a370">
                      <text:list-item>
                        <text:list text:style-name="a370">
                          <text:list-item>
                            <text:p text:style-name="a369" text:class-names="" text:cond-style-name=""><text:span text:style-name="a368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73">
              <text:list-item>
                <text:list text:style-name="a373">
                  <text:list-item>
                    <text:list text:style-name="a373">
                      <text:list-item>
                        <text:list text:style-name="a373">
                          <text:list-item>
                            <text:list text:style-name="a373">
                              <text:list-item>
                                <text:p text:style-name="a372" text:class-names="" text:cond-style-name=""><text:span text:style-name="a371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4" presentation:style-name="a377" draw:name="Espace réservé du pied de page 5" svg:x="0in" svg:y="10.31102in" svg:width="3.22126in" svg:height="0.54291in" presentation:class="footer" presentation:placeholder="false">
          <draw:text-box>
            <text:p text:style-name="a376" text:class-names="" text:cond-style-name=""><text:span text:style-name="a375" text:class-names=""/></text:p>
          </draw:text-box>
          <svg:title/>
          <svg:desc/>
        </draw:frame>
        <draw:frame draw:id="id15" presentation:style-name="a380" draw:name="Espace réservé du numéro de diapositive 6" svg:x="4.21102in" svg:y="10.31102in" svg:width="3.22126in" svg:height="0.54291in" presentation:class="page-number" presentation:placeholder="false">
          <draw:text-box>
            <text:p text:style-name="a379" text:class-names="" text:cond-style-name=""><text:span text:style-name="a37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Vide" style:page-layout-name="pageLayout1" draw:style-name="a382">
      <draw:custom-shape svg:x="0in" svg:y="6.95315in" svg:width="10in" svg:height="0.54685in" draw:id="id63" draw:layer="Master1-bg" draw:style-name="a385" draw:name="Rectangle 1">
        <svg:title/>
        <svg:desc/>
        <text:p text:style-name="a384" text:class-names="" text:cond-style-name=""><text:span text:style-name="a38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.3126in" svg:y1="0.54685in" svg:x2="9.6874in" svg:y2="0.54685in" draw:id="id64" draw:layer="Master1-bg" draw:style-name="a386" draw:name="Connecteur droit 9">
        <svg:title/>
        <svg:desc/>
      </draw:connector>
      <draw:frame draw:id="id65" draw:layer="Master1-bg" draw:style-name="a389" draw:name="Espace réservé du numéro de diapositive 5" svg:x="9.5311in" svg:y="7.10079in" svg:width="0.45827in" svg:height="0.39921in">
        <draw:text-box>
          <text:p text:style-name="a388" text:class-names="" text:cond-style-name=""><text:span text:style-name="a387" text:class-names=""><text:page-number style:num-format="1" text:fixed="false"/></text:span></text:p>
        </draw:text-box>
        <svg:title/>
        <svg:desc/>
      </draw:frame>
      <draw:frame draw:id="id66" draw:layer="Master1-bg" draw:style-name="a392" draw:name="Espace réservé du pied de page 4" svg:x="0in" svg:y="7.10079in" svg:width="3.16653in" svg:height="0.39921in">
        <draw:text-box>
          <text:p text:style-name="a391" text:class-names="" text:cond-style-name=""><text:span text:style-name="a390" text:class-names="">Global Strategic Plan</text:span></text:p>
        </draw:text-box>
        <svg:title/>
        <svg:desc/>
      </draw:frame>
      <draw:frame draw:id="id67" draw:layer="Master1-bg" draw:style-name="a393" draw:name="Picture 2" svg:x="7.52441in" svg:y="6.75157in" svg:width="2.00709in" svg:height="0.74842in" style:rel-width="scale" style:rel-height="scale">
        <draw:image xlink:href="media/image2.jpg" xlink:type="simple" xlink:show="embed" xlink:actuate="onLoad"/>
        <svg:title/>
        <svg:desc>http://www.jobekia.com/salon/images/stories/salon/logo-lactalis.jpg</svg:desc>
      </draw:frame>
      <presentation:notes style:page-layout-name="pageLayout2" draw:style-name="a423">
        <draw:frame draw:id="id10" presentation:style-name="a396" draw:name="Espace réservé de l'en-tête 1" svg:x="0in" svg:y="0in" svg:width="3.22126in" svg:height="0.54291in" presentation:class="header" presentation:placeholder="false">
          <draw:text-box>
            <text:p text:style-name="a395" text:class-names="" text:cond-style-name=""><text:span text:style-name="a394" text:class-names=""/></text:p>
          </draw:text-box>
          <svg:title/>
          <svg:desc/>
        </draw:frame>
        <draw:frame draw:id="id11" presentation:style-name="a400" draw:name="Espace réservé de la date 2" svg:x="4.21102in" svg:y="0in" svg:width="3.22126in" svg:height="0.54291in" presentation:class="date-time" presentation:placeholder="false">
          <draw:text-box>
            <text:p text:style-name="a399" text:class-names="" text:cond-style-name=""><text:span text:style-name="a397" text:class-names=""><text:date text:fixed="false" style:data-style-name="a398">2021/10/4</text:date></text:span></text:p>
          </draw:text-box>
          <svg:title/>
          <svg:desc/>
        </draw:frame>
        <draw:page-thumbnail svg:x="1.00354in" svg:y="0.81417in" svg:width="5.42717in" svg:height="4.07126in" presentation:class="page" draw:id="id12" presentation:style-name="a401" draw:name="Espace réservé de l'image des diapositives 3">
          <svg:title/>
          <svg:desc/>
        </draw:page-thumbnail>
        <draw:frame draw:id="id13" presentation:style-name="a416" draw:name="Espace réservé des commentaires 4" svg:x="0.74331in" svg:y="5.15669in" svg:width="5.94724in" svg:height="4.88504in" presentation:class="notes" presentation:placeholder="false">
          <draw:text-box>
            <text:p text:style-name="a403" text:class-names="" text:cond-style-name=""><text:span text:style-name="a402" text:class-names="">Modifiez les styles du texte du masque</text:span></text:p>
            <text:list text:style-name="a406">
              <text:list-item>
                <text:list text:style-name="a406">
                  <text:list-item>
                    <text:p text:style-name="a405" text:class-names="" text:cond-style-name=""><text:span text:style-name="a404" text:class-names="">Deuxième niveau</text:span></text:p>
                  </text:list-item>
                </text:list>
              </text:list-item>
            </text:list>
            <text:list text:style-name="a409">
              <text:list-item>
                <text:list text:style-name="a409">
                  <text:list-item>
                    <text:list text:style-name="a409">
                      <text:list-item>
                        <text:p text:style-name="a408" text:class-names="" text:cond-style-name=""><text:span text:style-name="a407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412">
              <text:list-item>
                <text:list text:style-name="a412">
                  <text:list-item>
                    <text:list text:style-name="a412">
                      <text:list-item>
                        <text:list text:style-name="a412">
                          <text:list-item>
                            <text:p text:style-name="a411" text:class-names="" text:cond-style-name=""><text:span text:style-name="a410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15">
              <text:list-item>
                <text:list text:style-name="a415">
                  <text:list-item>
                    <text:list text:style-name="a415">
                      <text:list-item>
                        <text:list text:style-name="a415">
                          <text:list-item>
                            <text:list text:style-name="a415">
                              <text:list-item>
                                <text:p text:style-name="a414" text:class-names="" text:cond-style-name=""><text:span text:style-name="a413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4" presentation:style-name="a419" draw:name="Espace réservé du pied de page 5" svg:x="0in" svg:y="10.31102in" svg:width="3.22126in" svg:height="0.54291in" presentation:class="footer" presentation:placeholder="false">
          <draw:text-box>
            <text:p text:style-name="a418" text:class-names="" text:cond-style-name=""><text:span text:style-name="a417" text:class-names=""/></text:p>
          </draw:text-box>
          <svg:title/>
          <svg:desc/>
        </draw:frame>
        <draw:frame draw:id="id15" presentation:style-name="a422" draw:name="Espace réservé du numéro de diapositive 6" svg:x="4.21102in" svg:y="10.31102in" svg:width="3.22126in" svg:height="0.54291in" presentation:class="page-number" presentation:placeholder="false">
          <draw:text-box>
            <text:p text:style-name="a421" text:class-names="" text:cond-style-name=""><text:span text:style-name="a42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u-avec-légende" style:page-layout-name="pageLayout1" draw:style-name="a424">
      <draw:custom-shape svg:x="0in" svg:y="6.95315in" svg:width="10in" svg:height="0.54685in" draw:id="id68" draw:layer="Master1-bg" draw:style-name="a427" draw:name="Rectangle 7">
        <svg:title/>
        <svg:desc/>
        <text:p text:style-name="a426" text:class-names="" text:cond-style-name=""><text:span text:style-name="a42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.3126in" svg:y1="0.54685in" svg:x2="9.6874in" svg:y2="0.54685in" draw:id="id69" draw:layer="Master1-bg" draw:style-name="a428" draw:name="Connecteur droit 9">
        <svg:title/>
        <svg:desc/>
      </draw:connector>
      <draw:frame draw:id="id70" draw:layer="Master1-bg" draw:style-name="a431" draw:name="Espace réservé du numéro de diapositive 5" svg:x="9.5311in" svg:y="7.10079in" svg:width="0.45827in" svg:height="0.39921in">
        <draw:text-box>
          <text:p text:style-name="a430" text:class-names="" text:cond-style-name=""><text:span text:style-name="a429" text:class-names=""><text:page-number style:num-format="1" text:fixed="false"/></text:span></text:p>
        </draw:text-box>
        <svg:title/>
        <svg:desc/>
      </draw:frame>
      <draw:frame draw:id="id71" draw:layer="Master1-bg" draw:style-name="a434" draw:name="Espace réservé du pied de page 4" svg:x="0in" svg:y="7.10079in" svg:width="3.16653in" svg:height="0.39921in">
        <draw:text-box>
          <text:p text:style-name="a433" text:class-names="" text:cond-style-name=""><text:span text:style-name="a432" text:class-names="">Global Strategic Plan</text:span></text:p>
        </draw:text-box>
        <svg:title/>
        <svg:desc/>
      </draw:frame>
      <draw:frame draw:id="id72" draw:layer="Master1-bg" draw:style-name="a435" draw:name="Picture 2" svg:x="7.52441in" svg:y="6.75157in" svg:width="2.00709in" svg:height="0.74842in" style:rel-width="scale" style:rel-height="scale">
        <draw:image xlink:href="media/image2.jpg" xlink:type="simple" xlink:show="embed" xlink:actuate="onLoad"/>
        <svg:title/>
        <svg:desc>http://www.jobekia.com/salon/images/stories/salon/logo-lactalis.jpg</svg:desc>
      </draw:frame>
      <draw:frame draw:id="id73" presentation:style-name="a438" draw:name="Titre 1" svg:x="0.5in" svg:y="0.29843in" svg:width="3.28976in" svg:height="1.27087in" presentation:class="title" presentation:placeholder="false">
        <draw:text-box>
          <text:p text:style-name="a437" text:class-names="" text:cond-style-name=""><text:span text:style-name="a436" text:class-names="">Cliquez pour modifier le style du titre</text:span></text:p>
        </draw:text-box>
        <svg:title/>
        <svg:desc/>
      </draw:frame>
      <draw:frame draw:id="id74" presentation:style-name="a442" draw:name="Espace réservé du contenu 2" svg:x="3.90984in" svg:y="0.29843in" svg:width="5.59016in" svg:height="6.40118in" presentation:class="title" presentation:placeholder="false">
        <draw:text-box>
          <text:list text:style-name="a441">
            <text:list-item>
              <text:p text:style-name="a440" text:class-names="" text:cond-style-name=""><text:span text:style-name="a439" text:class-names="">Cliquez pour modifier les styles du texte du masque<text:line-break/>Deuxième niveau<text:line-break/>Troisième niveau<text:line-break/>Quatrième niveau<text:line-break/>Cinquième niveau</text:span></text:p>
            </text:list-item>
          </text:list>
        </draw:text-box>
        <svg:title/>
        <svg:desc/>
      </draw:frame>
      <draw:frame draw:id="id75" presentation:style-name="a446" draw:name="Espace réservé du texte 3" svg:x="0.5in" svg:y="1.56929in" svg:width="3.28976in" svg:height="5.13031in" presentation:class="outline" presentation:placeholder="false">
        <draw:text-box>
          <text:list text:style-name="a445">
            <text:list-item>
              <text:p text:style-name="a444" text:class-names="" text:cond-style-name=""><text:span text:style-name="a443" text:class-names="">Cliquez pour modifier les styles du texte du masque</text:span></text:p>
            </text:list-item>
          </text:list>
        </draw:text-box>
        <svg:title/>
        <svg:desc/>
      </draw:frame>
      <draw:frame draw:id="id76" presentation:style-name="a450" draw:name="Espace réservé de la date 3" svg:x="0.5in" svg:y="6.95157in" svg:width="2.33346in" svg:height="0.39921in" presentation:class="date-time" presentation:placeholder="false">
        <draw:text-box>
          <text:p text:style-name="a449" text:class-names="" text:cond-style-name=""><text:span text:style-name="a447" text:class-names=""><text:date text:fixed="false" style:data-style-name="a448">2021/10/4</text:date></text:span></text:p>
        </draw:text-box>
        <svg:title/>
        <svg:desc/>
      </draw:frame>
      <draw:frame draw:id="id77" presentation:style-name="a453" draw:name="Espace réservé du pied de page 4" svg:x="3.41653in" svg:y="6.95157in" svg:width="3.16653in" svg:height="0.39921in" presentation:class="footer" presentation:placeholder="false">
        <draw:text-box>
          <text:p text:style-name="a452" text:class-names="" text:cond-style-name=""><text:span text:style-name="a451" text:class-names=""/></text:p>
        </draw:text-box>
        <svg:title/>
        <svg:desc/>
      </draw:frame>
      <draw:frame draw:id="id78" presentation:style-name="a456" draw:name="Espace réservé du numéro de diapositive 5" svg:x="7.16654in" svg:y="6.95157in" svg:width="2.33346in" svg:height="0.39921in" presentation:class="page-number" presentation:placeholder="false">
        <draw:text-box>
          <text:p text:style-name="a455" text:class-names="" text:cond-style-name=""><text:span text:style-name="a454" text:class-names=""><text:page-number style:num-format="1" text:fixed="false"/></text:span></text:p>
        </draw:text-box>
        <svg:title/>
        <svg:desc/>
      </draw:frame>
      <presentation:notes style:page-layout-name="pageLayout2" draw:style-name="a486">
        <draw:frame draw:id="id10" presentation:style-name="a459" draw:name="Espace réservé de l'en-tête 1" svg:x="0in" svg:y="0in" svg:width="3.22126in" svg:height="0.54291in" presentation:class="header" presentation:placeholder="false">
          <draw:text-box>
            <text:p text:style-name="a458" text:class-names="" text:cond-style-name=""><text:span text:style-name="a457" text:class-names=""/></text:p>
          </draw:text-box>
          <svg:title/>
          <svg:desc/>
        </draw:frame>
        <draw:frame draw:id="id11" presentation:style-name="a463" draw:name="Espace réservé de la date 2" svg:x="4.21102in" svg:y="0in" svg:width="3.22126in" svg:height="0.54291in" presentation:class="date-time" presentation:placeholder="false">
          <draw:text-box>
            <text:p text:style-name="a462" text:class-names="" text:cond-style-name=""><text:span text:style-name="a460" text:class-names=""><text:date text:fixed="false" style:data-style-name="a461">2021/10/4</text:date></text:span></text:p>
          </draw:text-box>
          <svg:title/>
          <svg:desc/>
        </draw:frame>
        <draw:page-thumbnail svg:x="1.00354in" svg:y="0.81417in" svg:width="5.42717in" svg:height="4.07126in" presentation:class="page" draw:id="id12" presentation:style-name="a464" draw:name="Espace réservé de l'image des diapositives 3">
          <svg:title/>
          <svg:desc/>
        </draw:page-thumbnail>
        <draw:frame draw:id="id13" presentation:style-name="a479" draw:name="Espace réservé des commentaires 4" svg:x="0.74331in" svg:y="5.15669in" svg:width="5.94724in" svg:height="4.88504in" presentation:class="notes" presentation:placeholder="false">
          <draw:text-box>
            <text:p text:style-name="a466" text:class-names="" text:cond-style-name=""><text:span text:style-name="a465" text:class-names="">Modifiez les styles du texte du masque</text:span></text:p>
            <text:list text:style-name="a469">
              <text:list-item>
                <text:list text:style-name="a469">
                  <text:list-item>
                    <text:p text:style-name="a468" text:class-names="" text:cond-style-name=""><text:span text:style-name="a467" text:class-names="">Deuxième niveau</text:span></text:p>
                  </text:list-item>
                </text:list>
              </text:list-item>
            </text:list>
            <text:list text:style-name="a472">
              <text:list-item>
                <text:list text:style-name="a472">
                  <text:list-item>
                    <text:list text:style-name="a472">
                      <text:list-item>
                        <text:p text:style-name="a471" text:class-names="" text:cond-style-name=""><text:span text:style-name="a470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475">
              <text:list-item>
                <text:list text:style-name="a475">
                  <text:list-item>
                    <text:list text:style-name="a475">
                      <text:list-item>
                        <text:list text:style-name="a475">
                          <text:list-item>
                            <text:p text:style-name="a474" text:class-names="" text:cond-style-name=""><text:span text:style-name="a473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78">
              <text:list-item>
                <text:list text:style-name="a478">
                  <text:list-item>
                    <text:list text:style-name="a478">
                      <text:list-item>
                        <text:list text:style-name="a478">
                          <text:list-item>
                            <text:list text:style-name="a478">
                              <text:list-item>
                                <text:p text:style-name="a477" text:class-names="" text:cond-style-name=""><text:span text:style-name="a476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4" presentation:style-name="a482" draw:name="Espace réservé du pied de page 5" svg:x="0in" svg:y="10.31102in" svg:width="3.22126in" svg:height="0.54291in" presentation:class="footer" presentation:placeholder="false">
          <draw:text-box>
            <text:p text:style-name="a481" text:class-names="" text:cond-style-name=""><text:span text:style-name="a480" text:class-names=""/></text:p>
          </draw:text-box>
          <svg:title/>
          <svg:desc/>
        </draw:frame>
        <draw:frame draw:id="id15" presentation:style-name="a485" draw:name="Espace réservé du numéro de diapositive 6" svg:x="4.21102in" svg:y="10.31102in" svg:width="3.22126in" svg:height="0.54291in" presentation:class="page-number" presentation:placeholder="false">
          <draw:text-box>
            <text:p text:style-name="a484" text:class-names="" text:cond-style-name=""><text:span text:style-name="a48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Image-avec-légende" style:page-layout-name="pageLayout1" draw:style-name="a487">
      <draw:custom-shape svg:x="0in" svg:y="6.95315in" svg:width="10in" svg:height="0.54685in" draw:id="id79" draw:layer="Master1-bg" draw:style-name="a490" draw:name="Rectangle 7">
        <svg:title/>
        <svg:desc/>
        <text:p text:style-name="a489" text:class-names="" text:cond-style-name=""><text:span text:style-name="a48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.3126in" svg:y1="0.54685in" svg:x2="9.6874in" svg:y2="0.54685in" draw:id="id80" draw:layer="Master1-bg" draw:style-name="a491" draw:name="Connecteur droit 9">
        <svg:title/>
        <svg:desc/>
      </draw:connector>
      <draw:frame draw:id="id81" draw:layer="Master1-bg" draw:style-name="a494" draw:name="Espace réservé du numéro de diapositive 5" svg:x="9.5311in" svg:y="7.10079in" svg:width="0.45827in" svg:height="0.39921in">
        <draw:text-box>
          <text:p text:style-name="a493" text:class-names="" text:cond-style-name=""><text:span text:style-name="a492" text:class-names=""><text:page-number style:num-format="1" text:fixed="false"/></text:span></text:p>
        </draw:text-box>
        <svg:title/>
        <svg:desc/>
      </draw:frame>
      <draw:frame draw:id="id82" draw:layer="Master1-bg" draw:style-name="a497" draw:name="Espace réservé du pied de page 4" svg:x="0in" svg:y="7.10079in" svg:width="3.16653in" svg:height="0.39921in">
        <draw:text-box>
          <text:p text:style-name="a496" text:class-names="" text:cond-style-name=""><text:span text:style-name="a495" text:class-names="">Global Strategic Plan</text:span></text:p>
        </draw:text-box>
        <svg:title/>
        <svg:desc/>
      </draw:frame>
      <draw:frame draw:id="id83" draw:layer="Master1-bg" draw:style-name="a498" draw:name="Picture 2" svg:x="7.52441in" svg:y="6.75157in" svg:width="2.00709in" svg:height="0.74842in" style:rel-width="scale" style:rel-height="scale">
        <draw:image xlink:href="media/image2.jpg" xlink:type="simple" xlink:show="embed" xlink:actuate="onLoad"/>
        <svg:title/>
        <svg:desc>http://www.jobekia.com/salon/images/stories/salon/logo-lactalis.jpg</svg:desc>
      </draw:frame>
      <draw:frame draw:id="id84" presentation:style-name="a501" draw:name="Titre 1" svg:x="1.96024in" svg:y="5.25in" svg:width="6in" svg:height="0.61969in" presentation:class="title" presentation:placeholder="false">
        <draw:text-box>
          <text:p text:style-name="a500" text:class-names="" text:cond-style-name=""><text:span text:style-name="a499" text:class-names="">Cliquez pour modifier le style du titre</text:span></text:p>
        </draw:text-box>
        <svg:title/>
        <svg:desc/>
      </draw:frame>
      <draw:frame draw:id="id85" presentation:style-name="a504" draw:name="Espace réservé pour une image  2" svg:x="1.96024in" svg:y="0.67008in" svg:width="6in" svg:height="4.5in" presentation:class="title" presentation:placeholder="false">
        <draw:text-box>
          <text:p text:style-name="a503" text:class-names="" text:cond-style-name=""><text:span text:style-name="a502" text:class-names=""/></text:p>
        </draw:text-box>
        <svg:title/>
        <svg:desc/>
      </draw:frame>
      <draw:frame draw:id="id86" presentation:style-name="a508" draw:name="Espace réservé du texte 3" svg:x="1.96024in" svg:y="5.86969in" svg:width="6in" svg:height="0.88031in" presentation:class="outline" presentation:placeholder="false">
        <draw:text-box>
          <text:list text:style-name="a507">
            <text:list-item>
              <text:p text:style-name="a506" text:class-names="" text:cond-style-name=""><text:span text:style-name="a505" text:class-names="">Cliquez pour modifier les styles du texte du masque</text:span></text:p>
            </text:list-item>
          </text:list>
        </draw:text-box>
        <svg:title/>
        <svg:desc/>
      </draw:frame>
      <draw:frame draw:id="id87" presentation:style-name="a512" draw:name="Espace réservé de la date 3" svg:x="0.5in" svg:y="6.95157in" svg:width="2.33346in" svg:height="0.39921in" presentation:class="date-time" presentation:placeholder="false">
        <draw:text-box>
          <text:p text:style-name="a511" text:class-names="" text:cond-style-name=""><text:span text:style-name="a509" text:class-names=""><text:date text:fixed="false" style:data-style-name="a510">2021/10/4</text:date></text:span></text:p>
        </draw:text-box>
        <svg:title/>
        <svg:desc/>
      </draw:frame>
      <draw:frame draw:id="id88" presentation:style-name="a515" draw:name="Espace réservé du pied de page 4" svg:x="3.41653in" svg:y="6.95157in" svg:width="3.16653in" svg:height="0.39921in" presentation:class="footer" presentation:placeholder="false">
        <draw:text-box>
          <text:p text:style-name="a514" text:class-names="" text:cond-style-name=""><text:span text:style-name="a513" text:class-names=""/></text:p>
        </draw:text-box>
        <svg:title/>
        <svg:desc/>
      </draw:frame>
      <draw:frame draw:id="id89" presentation:style-name="a518" draw:name="Espace réservé du numéro de diapositive 5" svg:x="7.19606in" svg:y="7.10079in" svg:width="2.33346in" svg:height="0.39921in" presentation:class="page-number" presentation:placeholder="false">
        <draw:text-box>
          <text:p text:style-name="a517" text:class-names="" text:cond-style-name=""><text:span text:style-name="a516" text:class-names=""><text:page-number style:num-format="1" text:fixed="false"/></text:span></text:p>
        </draw:text-box>
        <svg:title/>
        <svg:desc/>
      </draw:frame>
      <presentation:notes style:page-layout-name="pageLayout2" draw:style-name="a548">
        <draw:frame draw:id="id10" presentation:style-name="a521" draw:name="Espace réservé de l'en-tête 1" svg:x="0in" svg:y="0in" svg:width="3.22126in" svg:height="0.54291in" presentation:class="header" presentation:placeholder="false">
          <draw:text-box>
            <text:p text:style-name="a520" text:class-names="" text:cond-style-name=""><text:span text:style-name="a519" text:class-names=""/></text:p>
          </draw:text-box>
          <svg:title/>
          <svg:desc/>
        </draw:frame>
        <draw:frame draw:id="id11" presentation:style-name="a525" draw:name="Espace réservé de la date 2" svg:x="4.21102in" svg:y="0in" svg:width="3.22126in" svg:height="0.54291in" presentation:class="date-time" presentation:placeholder="false">
          <draw:text-box>
            <text:p text:style-name="a524" text:class-names="" text:cond-style-name=""><text:span text:style-name="a522" text:class-names=""><text:date text:fixed="false" style:data-style-name="a523">2021/10/4</text:date></text:span></text:p>
          </draw:text-box>
          <svg:title/>
          <svg:desc/>
        </draw:frame>
        <draw:page-thumbnail svg:x="1.00354in" svg:y="0.81417in" svg:width="5.42717in" svg:height="4.07126in" presentation:class="page" draw:id="id12" presentation:style-name="a526" draw:name="Espace réservé de l'image des diapositives 3">
          <svg:title/>
          <svg:desc/>
        </draw:page-thumbnail>
        <draw:frame draw:id="id13" presentation:style-name="a541" draw:name="Espace réservé des commentaires 4" svg:x="0.74331in" svg:y="5.15669in" svg:width="5.94724in" svg:height="4.88504in" presentation:class="notes" presentation:placeholder="false">
          <draw:text-box>
            <text:p text:style-name="a528" text:class-names="" text:cond-style-name=""><text:span text:style-name="a527" text:class-names="">Modifiez les styles du texte du masque</text:span></text:p>
            <text:list text:style-name="a531">
              <text:list-item>
                <text:list text:style-name="a531">
                  <text:list-item>
                    <text:p text:style-name="a530" text:class-names="" text:cond-style-name=""><text:span text:style-name="a529" text:class-names="">Deuxième niveau</text:span></text:p>
                  </text:list-item>
                </text:list>
              </text:list-item>
            </text:list>
            <text:list text:style-name="a534">
              <text:list-item>
                <text:list text:style-name="a534">
                  <text:list-item>
                    <text:list text:style-name="a534">
                      <text:list-item>
                        <text:p text:style-name="a533" text:class-names="" text:cond-style-name=""><text:span text:style-name="a532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537">
              <text:list-item>
                <text:list text:style-name="a537">
                  <text:list-item>
                    <text:list text:style-name="a537">
                      <text:list-item>
                        <text:list text:style-name="a537">
                          <text:list-item>
                            <text:p text:style-name="a536" text:class-names="" text:cond-style-name=""><text:span text:style-name="a535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40">
              <text:list-item>
                <text:list text:style-name="a540">
                  <text:list-item>
                    <text:list text:style-name="a540">
                      <text:list-item>
                        <text:list text:style-name="a540">
                          <text:list-item>
                            <text:list text:style-name="a540">
                              <text:list-item>
                                <text:p text:style-name="a539" text:class-names="" text:cond-style-name=""><text:span text:style-name="a538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4" presentation:style-name="a544" draw:name="Espace réservé du pied de page 5" svg:x="0in" svg:y="10.31102in" svg:width="3.22126in" svg:height="0.54291in" presentation:class="footer" presentation:placeholder="false">
          <draw:text-box>
            <text:p text:style-name="a543" text:class-names="" text:cond-style-name=""><text:span text:style-name="a542" text:class-names=""/></text:p>
          </draw:text-box>
          <svg:title/>
          <svg:desc/>
        </draw:frame>
        <draw:frame draw:id="id15" presentation:style-name="a547" draw:name="Espace réservé du numéro de diapositive 6" svg:x="4.21102in" svg:y="10.31102in" svg:width="3.22126in" svg:height="0.54291in" presentation:class="page-number" presentation:placeholder="false">
          <draw:text-box>
            <text:p text:style-name="a546" text:class-names="" text:cond-style-name=""><text:span text:style-name="a54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re-et-texte-vertical" style:page-layout-name="pageLayout1" draw:style-name="a549">
      <draw:custom-shape svg:x="0in" svg:y="6.95315in" svg:width="10in" svg:height="0.54685in" draw:id="id90" draw:layer="Master1-bg" draw:style-name="a552" draw:name="Rectangle 6">
        <svg:title/>
        <svg:desc/>
        <text:p text:style-name="a551" text:class-names="" text:cond-style-name=""><text:span text:style-name="a55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.3126in" svg:y1="0.54685in" svg:x2="9.6874in" svg:y2="0.54685in" draw:id="id91" draw:layer="Master1-bg" draw:style-name="a553" draw:name="Connecteur droit 9">
        <svg:title/>
        <svg:desc/>
      </draw:connector>
      <draw:frame draw:id="id92" draw:layer="Master1-bg" draw:style-name="a556" draw:name="Espace réservé du numéro de diapositive 5" svg:x="9.5311in" svg:y="7.10079in" svg:width="0.45827in" svg:height="0.39921in">
        <draw:text-box>
          <text:p text:style-name="a555" text:class-names="" text:cond-style-name=""><text:span text:style-name="a554" text:class-names=""><text:page-number style:num-format="1" text:fixed="false"/></text:span></text:p>
        </draw:text-box>
        <svg:title/>
        <svg:desc/>
      </draw:frame>
      <draw:frame draw:id="id93" draw:layer="Master1-bg" draw:style-name="a559" draw:name="Espace réservé du pied de page 4" svg:x="0in" svg:y="7.10079in" svg:width="3.16653in" svg:height="0.39921in">
        <draw:text-box>
          <text:p text:style-name="a558" text:class-names="" text:cond-style-name=""><text:span text:style-name="a557" text:class-names="">Global Strategic Plan</text:span></text:p>
        </draw:text-box>
        <svg:title/>
        <svg:desc/>
      </draw:frame>
      <draw:frame draw:id="id94" draw:layer="Master1-bg" draw:style-name="a560" draw:name="Picture 2" svg:x="7.52441in" svg:y="6.75157in" svg:width="2.00709in" svg:height="0.74842in" style:rel-width="scale" style:rel-height="scale">
        <draw:image xlink:href="media/image2.jpg" xlink:type="simple" xlink:show="embed" xlink:actuate="onLoad"/>
        <svg:title/>
        <svg:desc>http://www.jobekia.com/salon/images/stories/salon/logo-lactalis.jpg</svg:desc>
      </draw:frame>
      <draw:frame draw:id="id95" presentation:style-name="a563" draw:name="Titre 1" svg:x="0.23425in" svg:y="0in" svg:width="9.6874in" svg:height="0.54685in" presentation:class="title" presentation:placeholder="false">
        <draw:text-box>
          <text:p text:style-name="a562" text:class-names="" text:cond-style-name=""><text:span text:style-name="a561" text:class-names="">Cliquez pour modifier le style du titre</text:span></text:p>
        </draw:text-box>
        <svg:title/>
        <svg:desc/>
      </draw:frame>
      <draw:frame draw:id="id96" presentation:style-name="a579" draw:name="Espace réservé du texte vertical 2" svg:x="0.2189in" svg:y="0.70315in" svg:width="9in" svg:height="4.94961in" presentation:class="outline" presentation:placeholder="false">
        <draw:text-box>
          <text:list text:style-name="a566">
            <text:list-item>
              <text:p text:style-name="a565" text:class-names="" text:cond-style-name=""><text:span text:style-name="a564" text:class-names="">Cliquez pour modifier les styles du texte du masque</text:span></text:p>
            </text:list-item>
          </text:list>
          <text:list text:style-name="a569">
            <text:list-item>
              <text:list text:style-name="a569">
                <text:list-item>
                  <text:p text:style-name="a568" text:class-names="" text:cond-style-name=""><text:span text:style-name="a567" text:class-names="">Deuxième niveau</text:span></text:p>
                </text:list-item>
              </text:list>
            </text:list-item>
          </text:list>
          <text:list text:style-name="a572">
            <text:list-item>
              <text:list text:style-name="a572">
                <text:list-item>
                  <text:list text:style-name="a572">
                    <text:list-item>
                      <text:p text:style-name="a571" text:class-names="" text:cond-style-name=""><text:span text:style-name="a57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575">
            <text:list-item>
              <text:list text:style-name="a575">
                <text:list-item>
                  <text:list text:style-name="a575">
                    <text:list-item>
                      <text:list text:style-name="a575">
                        <text:list-item>
                          <text:p text:style-name="a574" text:class-names="" text:cond-style-name=""><text:span text:style-name="a57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78">
            <text:list-item>
              <text:list text:style-name="a578">
                <text:list-item>
                  <text:list text:style-name="a578">
                    <text:list-item>
                      <text:list text:style-name="a578">
                        <text:list-item>
                          <text:list text:style-name="a578">
                            <text:list-item>
                              <text:p text:style-name="a577" text:class-names="" text:cond-style-name=""><text:span text:style-name="a576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7" presentation:style-name="a583" draw:name="Espace réservé de la date 3" svg:x="0.5in" svg:y="6.95157in" svg:width="2.33346in" svg:height="0.39921in" presentation:class="date-time" presentation:placeholder="false">
        <draw:text-box>
          <text:p text:style-name="a582" text:class-names="" text:cond-style-name=""><text:span text:style-name="a580" text:class-names=""><text:date text:fixed="false" style:data-style-name="a581">2021/10/4</text:date></text:span></text:p>
        </draw:text-box>
        <svg:title/>
        <svg:desc/>
      </draw:frame>
      <draw:frame draw:id="id98" presentation:style-name="a586" draw:name="Espace réservé du pied de page 4" svg:x="3.41653in" svg:y="6.95157in" svg:width="3.16653in" svg:height="0.39921in" presentation:class="footer" presentation:placeholder="false">
        <draw:text-box>
          <text:p text:style-name="a585" text:class-names="" text:cond-style-name=""><text:span text:style-name="a584" text:class-names=""/></text:p>
        </draw:text-box>
        <svg:title/>
        <svg:desc/>
      </draw:frame>
      <draw:frame draw:id="id99" presentation:style-name="a589" draw:name="Espace réservé du numéro de diapositive 5" svg:x="7.16654in" svg:y="6.95157in" svg:width="2.33346in" svg:height="0.39921in" presentation:class="page-number" presentation:placeholder="false">
        <draw:text-box>
          <text:p text:style-name="a588" text:class-names="" text:cond-style-name=""><text:span text:style-name="a587" text:class-names=""><text:page-number style:num-format="1" text:fixed="false"/></text:span></text:p>
        </draw:text-box>
        <svg:title/>
        <svg:desc/>
      </draw:frame>
      <presentation:notes style:page-layout-name="pageLayout2" draw:style-name="a619">
        <draw:frame draw:id="id10" presentation:style-name="a592" draw:name="Espace réservé de l'en-tête 1" svg:x="0in" svg:y="0in" svg:width="3.22126in" svg:height="0.54291in" presentation:class="header" presentation:placeholder="false">
          <draw:text-box>
            <text:p text:style-name="a591" text:class-names="" text:cond-style-name=""><text:span text:style-name="a590" text:class-names=""/></text:p>
          </draw:text-box>
          <svg:title/>
          <svg:desc/>
        </draw:frame>
        <draw:frame draw:id="id11" presentation:style-name="a596" draw:name="Espace réservé de la date 2" svg:x="4.21102in" svg:y="0in" svg:width="3.22126in" svg:height="0.54291in" presentation:class="date-time" presentation:placeholder="false">
          <draw:text-box>
            <text:p text:style-name="a595" text:class-names="" text:cond-style-name=""><text:span text:style-name="a593" text:class-names=""><text:date text:fixed="false" style:data-style-name="a594">2021/10/4</text:date></text:span></text:p>
          </draw:text-box>
          <svg:title/>
          <svg:desc/>
        </draw:frame>
        <draw:page-thumbnail svg:x="1.00354in" svg:y="0.81417in" svg:width="5.42717in" svg:height="4.07126in" presentation:class="page" draw:id="id12" presentation:style-name="a597" draw:name="Espace réservé de l'image des diapositives 3">
          <svg:title/>
          <svg:desc/>
        </draw:page-thumbnail>
        <draw:frame draw:id="id13" presentation:style-name="a612" draw:name="Espace réservé des commentaires 4" svg:x="0.74331in" svg:y="5.15669in" svg:width="5.94724in" svg:height="4.88504in" presentation:class="notes" presentation:placeholder="false">
          <draw:text-box>
            <text:p text:style-name="a599" text:class-names="" text:cond-style-name=""><text:span text:style-name="a598" text:class-names="">Modifiez les styles du texte du masque</text:span></text:p>
            <text:list text:style-name="a602">
              <text:list-item>
                <text:list text:style-name="a602">
                  <text:list-item>
                    <text:p text:style-name="a601" text:class-names="" text:cond-style-name=""><text:span text:style-name="a600" text:class-names="">Deuxième niveau</text:span></text:p>
                  </text:list-item>
                </text:list>
              </text:list-item>
            </text:list>
            <text:list text:style-name="a605">
              <text:list-item>
                <text:list text:style-name="a605">
                  <text:list-item>
                    <text:list text:style-name="a605">
                      <text:list-item>
                        <text:p text:style-name="a604" text:class-names="" text:cond-style-name=""><text:span text:style-name="a603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608">
              <text:list-item>
                <text:list text:style-name="a608">
                  <text:list-item>
                    <text:list text:style-name="a608">
                      <text:list-item>
                        <text:list text:style-name="a608">
                          <text:list-item>
                            <text:p text:style-name="a607" text:class-names="" text:cond-style-name=""><text:span text:style-name="a606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11">
              <text:list-item>
                <text:list text:style-name="a611">
                  <text:list-item>
                    <text:list text:style-name="a611">
                      <text:list-item>
                        <text:list text:style-name="a611">
                          <text:list-item>
                            <text:list text:style-name="a611">
                              <text:list-item>
                                <text:p text:style-name="a610" text:class-names="" text:cond-style-name=""><text:span text:style-name="a609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4" presentation:style-name="a615" draw:name="Espace réservé du pied de page 5" svg:x="0in" svg:y="10.31102in" svg:width="3.22126in" svg:height="0.54291in" presentation:class="footer" presentation:placeholder="false">
          <draw:text-box>
            <text:p text:style-name="a614" text:class-names="" text:cond-style-name=""><text:span text:style-name="a613" text:class-names=""/></text:p>
          </draw:text-box>
          <svg:title/>
          <svg:desc/>
        </draw:frame>
        <draw:frame draw:id="id15" presentation:style-name="a618" draw:name="Espace réservé du numéro de diapositive 6" svg:x="4.21102in" svg:y="10.31102in" svg:width="3.22126in" svg:height="0.54291in" presentation:class="page-number" presentation:placeholder="false">
          <draw:text-box>
            <text:p text:style-name="a617" text:class-names="" text:cond-style-name=""><text:span text:style-name="a61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Titre-vertical-et-texte" style:page-layout-name="pageLayout1" draw:style-name="a620">
      <draw:custom-shape svg:x="0in" svg:y="6.95315in" svg:width="10in" svg:height="0.54685in" draw:id="id100" draw:layer="Master1-bg" draw:style-name="a623" draw:name="Rectangle 6">
        <svg:title/>
        <svg:desc/>
        <text:p text:style-name="a622" text:class-names="" text:cond-style-name=""><text:span text:style-name="a62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.3126in" svg:y1="0.54685in" svg:x2="9.6874in" svg:y2="0.54685in" draw:id="id101" draw:layer="Master1-bg" draw:style-name="a624" draw:name="Connecteur droit 9">
        <svg:title/>
        <svg:desc/>
      </draw:connector>
      <draw:frame draw:id="id102" draw:layer="Master1-bg" draw:style-name="a627" draw:name="Espace réservé du numéro de diapositive 5" svg:x="9.5311in" svg:y="7.10079in" svg:width="0.45827in" svg:height="0.39921in">
        <draw:text-box>
          <text:p text:style-name="a626" text:class-names="" text:cond-style-name=""><text:span text:style-name="a625" text:class-names=""><text:page-number style:num-format="1" text:fixed="false"/></text:span></text:p>
        </draw:text-box>
        <svg:title/>
        <svg:desc/>
      </draw:frame>
      <draw:frame draw:id="id103" draw:layer="Master1-bg" draw:style-name="a630" draw:name="Espace réservé du pied de page 4" svg:x="0in" svg:y="7.10079in" svg:width="3.16653in" svg:height="0.39921in">
        <draw:text-box>
          <text:p text:style-name="a629" text:class-names="" text:cond-style-name=""><text:span text:style-name="a628" text:class-names="">Global Strategic Plan</text:span></text:p>
        </draw:text-box>
        <svg:title/>
        <svg:desc/>
      </draw:frame>
      <draw:frame draw:id="id104" draw:layer="Master1-bg" draw:style-name="a631" draw:name="Picture 2" svg:x="7.52441in" svg:y="6.75157in" svg:width="2.00709in" svg:height="0.74842in" style:rel-width="scale" style:rel-height="scale">
        <draw:image xlink:href="media/image2.jpg" xlink:type="simple" xlink:show="embed" xlink:actuate="onLoad"/>
        <svg:title/>
        <svg:desc>http://www.jobekia.com/salon/images/stories/salon/logo-lactalis.jpg</svg:desc>
      </draw:frame>
      <draw:frame draw:id="id105" presentation:style-name="a634" draw:name="Titre vertical 1" svg:x="7.25in" svg:y="0.30039in" svg:width="2.25in" svg:height="6.39921in" presentation:class="title" presentation:placeholder="false">
        <draw:text-box>
          <text:p text:style-name="a633" text:class-names="" text:cond-style-name=""><text:span text:style-name="a632" text:class-names="">Cliquez pour modifier le style du titre</text:span></text:p>
        </draw:text-box>
        <svg:title/>
        <svg:desc/>
      </draw:frame>
      <draw:frame draw:id="id106" presentation:style-name="a650" draw:name="Espace réservé du texte vertical 2" svg:x="0.5in" svg:y="0.30039in" svg:width="6.58346in" svg:height="6.39921in" presentation:class="outline" presentation:placeholder="false">
        <draw:text-box>
          <text:list text:style-name="a637">
            <text:list-item>
              <text:p text:style-name="a636" text:class-names="" text:cond-style-name=""><text:span text:style-name="a635" text:class-names="">Cliquez pour modifier les styles du texte du masque</text:span></text:p>
            </text:list-item>
          </text:list>
          <text:list text:style-name="a640">
            <text:list-item>
              <text:list text:style-name="a640">
                <text:list-item>
                  <text:p text:style-name="a639" text:class-names="" text:cond-style-name=""><text:span text:style-name="a638" text:class-names="">Deuxième niveau</text:span></text:p>
                </text:list-item>
              </text:list>
            </text:list-item>
          </text:list>
          <text:list text:style-name="a643">
            <text:list-item>
              <text:list text:style-name="a643">
                <text:list-item>
                  <text:list text:style-name="a643">
                    <text:list-item>
                      <text:p text:style-name="a642" text:class-names="" text:cond-style-name=""><text:span text:style-name="a64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646">
            <text:list-item>
              <text:list text:style-name="a646">
                <text:list-item>
                  <text:list text:style-name="a646">
                    <text:list-item>
                      <text:list text:style-name="a646">
                        <text:list-item>
                          <text:p text:style-name="a645" text:class-names="" text:cond-style-name=""><text:span text:style-name="a64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49">
            <text:list-item>
              <text:list text:style-name="a649">
                <text:list-item>
                  <text:list text:style-name="a649">
                    <text:list-item>
                      <text:list text:style-name="a649">
                        <text:list-item>
                          <text:list text:style-name="a649">
                            <text:list-item>
                              <text:p text:style-name="a648" text:class-names="" text:cond-style-name=""><text:span text:style-name="a647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7" presentation:style-name="a654" draw:name="Espace réservé de la date 3" svg:x="0.5in" svg:y="6.95157in" svg:width="2.33346in" svg:height="0.39921in" presentation:class="date-time" presentation:placeholder="false">
        <draw:text-box>
          <text:p text:style-name="a653" text:class-names="" text:cond-style-name=""><text:span text:style-name="a651" text:class-names=""><text:date text:fixed="false" style:data-style-name="a652">2021/10/4</text:date></text:span></text:p>
        </draw:text-box>
        <svg:title/>
        <svg:desc/>
      </draw:frame>
      <draw:frame draw:id="id108" presentation:style-name="a657" draw:name="Espace réservé du pied de page 4" svg:x="3.41653in" svg:y="6.95157in" svg:width="3.16653in" svg:height="0.39921in" presentation:class="footer" presentation:placeholder="false">
        <draw:text-box>
          <text:p text:style-name="a656" text:class-names="" text:cond-style-name=""><text:span text:style-name="a655" text:class-names=""/></text:p>
        </draw:text-box>
        <svg:title/>
        <svg:desc/>
      </draw:frame>
      <draw:frame draw:id="id109" presentation:style-name="a660" draw:name="Espace réservé du numéro de diapositive 5" svg:x="7.16654in" svg:y="6.95157in" svg:width="2.33346in" svg:height="0.39921in" presentation:class="page-number" presentation:placeholder="false">
        <draw:text-box>
          <text:p text:style-name="a659" text:class-names="" text:cond-style-name=""><text:span text:style-name="a658" text:class-names=""><text:page-number style:num-format="1" text:fixed="false"/></text:span></text:p>
        </draw:text-box>
        <svg:title/>
        <svg:desc/>
      </draw:frame>
      <presentation:notes style:page-layout-name="pageLayout2" draw:style-name="a690">
        <draw:frame draw:id="id10" presentation:style-name="a663" draw:name="Espace réservé de l'en-tête 1" svg:x="0in" svg:y="0in" svg:width="3.22126in" svg:height="0.54291in" presentation:class="header" presentation:placeholder="false">
          <draw:text-box>
            <text:p text:style-name="a662" text:class-names="" text:cond-style-name=""><text:span text:style-name="a661" text:class-names=""/></text:p>
          </draw:text-box>
          <svg:title/>
          <svg:desc/>
        </draw:frame>
        <draw:frame draw:id="id11" presentation:style-name="a667" draw:name="Espace réservé de la date 2" svg:x="4.21102in" svg:y="0in" svg:width="3.22126in" svg:height="0.54291in" presentation:class="date-time" presentation:placeholder="false">
          <draw:text-box>
            <text:p text:style-name="a666" text:class-names="" text:cond-style-name=""><text:span text:style-name="a664" text:class-names=""><text:date text:fixed="false" style:data-style-name="a665">2021/10/4</text:date></text:span></text:p>
          </draw:text-box>
          <svg:title/>
          <svg:desc/>
        </draw:frame>
        <draw:page-thumbnail svg:x="1.00354in" svg:y="0.81417in" svg:width="5.42717in" svg:height="4.07126in" presentation:class="page" draw:id="id12" presentation:style-name="a668" draw:name="Espace réservé de l'image des diapositives 3">
          <svg:title/>
          <svg:desc/>
        </draw:page-thumbnail>
        <draw:frame draw:id="id13" presentation:style-name="a683" draw:name="Espace réservé des commentaires 4" svg:x="0.74331in" svg:y="5.15669in" svg:width="5.94724in" svg:height="4.88504in" presentation:class="notes" presentation:placeholder="false">
          <draw:text-box>
            <text:p text:style-name="a670" text:class-names="" text:cond-style-name=""><text:span text:style-name="a669" text:class-names="">Modifiez les styles du texte du masque</text:span></text:p>
            <text:list text:style-name="a673">
              <text:list-item>
                <text:list text:style-name="a673">
                  <text:list-item>
                    <text:p text:style-name="a672" text:class-names="" text:cond-style-name=""><text:span text:style-name="a671" text:class-names="">Deuxième niveau</text:span></text:p>
                  </text:list-item>
                </text:list>
              </text:list-item>
            </text:list>
            <text:list text:style-name="a676">
              <text:list-item>
                <text:list text:style-name="a676">
                  <text:list-item>
                    <text:list text:style-name="a676">
                      <text:list-item>
                        <text:p text:style-name="a675" text:class-names="" text:cond-style-name=""><text:span text:style-name="a674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679">
              <text:list-item>
                <text:list text:style-name="a679">
                  <text:list-item>
                    <text:list text:style-name="a679">
                      <text:list-item>
                        <text:list text:style-name="a679">
                          <text:list-item>
                            <text:p text:style-name="a678" text:class-names="" text:cond-style-name=""><text:span text:style-name="a677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82">
              <text:list-item>
                <text:list text:style-name="a682">
                  <text:list-item>
                    <text:list text:style-name="a682">
                      <text:list-item>
                        <text:list text:style-name="a682">
                          <text:list-item>
                            <text:list text:style-name="a682">
                              <text:list-item>
                                <text:p text:style-name="a681" text:class-names="" text:cond-style-name=""><text:span text:style-name="a680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4" presentation:style-name="a686" draw:name="Espace réservé du pied de page 5" svg:x="0in" svg:y="10.31102in" svg:width="3.22126in" svg:height="0.54291in" presentation:class="footer" presentation:placeholder="false">
          <draw:text-box>
            <text:p text:style-name="a685" text:class-names="" text:cond-style-name=""><text:span text:style-name="a684" text:class-names=""/></text:p>
          </draw:text-box>
          <svg:title/>
          <svg:desc/>
        </draw:frame>
        <draw:frame draw:id="id15" presentation:style-name="a689" draw:name="Espace réservé du numéro de diapositive 6" svg:x="4.21102in" svg:y="10.31102in" svg:width="3.22126in" svg:height="0.54291in" presentation:class="page-number" presentation:placeholder="false">
          <draw:text-box>
            <text:p text:style-name="a688" text:class-names="" text:cond-style-name=""><text:span text:style-name="a68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2-dgm-Titre-et-graphique-ou-organigramme-hiérarchique" style:page-layout-name="pageLayout1" draw:style-name="a691">
      <draw:custom-shape svg:x="0in" svg:y="6.95315in" svg:width="10in" svg:height="0.54685in" draw:id="id110" draw:layer="Master1-bg" draw:style-name="a694" draw:name="Rectangle 4">
        <svg:title/>
        <svg:desc/>
        <text:p text:style-name="a693" text:class-names="" text:cond-style-name=""><text:span text:style-name="a69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.3126in" svg:y1="0.54685in" svg:x2="9.6874in" svg:y2="0.54685in" draw:id="id111" draw:layer="Master1-bg" draw:style-name="a695" draw:name="Connecteur droit 9">
        <svg:title/>
        <svg:desc/>
      </draw:connector>
      <draw:frame draw:id="id112" draw:layer="Master1-bg" draw:style-name="a698" draw:name="Espace réservé du numéro de diapositive 5" svg:x="9.5311in" svg:y="7.10079in" svg:width="0.45827in" svg:height="0.39921in">
        <draw:text-box>
          <text:p text:style-name="a697" text:class-names="" text:cond-style-name=""><text:span text:style-name="a696" text:class-names=""><text:page-number style:num-format="1" text:fixed="false"/></text:span></text:p>
        </draw:text-box>
        <svg:title/>
        <svg:desc/>
      </draw:frame>
      <draw:frame draw:id="id113" draw:layer="Master1-bg" draw:style-name="a701" draw:name="Espace réservé du pied de page 4" svg:x="0in" svg:y="7.10079in" svg:width="3.16653in" svg:height="0.39921in">
        <draw:text-box>
          <text:p text:style-name="a700" text:class-names="" text:cond-style-name=""><text:span text:style-name="a699" text:class-names="">Global Strategic Plan</text:span></text:p>
        </draw:text-box>
        <svg:title/>
        <svg:desc/>
      </draw:frame>
      <draw:frame draw:id="id114" draw:layer="Master1-bg" draw:style-name="a702" draw:name="Picture 2" svg:x="7.52441in" svg:y="6.75157in" svg:width="2.00709in" svg:height="0.74842in" style:rel-width="scale" style:rel-height="scale">
        <draw:image xlink:href="media/image2.jpg" xlink:type="simple" xlink:show="embed" xlink:actuate="onLoad"/>
        <svg:title/>
        <svg:desc>http://www.jobekia.com/salon/images/stories/salon/logo-lactalis.jpg</svg:desc>
      </draw:frame>
      <draw:frame draw:id="id115" presentation:style-name="a705" draw:name="Titre 1" svg:x="0.33346in" svg:y="0.33346in" svg:width="9.33346in" svg:height="1.08346in" presentation:class="title" presentation:placeholder="false">
        <draw:text-box>
          <text:p text:style-name="a704" text:class-names="" text:cond-style-name=""><text:span text:style-name="a703" text:class-names="">Cliquez pour modifier le style du titre</text:span></text:p>
        </draw:text-box>
        <svg:title/>
        <svg:desc/>
      </draw:frame>
      <draw:frame draw:id="id116" presentation:style-name="a708" draw:name="Espace réservé du graphique SmartArt 2" svg:x="0.33346in" svg:y="1.41654in" svg:width="9.33346in" svg:height="5.16654in" presentation:class="title" presentation:placeholder="false">
        <draw:text-box>
          <text:p text:style-name="a707" text:class-names="" text:cond-style-name=""><text:span text:style-name="a706" text:class-names=""/></text:p>
        </draw:text-box>
        <svg:title/>
        <svg:desc/>
      </draw:frame>
      <draw:frame draw:id="id117" presentation:style-name="a711" draw:name="Espace réservé du numéro de diapositive 3" svg:x="7.16654in" svg:y="6.95157in" svg:width="2.33346in" svg:height="0.39921in" presentation:class="page-number" presentation:placeholder="false">
        <draw:text-box>
          <text:p text:style-name="a710" text:class-names="" text:cond-style-name=""><text:span text:style-name="a709" text:class-names=""><text:page-number style:num-format="1" text:fixed="false"/></text:span></text:p>
        </draw:text-box>
        <svg:title/>
        <svg:desc/>
      </draw:frame>
      <presentation:notes style:page-layout-name="pageLayout2" draw:style-name="a741">
        <draw:frame draw:id="id10" presentation:style-name="a714" draw:name="Espace réservé de l'en-tête 1" svg:x="0in" svg:y="0in" svg:width="3.22126in" svg:height="0.54291in" presentation:class="header" presentation:placeholder="false">
          <draw:text-box>
            <text:p text:style-name="a713" text:class-names="" text:cond-style-name=""><text:span text:style-name="a712" text:class-names=""/></text:p>
          </draw:text-box>
          <svg:title/>
          <svg:desc/>
        </draw:frame>
        <draw:frame draw:id="id11" presentation:style-name="a718" draw:name="Espace réservé de la date 2" svg:x="4.21102in" svg:y="0in" svg:width="3.22126in" svg:height="0.54291in" presentation:class="date-time" presentation:placeholder="false">
          <draw:text-box>
            <text:p text:style-name="a717" text:class-names="" text:cond-style-name=""><text:span text:style-name="a715" text:class-names=""><text:date text:fixed="false" style:data-style-name="a716">2021/10/4</text:date></text:span></text:p>
          </draw:text-box>
          <svg:title/>
          <svg:desc/>
        </draw:frame>
        <draw:page-thumbnail svg:x="1.00354in" svg:y="0.81417in" svg:width="5.42717in" svg:height="4.07126in" presentation:class="page" draw:id="id12" presentation:style-name="a719" draw:name="Espace réservé de l'image des diapositives 3">
          <svg:title/>
          <svg:desc/>
        </draw:page-thumbnail>
        <draw:frame draw:id="id13" presentation:style-name="a734" draw:name="Espace réservé des commentaires 4" svg:x="0.74331in" svg:y="5.15669in" svg:width="5.94724in" svg:height="4.88504in" presentation:class="notes" presentation:placeholder="false">
          <draw:text-box>
            <text:p text:style-name="a721" text:class-names="" text:cond-style-name=""><text:span text:style-name="a720" text:class-names="">Modifiez les styles du texte du masque</text:span></text:p>
            <text:list text:style-name="a724">
              <text:list-item>
                <text:list text:style-name="a724">
                  <text:list-item>
                    <text:p text:style-name="a723" text:class-names="" text:cond-style-name=""><text:span text:style-name="a722" text:class-names="">Deuxième niveau</text:span></text:p>
                  </text:list-item>
                </text:list>
              </text:list-item>
            </text:list>
            <text:list text:style-name="a727">
              <text:list-item>
                <text:list text:style-name="a727">
                  <text:list-item>
                    <text:list text:style-name="a727">
                      <text:list-item>
                        <text:p text:style-name="a726" text:class-names="" text:cond-style-name=""><text:span text:style-name="a725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730">
              <text:list-item>
                <text:list text:style-name="a730">
                  <text:list-item>
                    <text:list text:style-name="a730">
                      <text:list-item>
                        <text:list text:style-name="a730">
                          <text:list-item>
                            <text:p text:style-name="a729" text:class-names="" text:cond-style-name=""><text:span text:style-name="a728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33">
              <text:list-item>
                <text:list text:style-name="a733">
                  <text:list-item>
                    <text:list text:style-name="a733">
                      <text:list-item>
                        <text:list text:style-name="a733">
                          <text:list-item>
                            <text:list text:style-name="a733">
                              <text:list-item>
                                <text:p text:style-name="a732" text:class-names="" text:cond-style-name=""><text:span text:style-name="a731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4" presentation:style-name="a737" draw:name="Espace réservé du pied de page 5" svg:x="0in" svg:y="10.31102in" svg:width="3.22126in" svg:height="0.54291in" presentation:class="footer" presentation:placeholder="false">
          <draw:text-box>
            <text:p text:style-name="a736" text:class-names="" text:cond-style-name=""><text:span text:style-name="a735" text:class-names=""/></text:p>
          </draw:text-box>
          <svg:title/>
          <svg:desc/>
        </draw:frame>
        <draw:frame draw:id="id15" presentation:style-name="a740" draw:name="Espace réservé du numéro de diapositive 6" svg:x="4.21102in" svg:y="10.31102in" svg:width="3.22126in" svg:height="0.54291in" presentation:class="page-number" presentation:placeholder="false">
          <draw:text-box>
            <text:p text:style-name="a739" text:class-names="" text:cond-style-name=""><text:span text:style-name="a73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3-tbl-Titre-et-tableau" style:page-layout-name="pageLayout1" draw:style-name="a742">
      <draw:custom-shape svg:x="0in" svg:y="6.95315in" svg:width="10in" svg:height="0.54685in" draw:id="id118" draw:layer="Master1-bg" draw:style-name="a745" draw:name="Rectangle 4">
        <svg:title/>
        <svg:desc/>
        <text:p text:style-name="a744" text:class-names="" text:cond-style-name=""><text:span text:style-name="a74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.3126in" svg:y1="0.54685in" svg:x2="9.6874in" svg:y2="0.54685in" draw:id="id119" draw:layer="Master1-bg" draw:style-name="a746" draw:name="Connecteur droit 9">
        <svg:title/>
        <svg:desc/>
      </draw:connector>
      <draw:frame draw:id="id120" draw:layer="Master1-bg" draw:style-name="a749" draw:name="Espace réservé du numéro de diapositive 5" svg:x="9.5311in" svg:y="7.10079in" svg:width="0.45827in" svg:height="0.39921in">
        <draw:text-box>
          <text:p text:style-name="a748" text:class-names="" text:cond-style-name=""><text:span text:style-name="a747" text:class-names=""><text:page-number style:num-format="1" text:fixed="false"/></text:span></text:p>
        </draw:text-box>
        <svg:title/>
        <svg:desc/>
      </draw:frame>
      <draw:frame draw:id="id121" draw:layer="Master1-bg" draw:style-name="a752" draw:name="Espace réservé du pied de page 4" svg:x="0in" svg:y="7.10079in" svg:width="3.16653in" svg:height="0.39921in">
        <draw:text-box>
          <text:p text:style-name="a751" text:class-names="" text:cond-style-name=""><text:span text:style-name="a750" text:class-names="">Global Strategic Plan</text:span></text:p>
        </draw:text-box>
        <svg:title/>
        <svg:desc/>
      </draw:frame>
      <draw:frame draw:id="id122" draw:layer="Master1-bg" draw:style-name="a753" draw:name="Picture 2" svg:x="7.52441in" svg:y="6.75157in" svg:width="2.00709in" svg:height="0.74842in" style:rel-width="scale" style:rel-height="scale">
        <draw:image xlink:href="media/image2.jpg" xlink:type="simple" xlink:show="embed" xlink:actuate="onLoad"/>
        <svg:title/>
        <svg:desc>http://www.jobekia.com/salon/images/stories/salon/logo-lactalis.jpg</svg:desc>
      </draw:frame>
      <draw:frame draw:id="id123" presentation:style-name="a756" draw:name="Titre 1" svg:x="0.19803in" svg:y="0.65276in" svg:width="9.61614in" svg:height="0.31614in" presentation:class="title" presentation:placeholder="false">
        <draw:text-box>
          <text:p text:style-name="a755" text:class-names="" text:cond-style-name=""><text:span text:style-name="a754" text:class-names="">Modifiez le style du titre</text:span></text:p>
        </draw:text-box>
        <svg:title/>
        <svg:desc/>
      </draw:frame>
      <draw:frame draw:id="id124" presentation:style-name="a759" draw:name="Espace réservé du tableau 2" svg:x="0.13386in" svg:y="1.84567in" svg:width="9.61614in" svg:height="1.33858in" presentation:class="title" presentation:placeholder="false">
        <draw:text-box>
          <text:p text:style-name="a758" text:class-names="" text:cond-style-name=""><text:span text:style-name="a757" text:class-names=""/></text:p>
        </draw:text-box>
        <svg:title/>
        <svg:desc/>
      </draw:frame>
      <draw:frame draw:id="id125" presentation:style-name="a762" draw:name="Espace réservé du numéro de diapositive 3" svg:x="9.54685in" svg:y="7.16496in" svg:width="0.20315in" svg:height="0.19961in" presentation:class="page-number" presentation:placeholder="false">
        <draw:text-box>
          <text:p text:style-name="a761" text:class-names="" text:cond-style-name=""><text:span text:style-name="a760" text:class-names=""><text:page-number style:num-format="1" text:fixed="false"/></text:span></text:p>
        </draw:text-box>
        <svg:title/>
        <svg:desc/>
      </draw:frame>
      <presentation:notes style:page-layout-name="pageLayout2" draw:style-name="a792">
        <draw:frame draw:id="id10" presentation:style-name="a765" draw:name="Espace réservé de l'en-tête 1" svg:x="0in" svg:y="0in" svg:width="3.22126in" svg:height="0.54291in" presentation:class="header" presentation:placeholder="false">
          <draw:text-box>
            <text:p text:style-name="a764" text:class-names="" text:cond-style-name=""><text:span text:style-name="a763" text:class-names=""/></text:p>
          </draw:text-box>
          <svg:title/>
          <svg:desc/>
        </draw:frame>
        <draw:frame draw:id="id11" presentation:style-name="a769" draw:name="Espace réservé de la date 2" svg:x="4.21102in" svg:y="0in" svg:width="3.22126in" svg:height="0.54291in" presentation:class="date-time" presentation:placeholder="false">
          <draw:text-box>
            <text:p text:style-name="a768" text:class-names="" text:cond-style-name=""><text:span text:style-name="a766" text:class-names=""><text:date text:fixed="false" style:data-style-name="a767">2021/10/4</text:date></text:span></text:p>
          </draw:text-box>
          <svg:title/>
          <svg:desc/>
        </draw:frame>
        <draw:page-thumbnail svg:x="1.00354in" svg:y="0.81417in" svg:width="5.42717in" svg:height="4.07126in" presentation:class="page" draw:id="id12" presentation:style-name="a770" draw:name="Espace réservé de l'image des diapositives 3">
          <svg:title/>
          <svg:desc/>
        </draw:page-thumbnail>
        <draw:frame draw:id="id13" presentation:style-name="a785" draw:name="Espace réservé des commentaires 4" svg:x="0.74331in" svg:y="5.15669in" svg:width="5.94724in" svg:height="4.88504in" presentation:class="notes" presentation:placeholder="false">
          <draw:text-box>
            <text:p text:style-name="a772" text:class-names="" text:cond-style-name=""><text:span text:style-name="a771" text:class-names="">Modifiez les styles du texte du masque</text:span></text:p>
            <text:list text:style-name="a775">
              <text:list-item>
                <text:list text:style-name="a775">
                  <text:list-item>
                    <text:p text:style-name="a774" text:class-names="" text:cond-style-name=""><text:span text:style-name="a773" text:class-names="">Deuxième niveau</text:span></text:p>
                  </text:list-item>
                </text:list>
              </text:list-item>
            </text:list>
            <text:list text:style-name="a778">
              <text:list-item>
                <text:list text:style-name="a778">
                  <text:list-item>
                    <text:list text:style-name="a778">
                      <text:list-item>
                        <text:p text:style-name="a777" text:class-names="" text:cond-style-name=""><text:span text:style-name="a776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781">
              <text:list-item>
                <text:list text:style-name="a781">
                  <text:list-item>
                    <text:list text:style-name="a781">
                      <text:list-item>
                        <text:list text:style-name="a781">
                          <text:list-item>
                            <text:p text:style-name="a780" text:class-names="" text:cond-style-name=""><text:span text:style-name="a779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84">
              <text:list-item>
                <text:list text:style-name="a784">
                  <text:list-item>
                    <text:list text:style-name="a784">
                      <text:list-item>
                        <text:list text:style-name="a784">
                          <text:list-item>
                            <text:list text:style-name="a784">
                              <text:list-item>
                                <text:p text:style-name="a783" text:class-names="" text:cond-style-name=""><text:span text:style-name="a782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4" presentation:style-name="a788" draw:name="Espace réservé du pied de page 5" svg:x="0in" svg:y="10.31102in" svg:width="3.22126in" svg:height="0.54291in" presentation:class="footer" presentation:placeholder="false">
          <draw:text-box>
            <text:p text:style-name="a787" text:class-names="" text:cond-style-name=""><text:span text:style-name="a786" text:class-names=""/></text:p>
          </draw:text-box>
          <svg:title/>
          <svg:desc/>
        </draw:frame>
        <draw:frame draw:id="id15" presentation:style-name="a791" draw:name="Espace réservé du numéro de diapositive 6" svg:x="4.21102in" svg:y="10.31102in" svg:width="3.22126in" svg:height="0.54291in" presentation:class="page-number" presentation:placeholder="false">
          <draw:text-box>
            <text:p text:style-name="a790" text:class-names="" text:cond-style-name=""><text:span text:style-name="a789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793">
      <draw:frame draw:id="id126" presentation:style-name="a796" draw:name="Espace réservé de l'en-tête 1" svg:x="0in" svg:y="0in" svg:width="3.22615in" svg:height="0.54244in" presentation:class="header" presentation:placeholder="false">
        <draw:text-box>
          <text:p text:style-name="a795" text:class-names="" text:cond-style-name=""><text:span text:style-name="a794" text:class-names=""/></text:p>
        </draw:text-box>
        <svg:title/>
        <svg:desc/>
      </draw:frame>
      <draw:frame draw:id="id127" presentation:style-name="a799" draw:name="Espace réservé de la date 2" svg:x="4.20784in" svg:y="0in" svg:width="3.22615in" svg:height="0.54244in" presentation:class="date-time" presentation:placeholder="false">
        <draw:text-box>
          <text:p text:style-name="a798" text:class-names="" text:cond-style-name=""><text:span text:style-name="a797" text:class-names=""/></text:p>
        </draw:text-box>
        <svg:title/>
        <svg:desc/>
      </draw:frame>
      <draw:frame draw:id="id128" presentation:style-name="a802" draw:name="Espace réservé du pied de page 3" svg:x="0in" svg:y="10.31329in" svg:width="3.22615in" svg:height="0.54244in" presentation:class="footer" presentation:placeholder="false">
        <draw:text-box>
          <text:p text:style-name="a801" text:class-names="" text:cond-style-name=""><text:span text:style-name="a800" text:class-names=""/></text:p>
        </draw:text-box>
        <svg:title/>
        <svg:desc/>
      </draw:frame>
      <draw:frame draw:id="id129" presentation:style-name="a805" draw:name="Espace réservé du numéro de diapositive 4" svg:x="4.20784in" svg:y="10.31329in" svg:width="3.22615in" svg:height="0.54244in" presentation:class="page-number" presentation:placeholder="false">
        <draw:text-box>
          <text:p text:style-name="a804" text:class-names="" text:cond-style-name=""><text:span text:style-name="a803" text:class-names=""><text:page-number style:num-format="1" text:fixed="false"/></text:span></text:p>
        </draw:text-box>
        <svg:title/>
        <svg:desc/>
      </draw:frame>
      <draw:page-thumbnail draw:page-number="1" svg:x="0.52083in" svg:y="1.13542in" svg:width="3.04688in" svg:height="2.28472in"/>
      <draw:page-thumbnail draw:page-number="2" svg:x="3.86458in" svg:y="1.13542in" svg:width="3.04688in" svg:height="2.28472in"/>
      <draw:page-thumbnail draw:page-number="3" svg:x="0.52083in" svg:y="4.28299in" svg:width="3.04688in" svg:height="2.28472in"/>
      <draw:page-thumbnail draw:page-number="4" svg:x="3.86458in" svg:y="4.28299in" svg:width="3.04688in" svg:height="2.28472in"/>
      <draw:page-thumbnail draw:page-number="5" svg:x="0.52083in" svg:y="7.43056in" svg:width="3.04688in" svg:height="2.28472in"/>
      <draw:page-thumbnail draw:page-number="6" svg:x="3.86458in" svg:y="7.43056in" svg:width="3.04688in" svg:height="2.28472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ésentation PowerPoint</dc:title>
    <meta:initial-creator>MAREINE Etienne, Montparnasse</meta:initial-creator>
    <dc:creator>PRESTATAIRE MASCARO Florian, Laval beck</dc:creator>
    <meta:creation-date>2017-02-01T15:47:21Z</meta:creation-date>
    <dc:date>2021-10-04T14:55:44Z</dc:date>
    <meta:print-date>2017-08-28T13:06:12Z</meta:print-date>
    <meta:template xlink:href="blank" xlink:type="simple"/>
    <meta:editing-cycles>40</meta:editing-cycles>
    <meta:editing-duration>PT29S</meta:editing-duration>
    <meta:user-defined meta:name="NXPowerLiteLastOptimized">85759</meta:user-defined>
    <meta:user-defined meta:name="NXPowerLiteVersion">D4.1.2</meta:user-defined>
    <meta:document-statistic meta:paragraph-count="12" meta:word-count="40"/>
  </office:meta>
</office:document-meta>
</file>